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709in"/>
    </style:style>
    <style:style style:name="co2" style:family="table-column">
      <style:table-column-properties fo:break-before="auto" style:column-width="0.5626in"/>
    </style:style>
    <style:style style:name="co3" style:family="table-column">
      <style:table-column-properties fo:break-before="auto" style:column-width="0.5417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3.9272in"/>
    </style:style>
    <style:style style:name="co6" style:family="table-column">
      <style:table-column-properties fo:break-before="auto" style:column-width="3.4272in"/>
    </style:style>
    <style:style style:name="co7" style:family="table-column">
      <style:table-column-properties fo:break-before="auto" style:column-width="2.25in"/>
    </style:style>
    <style:style style:name="co8" style:family="table-column">
      <style:table-column-properties fo:break-before="auto" style:column-width="0.7398in"/>
    </style:style>
    <style:style style:name="co9" style:family="table-column">
      <style:table-column-properties fo:break-before="auto" style:column-width="4.4689in"/>
    </style:style>
    <style:style style:name="co10" style:family="table-column">
      <style:table-column-properties fo:break-before="auto" style:column-width="3.1146in"/>
    </style:style>
    <style:style style:name="co11" style:family="table-column">
      <style:table-column-properties fo:break-before="auto" style:column-width="4.6425in"/>
    </style:style>
    <style:style style:name="co12" style:family="table-column">
      <style:table-column-properties fo:break-before="auto" style:column-width="4.25in"/>
    </style:style>
    <style:style style:name="co13" style:family="table-column">
      <style:table-column-properties fo:break-before="auto" style:column-width="4.198in"/>
    </style:style>
    <style:style style:name="co14" style:family="table-column">
      <style:table-column-properties fo:break-before="auto" style:column-width="10.4354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number:boolean-style style:name="N5099" number:language="en" number:country="US">
      <number:boolean/>
    </number:boolean-style>
    <style:style style:name="ce1" style:family="table-cell" style:parent-style-name="Default" style:data-style-name="N0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ackground-color="#9900ff" style:text-align-source="fix" style:repeat-content="false" fo:wrap-option="wrap" style:vertical-align="bottom"/>
      <style:paragraph-properties fo:text-align="end"/>
      <style:text-properties fo:color="#ffff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9900ff" fo:wrap-option="wrap" style:vertical-align="bottom"/>
      <style:text-properties fo:color="#ffff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in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5099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All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column table:style-name="co14" table:default-cell-style-name="ce1"/>
        <table:table-column table:style-name="co10" table:number-columns-repeated="241" table:default-cell-style-name="Default"/>
        <table:table-row table:style-name="ro1">
          <table:table-cell table:style-name="Default"/>
          <table:table-cell table:style-name="ce2" office:value-type="string">
            <text:p>Name</text:p>
          </table:table-cell>
          <table:table-cell table:style-name="ce4" office:value-type="string">
            <text:p>Thomas</text:p>
          </table:table-cell>
          <table:table-cell table:style-name="ce4" office:value-type="string">
            <text:p>Gender</text:p>
          </table:table-cell>
          <table:table-cell table:style-name="ce4" office:value-type="string">
            <text:p>Possible Nicknames?</text:p>
          </table:table-cell>
          <table:table-cell table:style-name="ce4" office:value-type="string">
            <text:p>Meaning</text:p>
          </table:table-cell>
          <table:table-cell table:style-name="ce4" office:value-type="string">
            <text:p>Pros?</text:p>
          </table:table-cell>
          <table:table-cell table:style-name="ce4" office:value-type="string">
            <text:p>Cons?</text:p>
          </table:table-cell>
          <table:table-cell table:style-name="ce2" office:value-type="string">
            <text:p>2012 Rank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1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braham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Abe</text:p>
          </table:table-cell>
          <table:table-cell office:value-type="string">
            <text:p>"father of multitudes" in Hebrew</text:p>
          </table:table-cell>
          <table:table-cell table:number-columns-repeated="2"/>
          <table:table-cell office:value-type="float" office:value="194">
            <text:p>194</text:p>
          </table:table-cell>
          <table:table-cell table:number-columns-repeated="2"/>
          <table:table-cell table:formula="of:=CONCATENATE(&quot;Insert into babynames_app_firstname (id, name) values (&quot;;[.A2];&quot;, '&quot;;[.B2];&quot;');&quot;)" office:value-type="string" office:string-value="Insert into babynames_app_firstname (id, name) values (0, 'Abraham');">
            <text:p>Insert into babynames_app_firstname (id, name) values (0, 'Abraham');</text:p>
          </table:table-cell>
          <table:table-cell table:formula="of:=CONCATENATE(&quot;insert into babynames_app_fullnames (id, first_id, last_id, rank, pros, cons) values (&quot;;[.A2];&quot;,&quot;;[.A2];&quot;,&quot;;1;&quot;,&quot;;0;&quot;,'&quot;;[.G2];&quot;','&quot;;[.H2];&quot;');&quot;)" office:value-type="string" office:string-value="insert into babynames_app_fullnames (id, first_id, last_id, rank, pros, cons) values (0,0,1,0,'','');">
            <text:p>insert into babynames_app_fullnames (id, first_id, last_id, rank, pros, cons) values (0,0,1,0,'','');</text:p>
          </table:table-cell>
          <table:table-cell/>
          <table:table-cell table:formula="of:=CONCATENATE(&quot;insert into babynames_app_nameinfo (id, firstName_id, country_id, gender_id,meaning) values(&quot;;[.A2];&quot;,&quot;;[.A2];&quot;,&quot;;1;&quot;,&quot;;[.D2];&quot;,'&quot;;[.F2];&quot;');&quot;)" office:value-type="string" office:string-value="insert into babynames_app_nameinfo (id, firstName_id, country_id, gender_id,meaning) values(0,0,1,1,'&quot;father of multitudes&quot; in Hebrew');">
            <text:p>insert into babynames_app_nameinfo (id, firstName_id, country_id, gender_id,meaning) values(0,0,1,1,'"father of multitudes" in Hebrew');</text:p>
          </table:table-cell>
          <table:table-cell table:number-columns-repeated="241"/>
        </table:table-row>
        <table:table-row table:style-name="ro2">
          <table:table-cell table:formula="of:=[.A2]+1" office:value-type="float" office:value="1">
            <text:p>1</text:p>
          </table:table-cell>
          <table:table-cell office:value-type="string">
            <text:p>Abram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Abe</text:p>
          </table:table-cell>
          <table:table-cell office:value-type="string">
            <text:p>"father of multitudes" in Hebrew, original name in Bible</text:p>
          </table:table-cell>
          <table:table-cell table:number-columns-repeated="2"/>
          <table:table-cell office:value-type="float" office:value="392">
            <text:p>392</text:p>
          </table:table-cell>
          <table:table-cell table:number-columns-repeated="2"/>
          <table:table-cell table:formula="of:=CONCATENATE(&quot;Insert into babynames_app_firstname (id, name) values (&quot;;[.A3];&quot;, '&quot;;[.B3];&quot;');&quot;)" office:value-type="string" office:string-value="Insert into babynames_app_firstname (id, name) values (1, 'Abram');">
            <text:p>Insert into babynames_app_firstname (id, name) values (1, 'Abram');</text:p>
          </table:table-cell>
          <table:table-cell table:formula="of:=CONCATENATE(&quot;insert into babynames_app_fullnames (id, first_id, last_id, rank, pros, cons) values (&quot;;[.A3];&quot;,&quot;;[.A3];&quot;,&quot;;1;&quot;,&quot;;0;&quot;,'&quot;;[.G3];&quot;','&quot;;[.H3];&quot;');&quot;)" office:value-type="string" office:string-value="insert into babynames_app_fullnames (id, first_id, last_id, rank, pros, cons) values (1,1,1,0,'','');">
            <text:p>insert into babynames_app_fullnames (id, first_id, last_id, rank, pros, cons) values (1,1,1,0,'','');</text:p>
          </table:table-cell>
          <table:table-cell/>
          <table:table-cell table:formula="of:=CONCATENATE(&quot;insert into babynames_app_nameinfo (id, firstName_id, country_id, gender_id,meaning) values(&quot;;[.A3];&quot;,&quot;;[.A3];&quot;,&quot;;1;&quot;,&quot;;[.D3];&quot;,'&quot;;[.F3];&quot;');&quot;)" office:value-type="string" office:string-value="insert into babynames_app_nameinfo (id, firstName_id, country_id, gender_id,meaning) values(1,1,1,1,'&quot;father of multitudes&quot; in Hebrew, original name in Bible');">
            <text:p>insert into babynames_app_nameinfo (id, firstName_id, country_id, gender_id,meaning) values(1,1,1,1,'"father of multitudes" in Hebrew, original name in Bible');</text:p>
          </table:table-cell>
          <table:table-cell table:number-columns-repeated="241"/>
        </table:table-row>
        <table:table-row table:style-name="ro2">
          <table:table-cell table:formula="of:=[.A3]+1" office:value-type="float" office:value="2">
            <text:p>2</text:p>
          </table:table-cell>
          <table:table-cell office:value-type="string">
            <text:p>Ad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ddie</text:p>
          </table:table-cell>
          <table:table-cell office:value-type="string">
            <text:p>"noble, nobility" in German</text:p>
          </table:table-cell>
          <table:table-cell table:style-name="ce5" office:value-type="string">
            <text:p>Easy to spell</text:p>
          </table:table-cell>
          <table:table-cell/>
          <table:table-cell office:value-type="float" office:value="487">
            <text:p>487</text:p>
          </table:table-cell>
          <table:table-cell table:number-columns-repeated="2"/>
          <table:table-cell table:formula="of:=CONCATENATE(&quot;Insert into babynames_app_firstname (id, name) values (&quot;;[.A4];&quot;, '&quot;;[.B4];&quot;');&quot;)" office:value-type="string" office:string-value="Insert into babynames_app_firstname (id, name) values (2, 'Ada');">
            <text:p>Insert into babynames_app_firstname (id, name) values (2, 'Ada');</text:p>
          </table:table-cell>
          <table:table-cell table:formula="of:=CONCATENATE(&quot;insert into babynames_app_fullnames (id, first_id, last_id, rank, pros, cons) values (&quot;;[.A4];&quot;,&quot;;[.A4];&quot;,&quot;;1;&quot;,&quot;;0;&quot;,'&quot;;[.G4];&quot;','&quot;;[.H4];&quot;');&quot;)" office:value-type="string" office:string-value="insert into babynames_app_fullnames (id, first_id, last_id, rank, pros, cons) values (2,2,1,0,'Easy to spell','');">
            <text:p>insert into babynames_app_fullnames (id, first_id, last_id, rank, pros, cons) values (2,2,1,0,'Easy to spell','');</text:p>
          </table:table-cell>
          <table:table-cell/>
          <table:table-cell table:formula="of:=CONCATENATE(&quot;insert into babynames_app_nameinfo (id, firstName_id, country_id, gender_id,meaning) values(&quot;;[.A4];&quot;,&quot;;[.A4];&quot;,&quot;;1;&quot;,&quot;;[.D4];&quot;,'&quot;;[.F4];&quot;');&quot;)" office:value-type="string" office:string-value="insert into babynames_app_nameinfo (id, firstName_id, country_id, gender_id,meaning) values(2,2,1,2,'&quot;noble, nobility&quot; in German');">
            <text:p>insert into babynames_app_nameinfo (id, firstName_id, country_id, gender_id,meaning) values(2,2,1,2,'"noble, nobility" in German');</text:p>
          </table:table-cell>
          <table:table-cell table:number-columns-repeated="241"/>
        </table:table-row>
        <table:table-row table:style-name="ro2">
          <table:table-cell table:formula="of:=[.A4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Addy</text:p>
          </table:table-cell>
          <table:table-cell office:value-type="string">
            <text:p>"man of Adria" in Latin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table:formula="of:=CONCATENATE(&quot;Insert into babynames_app_firstname (id, name) values (&quot;;[.A5];&quot;, '&quot;;[.B5];&quot;');&quot;)" office:value-type="string" office:string-value="Insert into babynames_app_firstname (id, name) values (3, 'Adrian');">
            <text:p>Insert into babynames_app_firstname (id, name) values (3, 'Adrian');</text:p>
          </table:table-cell>
          <table:table-cell table:formula="of:=CONCATENATE(&quot;insert into babynames_app_fullnames (id, first_id, last_id, rank, pros, cons) values (&quot;;[.A5];&quot;,&quot;;[.A5];&quot;,&quot;;1;&quot;,&quot;;0;&quot;,'&quot;;[.G5];&quot;','&quot;;[.H5];&quot;');&quot;)" office:value-type="string" office:string-value="insert into babynames_app_fullnames (id, first_id, last_id, rank, pros, cons) values (3,3,1,0,'','');">
            <text:p>insert into babynames_app_fullnames (id, first_id, last_id, rank, pros, cons) values (3,3,1,0,'','');</text:p>
          </table:table-cell>
          <table:table-cell/>
          <table:table-cell table:formula="of:=CONCATENATE(&quot;insert into babynames_app_nameinfo (id, firstName_id, country_id, gender_id,meaning) values(&quot;;[.A5];&quot;,&quot;;[.A5];&quot;,&quot;;1;&quot;,&quot;;[.D5];&quot;,'&quot;;[.F5];&quot;');&quot;)" office:value-type="string" office:string-value="insert into babynames_app_nameinfo (id, firstName_id, country_id, gender_id,meaning) values(3,3,1,1,'&quot;man of Adria&quot; in Latin');">
            <text:p>insert into babynames_app_nameinfo (id, firstName_id, country_id, gender_id,meaning) values(3,3,1,1,'"man of Adria" in Latin');</text:p>
          </table:table-cell>
          <table:table-cell table:number-columns-repeated="241"/>
        </table:table-row>
        <table:table-row table:style-name="ro2">
          <table:table-cell table:formula="of:=[.A5]+1" office:value-type="float" office:value="4">
            <text:p>4</text:p>
          </table:table-cell>
          <table:table-cell office:value-type="string">
            <text:p>Aldo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Aldie</text:p>
          </table:table-cell>
          <table:table-cell office:value-type="string">
            <text:p>"old and wise" in Italian from German</text:p>
          </table:table-cell>
          <table:table-cell table:number-columns-repeated="2"/>
          <table:table-cell office:value-type="float" office:value="534">
            <text:p>534</text:p>
          </table:table-cell>
          <table:table-cell table:number-columns-repeated="2"/>
          <table:table-cell table:formula="of:=CONCATENATE(&quot;Insert into babynames_app_firstname (id, name) values (&quot;;[.A6];&quot;, '&quot;;[.B6];&quot;');&quot;)" office:value-type="string" office:string-value="Insert into babynames_app_firstname (id, name) values (4, 'Aldo');">
            <text:p>Insert into babynames_app_firstname (id, name) values (4, 'Aldo');</text:p>
          </table:table-cell>
          <table:table-cell table:formula="of:=CONCATENATE(&quot;insert into babynames_app_fullnames (id, first_id, last_id, rank, pros, cons) values (&quot;;[.A6];&quot;,&quot;;[.A6];&quot;,&quot;;1;&quot;,&quot;;0;&quot;,'&quot;;[.G6];&quot;','&quot;;[.H6];&quot;');&quot;)" office:value-type="string" office:string-value="insert into babynames_app_fullnames (id, first_id, last_id, rank, pros, cons) values (4,4,1,0,'','');">
            <text:p>insert into babynames_app_fullnames (id, first_id, last_id, rank, pros, cons) values (4,4,1,0,'','');</text:p>
          </table:table-cell>
          <table:table-cell/>
          <table:table-cell table:formula="of:=CONCATENATE(&quot;insert into babynames_app_nameinfo (id, firstName_id, country_id, gender_id,meaning) values(&quot;;[.A6];&quot;,&quot;;[.A6];&quot;,&quot;;1;&quot;,&quot;;[.D6];&quot;,'&quot;;[.F6];&quot;');&quot;)" office:value-type="string" office:string-value="insert into babynames_app_nameinfo (id, firstName_id, country_id, gender_id,meaning) values(4,4,1,1,'&quot;old and wise&quot; in Italian from German');">
            <text:p>insert into babynames_app_nameinfo (id, firstName_id, country_id, gender_id,meaning) values(4,4,1,1,'"old and wise" in Italian from German');</text:p>
          </table:table-cell>
          <table:table-cell table:number-columns-repeated="241"/>
        </table:table-row>
        <table:table-row table:style-name="ro2">
          <table:table-cell table:formula="of:=[.A6]+1" office:value-type="float" office:value="5">
            <text:p>5</text:p>
          </table:table-cell>
          <table:table-cell office:value-type="string">
            <text:p>Alvi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Al, Alvie</text:p>
          </table:table-cell>
          <table:table-cell office:value-type="string">
            <text:p>"noble friend, friend of elves" in English</text:p>
          </table:table-cell>
          <table:table-cell table:style-name="ce5" office:value-type="string">
            <text:p>Kinda like Mickie''s dad''s name</text:p>
          </table:table-cell>
          <table:table-cell table:style-name="ce5" office:value-type="string">
            <text:p>Chipmunk</text:p>
          </table:table-cell>
          <table:table-cell office:value-type="float" office:value="522">
            <text:p>522</text:p>
          </table:table-cell>
          <table:table-cell table:style-name="ce5" office:value-type="string">
            <text:p>hahah</text:p>
          </table:table-cell>
          <table:table-cell/>
          <table:table-cell table:formula="of:=CONCATENATE(&quot;Insert into babynames_app_firstname (id, name) values (&quot;;[.A7];&quot;, '&quot;;[.B7];&quot;');&quot;)" office:value-type="string" office:string-value="Insert into babynames_app_firstname (id, name) values (5, 'Alvin');">
            <text:p>Insert into babynames_app_firstname (id, name) values (5, 'Alvin');</text:p>
          </table:table-cell>
          <table:table-cell table:formula="of:=CONCATENATE(&quot;insert into babynames_app_fullnames (id, first_id, last_id, rank, pros, cons) values (&quot;;[.A7];&quot;,&quot;;[.A7];&quot;,&quot;;1;&quot;,&quot;;0;&quot;,'&quot;;[.G7];&quot;','&quot;;[.H7];&quot;');&quot;)" office:value-type="string" office:string-value="insert into babynames_app_fullnames (id, first_id, last_id, rank, pros, cons) values (5,5,1,0,'Kinda like Mickie''s dad''s name','Chipmunk');">
            <text:p>insert into babynames_app_fullnames (id, first_id, last_id, rank, pros, cons) values (5,5,1,0,'Kinda like Mickie''s dad''s name','Chipmunk');</text:p>
          </table:table-cell>
          <table:table-cell/>
          <table:table-cell table:formula="of:=CONCATENATE(&quot;insert into babynames_app_nameinfo (id, firstName_id, country_id, gender_id,meaning) values(&quot;;[.A7];&quot;,&quot;;[.A7];&quot;,&quot;;1;&quot;,&quot;;[.D7];&quot;,'&quot;;[.F7];&quot;');&quot;)" office:value-type="string" office:string-value="insert into babynames_app_nameinfo (id, firstName_id, country_id, gender_id,meaning) values(5,5,1,1,'&quot;noble friend, friend of elves&quot; in English');">
            <text:p>insert into babynames_app_nameinfo (id, firstName_id, country_id, gender_id,meaning) values(5,5,1,1,'"noble friend, friend of elves" in English');</text:p>
          </table:table-cell>
          <table:table-cell table:number-columns-repeated="241"/>
        </table:table-row>
        <table:table-row table:style-name="ro2">
          <table:table-cell table:formula="of:=[.A7]+1" office:value-type="float" office:value="6">
            <text:p>6</text:p>
          </table:table-cell>
          <table:table-cell office:value-type="string">
            <text:p>Annabel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nnie</text:p>
          </table:table-cell>
          <table:table-cell office:value-type="string">
            <text:p>Scottish version of Amabel (loving)</text:p>
          </table:table-cell>
          <table:table-cell table:number-columns-repeated="2"/>
          <table:table-cell office:value-type="float" office:value="519">
            <text:p>519</text:p>
          </table:table-cell>
          <table:table-cell table:style-name="ce5" office:value-type="string">
            <text:p>Alternate spelling: Anabel</text:p>
          </table:table-cell>
          <table:table-cell/>
          <table:table-cell table:formula="of:=CONCATENATE(&quot;Insert into babynames_app_firstname (id, name) values (&quot;;[.A8];&quot;, '&quot;;[.B8];&quot;');&quot;)" office:value-type="string" office:string-value="Insert into babynames_app_firstname (id, name) values (6, 'Annabel');">
            <text:p>Insert into babynames_app_firstname (id, name) values (6, 'Annabel');</text:p>
          </table:table-cell>
          <table:table-cell table:formula="of:=CONCATENATE(&quot;insert into babynames_app_fullnames (id, first_id, last_id, rank, pros, cons) values (&quot;;[.A8];&quot;,&quot;;[.A8];&quot;,&quot;;1;&quot;,&quot;;0;&quot;,'&quot;;[.G8];&quot;','&quot;;[.H8];&quot;');&quot;)" office:value-type="string" office:string-value="insert into babynames_app_fullnames (id, first_id, last_id, rank, pros, cons) values (6,6,1,0,'','');">
            <text:p>insert into babynames_app_fullnames (id, first_id, last_id, rank, pros, cons) values (6,6,1,0,'','');</text:p>
          </table:table-cell>
          <table:table-cell/>
          <table:table-cell table:formula="of:=CONCATENATE(&quot;insert into babynames_app_nameinfo (id, firstName_id, country_id, gender_id,meaning) values(&quot;;[.A8];&quot;,&quot;;[.A8];&quot;,&quot;;1;&quot;,&quot;;[.D8];&quot;,'&quot;;[.F8];&quot;');&quot;)" office:value-type="string" office:string-value="insert into babynames_app_nameinfo (id, firstName_id, country_id, gender_id,meaning) values(6,6,1,2,'Scottish version of Amabel (loving)');">
            <text:p>insert into babynames_app_nameinfo (id, firstName_id, country_id, gender_id,meaning) values(6,6,1,2,'Scottish version of Amabel (loving)');</text:p>
          </table:table-cell>
          <table:table-cell table:number-columns-repeated="241"/>
        </table:table-row>
        <table:table-row table:style-name="ro2">
          <table:table-cell table:formula="of:=[.A8]+1" office:value-type="float" office:value="7">
            <text:p>7</text:p>
          </table:table-cell>
          <table:table-cell office:value-type="string">
            <text:p>Antonio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Tony</text:p>
          </table:table-cell>
          <table:table-cell office:value-type="string">
            <text:p>"priceless one" in Spanish or Italian</text:p>
          </table:table-cell>
          <table:table-cell/>
          <table:table-cell table:style-name="ce5" office:value-type="string">
            <text:p>Anthony? ; Banderas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CONCATENATE(&quot;Insert into babynames_app_firstname (id, name) values (&quot;;[.A9];&quot;, '&quot;;[.B9];&quot;');&quot;)" office:value-type="string" office:string-value="Insert into babynames_app_firstname (id, name) values (7, 'Antonio');">
            <text:p>Insert into babynames_app_firstname (id, name) values (7, 'Antonio');</text:p>
          </table:table-cell>
          <table:table-cell table:formula="of:=CONCATENATE(&quot;insert into babynames_app_fullnames (id, first_id, last_id, rank, pros, cons) values (&quot;;[.A9];&quot;,&quot;;[.A9];&quot;,&quot;;1;&quot;,&quot;;0;&quot;,'&quot;;[.G9];&quot;','&quot;;[.H9];&quot;');&quot;)" office:value-type="string" office:string-value="insert into babynames_app_fullnames (id, first_id, last_id, rank, pros, cons) values (7,7,1,0,'','Anthony? ; Banderas');">
            <text:p>insert into babynames_app_fullnames (id, first_id, last_id, rank, pros, cons) values (7,7,1,0,'','Anthony? ; Banderas');</text:p>
          </table:table-cell>
          <table:table-cell/>
          <table:table-cell table:formula="of:=CONCATENATE(&quot;insert into babynames_app_nameinfo (id, firstName_id, country_id, gender_id,meaning) values(&quot;;[.A9];&quot;,&quot;;[.A9];&quot;,&quot;;1;&quot;,&quot;;[.D9];&quot;,'&quot;;[.F9];&quot;');&quot;)" office:value-type="string" office:string-value="insert into babynames_app_nameinfo (id, firstName_id, country_id, gender_id,meaning) values(7,7,1,1,'&quot;priceless one&quot; in Spanish or Italian');">
            <text:p>insert into babynames_app_nameinfo (id, firstName_id, country_id, gender_id,meaning) values(7,7,1,1,'"priceless one" in Spanish or Italian');</text:p>
          </table:table-cell>
          <table:table-cell table:number-columns-repeated="241"/>
        </table:table-row>
        <table:table-row table:style-name="ro2">
          <table:table-cell table:formula="of:=[.A9]+1" office:value-type="float" office:value="8">
            <text:p>8</text:p>
          </table:table-cell>
          <table:table-cell office:value-type="string">
            <text:p>Arabell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ri, Bella, Ara, Belly</text:p>
          </table:table-cell>
          <table:table-cell office:value-type="string">
            <text:p>"yielding to prayer" in Latin</text:p>
          </table:table-cell>
          <table:table-cell/>
          <table:table-cell table:style-name="ce5" office:value-type="string">
            <text:p>Can''t say it right in Spanish</text:p>
          </table:table-cell>
          <table:table-cell office:value-type="float" office:value="245">
            <text:p>245</text:p>
          </table:table-cell>
          <table:table-cell table:number-columns-repeated="2"/>
          <table:table-cell table:formula="of:=CONCATENATE(&quot;Insert into babynames_app_firstname (id, name) values (&quot;;[.A10];&quot;, '&quot;;[.B10];&quot;');&quot;)" office:value-type="string" office:string-value="Insert into babynames_app_firstname (id, name) values (8, 'Arabella');">
            <text:p>Insert into babynames_app_firstname (id, name) values (8, 'Arabella');</text:p>
          </table:table-cell>
          <table:table-cell table:formula="of:=CONCATENATE(&quot;insert into babynames_app_fullnames (id, first_id, last_id, rank, pros, cons) values (&quot;;[.A10];&quot;,&quot;;[.A10];&quot;,&quot;;1;&quot;,&quot;;0;&quot;,'&quot;;[.G10];&quot;','&quot;;[.H10];&quot;');&quot;)" office:value-type="string" office:string-value="insert into babynames_app_fullnames (id, first_id, last_id, rank, pros, cons) values (8,8,1,0,'','Can''t say it right in Spanish');">
            <text:p>insert into babynames_app_fullnames (id, first_id, last_id, rank, pros, cons) values (8,8,1,0,'','Can''t say it right in Spanish');</text:p>
          </table:table-cell>
          <table:table-cell/>
          <table:table-cell table:formula="of:=CONCATENATE(&quot;insert into babynames_app_nameinfo (id, firstName_id, country_id, gender_id,meaning) values(&quot;;[.A10];&quot;,&quot;;[.A10];&quot;,&quot;;1;&quot;,&quot;;[.D10];&quot;,'&quot;;[.F10];&quot;');&quot;)" office:value-type="string" office:string-value="insert into babynames_app_nameinfo (id, firstName_id, country_id, gender_id,meaning) values(8,8,1,2,'&quot;yielding to prayer&quot; in Latin');">
            <text:p>insert into babynames_app_nameinfo (id, firstName_id, country_id, gender_id,meaning) values(8,8,1,2,'"yielding to prayer" in Latin');</text:p>
          </table:table-cell>
          <table:table-cell table:number-columns-repeated="241"/>
        </table:table-row>
        <table:table-row table:style-name="ro2">
          <table:table-cell table:formula="of:=[.A10]+1" office:value-type="float" office:value="9">
            <text:p>9</text:p>
          </table:table-cell>
          <table:table-cell office:value-type="string">
            <text:p>Aramint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ri, Minta, Minty, Ara</text:p>
          </table:table-cell>
          <table:table-cell office:value-type="string">
            <text:p>Hybrid of Arabella and Arminta (Greek for "defender")</text:p>
          </table:table-cell>
          <table:table-cell/>
          <table:table-cell table:style-name="ce5" office:value-type="string">
            <text:p>HP character</text:p>
          </table:table-cell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11];&quot;, '&quot;;[.B11];&quot;');&quot;)" office:value-type="string" office:string-value="Insert into babynames_app_firstname (id, name) values (9, 'Araminta');">
            <text:p>Insert into babynames_app_firstname (id, name) values (9, 'Araminta');</text:p>
          </table:table-cell>
          <table:table-cell table:formula="of:=CONCATENATE(&quot;insert into babynames_app_fullnames (id, first_id, last_id, rank, pros, cons) values (&quot;;[.A11];&quot;,&quot;;[.A11];&quot;,&quot;;1;&quot;,&quot;;0;&quot;,'&quot;;[.G11];&quot;','&quot;;[.H11];&quot;');&quot;)" office:value-type="string" office:string-value="insert into babynames_app_fullnames (id, first_id, last_id, rank, pros, cons) values (9,9,1,0,'','HP character');">
            <text:p>insert into babynames_app_fullnames (id, first_id, last_id, rank, pros, cons) values (9,9,1,0,'','HP character');</text:p>
          </table:table-cell>
          <table:table-cell/>
          <table:table-cell table:formula="of:=CONCATENATE(&quot;insert into babynames_app_nameinfo (id, firstName_id, country_id, gender_id,meaning) values(&quot;;[.A11];&quot;,&quot;;[.A11];&quot;,&quot;;1;&quot;,&quot;;[.D11];&quot;,'&quot;;[.F11];&quot;');&quot;)" office:value-type="string" office:string-value="insert into babynames_app_nameinfo (id, firstName_id, country_id, gender_id,meaning) values(9,9,1,2,'Hybrid of Arabella and Arminta (Greek for &quot;defender&quot;)');">
            <text:p>insert into babynames_app_nameinfo (id, firstName_id, country_id, gender_id,meaning) values(9,9,1,2,'Hybrid of Arabella and Arminta (Greek for "defender")');</text:p>
          </table:table-cell>
          <table:table-cell table:number-columns-repeated="241"/>
        </table:table-row>
        <table:table-row table:style-name="ro2">
          <table:table-cell table:formula="of:=[.A11]+1" office:value-type="float" office:value="10">
            <text:p>10</text:p>
          </table:table-cell>
          <table:table-cell office:value-type="string">
            <text:p>Aria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ri, Ana, Anita</text:p>
          </table:table-cell>
          <table:table-cell office:value-type="string">
            <text:p>Italian version of Ariadne (most holy)</text:p>
          </table:table-cell>
          <table:table-cell table:style-name="ce5" office:value-type="string">
            <text:p>Kinda like Mickie''s sister''s name</text:p>
          </table:table-cell>
          <table:table-cell/>
          <table:table-cell office:value-type="float" office:value="74">
            <text:p>74</text:p>
          </table:table-cell>
          <table:table-cell table:number-columns-repeated="2"/>
          <table:table-cell table:formula="of:=CONCATENATE(&quot;Insert into babynames_app_firstname (id, name) values (&quot;;[.A12];&quot;, '&quot;;[.B12];&quot;');&quot;)" office:value-type="string" office:string-value="Insert into babynames_app_firstname (id, name) values (10, 'Ariana');">
            <text:p>Insert into babynames_app_firstname (id, name) values (10, 'Ariana');</text:p>
          </table:table-cell>
          <table:table-cell table:formula="of:=CONCATENATE(&quot;insert into babynames_app_fullnames (id, first_id, last_id, rank, pros, cons) values (&quot;;[.A12];&quot;,&quot;;[.A12];&quot;,&quot;;1;&quot;,&quot;;0;&quot;,'&quot;;[.G12];&quot;','&quot;;[.H12];&quot;');&quot;)" office:value-type="string" office:string-value="insert into babynames_app_fullnames (id, first_id, last_id, rank, pros, cons) values (10,10,1,0,'Kinda like Mickie''s sister''s name','');">
            <text:p>insert into babynames_app_fullnames (id, first_id, last_id, rank, pros, cons) values (10,10,1,0,'Kinda like Mickie''s sister''s name','');</text:p>
          </table:table-cell>
          <table:table-cell/>
          <table:table-cell table:formula="of:=CONCATENATE(&quot;insert into babynames_app_nameinfo (id, firstName_id, country_id, gender_id,meaning) values(&quot;;[.A12];&quot;,&quot;;[.A12];&quot;,&quot;;1;&quot;,&quot;;[.D12];&quot;,'&quot;;[.F12];&quot;');&quot;)" office:value-type="string" office:string-value="insert into babynames_app_nameinfo (id, firstName_id, country_id, gender_id,meaning) values(10,10,1,2,'Italian version of Ariadne (most holy)');">
            <text:p>insert into babynames_app_nameinfo (id, firstName_id, country_id, gender_id,meaning) values(10,10,1,2,'Italian version of Ariadne (most holy)');</text:p>
          </table:table-cell>
          <table:table-cell table:number-columns-repeated="241"/>
        </table:table-row>
        <table:table-row table:style-name="ro2">
          <table:table-cell table:formula="of:=[.A12]+1" office:value-type="float" office:value="11">
            <text:p>11</text:p>
          </table:table-cell>
          <table:table-cell office:value-type="string">
            <text:p>Astrid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ssie</text:p>
          </table:table-cell>
          <table:table-cell office:value-type="string">
            <text:p>"divinely beautiful" in Norse</text:p>
          </table:table-cell>
          <table:table-cell/>
          <table:table-cell table:style-name="ce5" office:value-type="string">
            <text:p>Starts with ass</text:p>
          </table:table-cell>
          <table:table-cell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13];&quot;, '&quot;;[.B13];&quot;');&quot;)" office:value-type="string" office:string-value="Insert into babynames_app_firstname (id, name) values (11, 'Astrid');">
            <text:p>Insert into babynames_app_firstname (id, name) values (11, 'Astrid');</text:p>
          </table:table-cell>
          <table:table-cell table:formula="of:=CONCATENATE(&quot;insert into babynames_app_fullnames (id, first_id, last_id, rank, pros, cons) values (&quot;;[.A13];&quot;,&quot;;[.A13];&quot;,&quot;;1;&quot;,&quot;;0;&quot;,'&quot;;[.G13];&quot;','&quot;;[.H13];&quot;');&quot;)" office:value-type="string" office:string-value="insert into babynames_app_fullnames (id, first_id, last_id, rank, pros, cons) values (11,11,1,0,'','Starts with ass');">
            <text:p>insert into babynames_app_fullnames (id, first_id, last_id, rank, pros, cons) values (11,11,1,0,'','Starts with ass');</text:p>
          </table:table-cell>
          <table:table-cell/>
          <table:table-cell table:formula="of:=CONCATENATE(&quot;insert into babynames_app_nameinfo (id, firstName_id, country_id, gender_id,meaning) values(&quot;;[.A13];&quot;,&quot;;[.A13];&quot;,&quot;;1;&quot;,&quot;;[.D13];&quot;,'&quot;;[.F13];&quot;');&quot;)" office:value-type="string" office:string-value="insert into babynames_app_nameinfo (id, firstName_id, country_id, gender_id,meaning) values(11,11,1,2,'&quot;divinely beautiful&quot; in Norse');">
            <text:p>insert into babynames_app_nameinfo (id, firstName_id, country_id, gender_id,meaning) values(11,11,1,2,'"divinely beautiful" in Norse');</text:p>
          </table:table-cell>
          <table:table-cell table:number-columns-repeated="241"/>
        </table:table-row>
        <table:table-row table:style-name="ro2">
          <table:table-cell table:formula="of:=[.A13]+1" office:value-type="float" office:value="12">
            <text:p>12</text:p>
          </table:table-cell>
          <table:table-cell office:value-type="string">
            <text:p>Auro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Rory</text:p>
          </table:table-cell>
          <table:table-cell office:value-type="string">
            <text:p>"dawn" in Latin</text:p>
          </table:table-cell>
          <table:table-cell table:style-name="ce5" office:value-type="string">
            <text:p>Spanish or English, Rory Storm and the Hurricanes</text:p>
          </table:table-cell>
          <table:table-cell table:style-name="ce5" office:value-type="string">
            <text:p>Colorado</text:p>
          </table:table-cell>
          <table:table-cell office:value-type="float" office:value="166">
            <text:p>166</text:p>
          </table:table-cell>
          <table:table-cell table:number-columns-repeated="2"/>
          <table:table-cell table:formula="of:=CONCATENATE(&quot;Insert into babynames_app_firstname (id, name) values (&quot;;[.A14];&quot;, '&quot;;[.B14];&quot;');&quot;)" office:value-type="string" office:string-value="Insert into babynames_app_firstname (id, name) values (12, 'Aurora');">
            <text:p>Insert into babynames_app_firstname (id, name) values (12, 'Aurora');</text:p>
          </table:table-cell>
          <table:table-cell table:formula="of:=CONCATENATE(&quot;insert into babynames_app_fullnames (id, first_id, last_id, rank, pros, cons) values (&quot;;[.A14];&quot;,&quot;;[.A14];&quot;,&quot;;1;&quot;,&quot;;0;&quot;,'&quot;;[.G14];&quot;','&quot;;[.H14];&quot;');&quot;)" office:value-type="string" office:string-value="insert into babynames_app_fullnames (id, first_id, last_id, rank, pros, cons) values (12,12,1,0,'Spanish or English, Rory Storm and the Hurricanes','Colorado');">
            <text:p>insert into babynames_app_fullnames (id, first_id, last_id, rank, pros, cons) values (12,12,1,0,'Spanish or English, Rory Storm and the Hurricanes','Colorado');</text:p>
          </table:table-cell>
          <table:table-cell/>
          <table:table-cell table:formula="of:=CONCATENATE(&quot;insert into babynames_app_nameinfo (id, firstName_id, country_id, gender_id,meaning) values(&quot;;[.A14];&quot;,&quot;;[.A14];&quot;,&quot;;1;&quot;,&quot;;[.D14];&quot;,'&quot;;[.F14];&quot;');&quot;)" office:value-type="string" office:string-value="insert into babynames_app_nameinfo (id, firstName_id, country_id, gender_id,meaning) values(12,12,1,2,'&quot;dawn&quot; in Latin');">
            <text:p>insert into babynames_app_nameinfo (id, firstName_id, country_id, gender_id,meaning) values(12,12,1,2,'"dawn" in Latin');</text:p>
          </table:table-cell>
          <table:table-cell table:number-columns-repeated="241"/>
        </table:table-row>
        <table:table-row table:style-name="ro2">
          <table:table-cell table:formula="of:=[.A14]+1" office:value-type="float" office:value="13">
            <text:p>13</text:p>
          </table:table-cell>
          <table:table-cell office:value-type="string">
            <text:p>Av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vi, Ave</text:p>
          </table:table-cell>
          <table:table-cell office:value-type="string">
            <text:p>"life or birds" in Latin</text:p>
          </table:table-cell>
          <table:table-cell/>
          <table:table-cell table:style-name="ce5" office:value-type="string">
            <text:p>really popular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CONCATENATE(&quot;Insert into babynames_app_firstname (id, name) values (&quot;;[.A15];&quot;, '&quot;;[.B15];&quot;');&quot;)" office:value-type="string" office:string-value="Insert into babynames_app_firstname (id, name) values (13, 'Ava');">
            <text:p>Insert into babynames_app_firstname (id, name) values (13, 'Ava');</text:p>
          </table:table-cell>
          <table:table-cell table:formula="of:=CONCATENATE(&quot;insert into babynames_app_fullnames (id, first_id, last_id, rank, pros, cons) values (&quot;;[.A15];&quot;,&quot;;[.A15];&quot;,&quot;;1;&quot;,&quot;;0;&quot;,'&quot;;[.G15];&quot;','&quot;;[.H15];&quot;');&quot;)" office:value-type="string" office:string-value="insert into babynames_app_fullnames (id, first_id, last_id, rank, pros, cons) values (13,13,1,0,'','really popular');">
            <text:p>insert into babynames_app_fullnames (id, first_id, last_id, rank, pros, cons) values (13,13,1,0,'','really popular');</text:p>
          </table:table-cell>
          <table:table-cell/>
          <table:table-cell table:formula="of:=CONCATENATE(&quot;insert into babynames_app_nameinfo (id, firstName_id, country_id, gender_id,meaning) values(&quot;;[.A15];&quot;,&quot;;[.A15];&quot;,&quot;;1;&quot;,&quot;;[.D15];&quot;,'&quot;;[.F15];&quot;');&quot;)" office:value-type="string" office:string-value="insert into babynames_app_nameinfo (id, firstName_id, country_id, gender_id,meaning) values(13,13,1,2,'&quot;life or birds&quot; in Latin');">
            <text:p>insert into babynames_app_nameinfo (id, firstName_id, country_id, gender_id,meaning) values(13,13,1,2,'"life or birds" in Latin');</text:p>
          </table:table-cell>
          <table:table-cell table:number-columns-repeated="241"/>
        </table:table-row>
        <table:table-row table:style-name="ro2">
          <table:table-cell table:formula="of:=[.A15]+1" office:value-type="float" office:value="14">
            <text:p>14</text:p>
          </table:table-cell>
          <table:table-cell office:value-type="string">
            <text:p>Beatriz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Bea</text:p>
          </table:table-cell>
          <table:table-cell office:value-type="string">
            <text:p>Spanish version of Beatrice (blessed)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16];&quot;, '&quot;;[.B16];&quot;');&quot;)" office:value-type="string" office:string-value="Insert into babynames_app_firstname (id, name) values (14, 'Beatriz');">
            <text:p>Insert into babynames_app_firstname (id, name) values (14, 'Beatriz');</text:p>
          </table:table-cell>
          <table:table-cell table:formula="of:=CONCATENATE(&quot;insert into babynames_app_fullnames (id, first_id, last_id, rank, pros, cons) values (&quot;;[.A16];&quot;,&quot;;[.A16];&quot;,&quot;;1;&quot;,&quot;;0;&quot;,'&quot;;[.G16];&quot;','&quot;;[.H16];&quot;');&quot;)" office:value-type="string" office:string-value="insert into babynames_app_fullnames (id, first_id, last_id, rank, pros, cons) values (14,14,1,0,'','');">
            <text:p>insert into babynames_app_fullnames (id, first_id, last_id, rank, pros, cons) values (14,14,1,0,'','');</text:p>
          </table:table-cell>
          <table:table-cell/>
          <table:table-cell table:formula="of:=CONCATENATE(&quot;insert into babynames_app_nameinfo (id, firstName_id, country_id, gender_id,meaning) values(&quot;;[.A16];&quot;,&quot;;[.A16];&quot;,&quot;;1;&quot;,&quot;;[.D16];&quot;,'&quot;;[.F16];&quot;');&quot;)" office:value-type="string" office:string-value="insert into babynames_app_nameinfo (id, firstName_id, country_id, gender_id,meaning) values(14,14,1,2,'Spanish version of Beatrice (blessed)');">
            <text:p>insert into babynames_app_nameinfo (id, firstName_id, country_id, gender_id,meaning) values(14,14,1,2,'Spanish version of Beatrice (blessed)');</text:p>
          </table:table-cell>
          <table:table-cell table:number-columns-repeated="241"/>
        </table:table-row>
        <table:table-row table:style-name="ro2">
          <table:table-cell table:formula="of:=[.A16]+1" office:value-type="float" office:value="15">
            <text:p>15</text:p>
          </table:table-cell>
          <table:table-cell office:value-type="string">
            <text:p>Benjami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Ben, Benny</text:p>
          </table:table-cell>
          <table:table-cell office:value-type="string">
            <text:p>"son of the right hand" in Hebrew</text:p>
          </table:table-cell>
          <table:table-cell/>
          <table:table-cell table:style-name="ce5" office:value-type="string">
            <text:p>Uber popular, right hand business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CONCATENATE(&quot;Insert into babynames_app_firstname (id, name) values (&quot;;[.A17];&quot;, '&quot;;[.B17];&quot;');&quot;)" office:value-type="string" office:string-value="Insert into babynames_app_firstname (id, name) values (15, 'Benjamin');">
            <text:p>Insert into babynames_app_firstname (id, name) values (15, 'Benjamin');</text:p>
          </table:table-cell>
          <table:table-cell table:formula="of:=CONCATENATE(&quot;insert into babynames_app_fullnames (id, first_id, last_id, rank, pros, cons) values (&quot;;[.A17];&quot;,&quot;;[.A17];&quot;,&quot;;1;&quot;,&quot;;0;&quot;,'&quot;;[.G17];&quot;','&quot;;[.H17];&quot;');&quot;)" office:value-type="string" office:string-value="insert into babynames_app_fullnames (id, first_id, last_id, rank, pros, cons) values (15,15,1,0,'','Uber popular, right hand business');">
            <text:p>insert into babynames_app_fullnames (id, first_id, last_id, rank, pros, cons) values (15,15,1,0,'','Uber popular, right hand business');</text:p>
          </table:table-cell>
          <table:table-cell/>
          <table:table-cell table:formula="of:=CONCATENATE(&quot;insert into babynames_app_nameinfo (id, firstName_id, country_id, gender_id,meaning) values(&quot;;[.A17];&quot;,&quot;;[.A17];&quot;,&quot;;1;&quot;,&quot;;[.D17];&quot;,'&quot;;[.F17];&quot;');&quot;)" office:value-type="string" office:string-value="insert into babynames_app_nameinfo (id, firstName_id, country_id, gender_id,meaning) values(15,15,1,1,'&quot;son of the right hand&quot; in Hebrew');">
            <text:p>insert into babynames_app_nameinfo (id, firstName_id, country_id, gender_id,meaning) values(15,15,1,1,'"son of the right hand" in Hebrew');</text:p>
          </table:table-cell>
          <table:table-cell table:number-columns-repeated="241"/>
        </table:table-row>
        <table:table-row table:style-name="ro2">
          <table:table-cell table:formula="of:=[.A17]+1" office:value-type="float" office:value="16">
            <text:p>16</text:p>
          </table:table-cell>
          <table:table-cell office:value-type="string">
            <text:p>Bernard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strong, brave as a bear" in German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18];&quot;, '&quot;;[.B18];&quot;');&quot;)" office:value-type="string" office:string-value="Insert into babynames_app_firstname (id, name) values (16, 'Bernard');">
            <text:p>Insert into babynames_app_firstname (id, name) values (16, 'Bernard');</text:p>
          </table:table-cell>
          <table:table-cell table:formula="of:=CONCATENATE(&quot;insert into babynames_app_fullnames (id, first_id, last_id, rank, pros, cons) values (&quot;;[.A18];&quot;,&quot;;[.A18];&quot;,&quot;;1;&quot;,&quot;;0;&quot;,'&quot;;[.G18];&quot;','&quot;;[.H18];&quot;');&quot;)" office:value-type="string" office:string-value="insert into babynames_app_fullnames (id, first_id, last_id, rank, pros, cons) values (16,16,1,0,'','');">
            <text:p>insert into babynames_app_fullnames (id, first_id, last_id, rank, pros, cons) values (16,16,1,0,'','');</text:p>
          </table:table-cell>
          <table:table-cell/>
          <table:table-cell table:formula="of:=CONCATENATE(&quot;insert into babynames_app_nameinfo (id, firstName_id, country_id, gender_id,meaning) values(&quot;;[.A18];&quot;,&quot;;[.A18];&quot;,&quot;;1;&quot;,&quot;;[.D18];&quot;,'&quot;;[.F18];&quot;');&quot;)" office:value-type="string" office:string-value="insert into babynames_app_nameinfo (id, firstName_id, country_id, gender_id,meaning) values(16,16,1,1,'&quot;strong, brave as a bear&quot; in German');">
            <text:p>insert into babynames_app_nameinfo (id, firstName_id, country_id, gender_id,meaning) values(16,16,1,1,'"strong, brave as a bear" in German');</text:p>
          </table:table-cell>
          <table:table-cell table:number-columns-repeated="241"/>
        </table:table-row>
        <table:table-row table:style-name="ro2">
          <table:table-cell table:formula="of:=[.A18]+1" office:value-type="float" office:value="17">
            <text:p>17</text:p>
          </table:table-cell>
          <table:table-cell office:value-type="string">
            <text:p>Bianc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Bee</text:p>
          </table:table-cell>
          <table:table-cell office:value-type="string">
            <text:p>"white" in Italian</text:p>
          </table:table-cell>
          <table:table-cell table:style-name="ce5" office:value-type="string">
            <text:p>Sounds like Patrick''s mom''s name, Rescue Rangers</text:p>
          </table:table-cell>
          <table:table-cell/>
          <table:table-cell office:value-type="float" office:value="312">
            <text:p>312</text:p>
          </table:table-cell>
          <table:table-cell table:number-columns-repeated="2"/>
          <table:table-cell table:formula="of:=CONCATENATE(&quot;Insert into babynames_app_firstname (id, name) values (&quot;;[.A19];&quot;, '&quot;;[.B19];&quot;');&quot;)" office:value-type="string" office:string-value="Insert into babynames_app_firstname (id, name) values (17, 'Bianca');">
            <text:p>Insert into babynames_app_firstname (id, name) values (17, 'Bianca');</text:p>
          </table:table-cell>
          <table:table-cell table:formula="of:=CONCATENATE(&quot;insert into babynames_app_fullnames (id, first_id, last_id, rank, pros, cons) values (&quot;;[.A19];&quot;,&quot;;[.A19];&quot;,&quot;;1;&quot;,&quot;;0;&quot;,'&quot;;[.G19];&quot;','&quot;;[.H19];&quot;');&quot;)" office:value-type="string" office:string-value="insert into babynames_app_fullnames (id, first_id, last_id, rank, pros, cons) values (17,17,1,0,'Sounds like Patrick''s mom''s name, Rescue Rangers','');">
            <text:p>insert into babynames_app_fullnames (id, first_id, last_id, rank, pros, cons) values (17,17,1,0,'Sounds like Patrick''s mom''s name, Rescue Rangers','');</text:p>
          </table:table-cell>
          <table:table-cell/>
          <table:table-cell table:formula="of:=CONCATENATE(&quot;insert into babynames_app_nameinfo (id, firstName_id, country_id, gender_id,meaning) values(&quot;;[.A19];&quot;,&quot;;[.A19];&quot;,&quot;;1;&quot;,&quot;;[.D19];&quot;,'&quot;;[.F19];&quot;');&quot;)" office:value-type="string" office:string-value="insert into babynames_app_nameinfo (id, firstName_id, country_id, gender_id,meaning) values(17,17,1,2,'&quot;white&quot; in Italian');">
            <text:p>insert into babynames_app_nameinfo (id, firstName_id, country_id, gender_id,meaning) values(17,17,1,2,'"white" in Italian');</text:p>
          </table:table-cell>
          <table:table-cell table:number-columns-repeated="241"/>
        </table:table-row>
        <table:table-row table:style-name="ro2">
          <table:table-cell table:formula="of:=[.A19]+1" office:value-type="float" office:value="18">
            <text:p>18</text:p>
          </table:table-cell>
          <table:table-cell office:value-type="string">
            <text:p>Byro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Ron, Ronnie</text:p>
          </table:table-cell>
          <table:table-cell office:value-type="string">
            <text:p>"barn for cows" in English</text:p>
          </table:table-cell>
          <table:table-cell table:number-columns-repeated="2"/>
          <table:table-cell office:value-type="float" office:value="540">
            <text:p>540</text:p>
          </table:table-cell>
          <table:table-cell table:number-columns-repeated="2"/>
          <table:table-cell table:formula="of:=CONCATENATE(&quot;Insert into babynames_app_firstname (id, name) values (&quot;;[.A20];&quot;, '&quot;;[.B20];&quot;');&quot;)" office:value-type="string" office:string-value="Insert into babynames_app_firstname (id, name) values (18, 'Byron');">
            <text:p>Insert into babynames_app_firstname (id, name) values (18, 'Byron');</text:p>
          </table:table-cell>
          <table:table-cell table:formula="of:=CONCATENATE(&quot;insert into babynames_app_fullnames (id, first_id, last_id, rank, pros, cons) values (&quot;;[.A20];&quot;,&quot;;[.A20];&quot;,&quot;;1;&quot;,&quot;;0;&quot;,'&quot;;[.G20];&quot;','&quot;;[.H20];&quot;');&quot;)" office:value-type="string" office:string-value="insert into babynames_app_fullnames (id, first_id, last_id, rank, pros, cons) values (18,18,1,0,'','');">
            <text:p>insert into babynames_app_fullnames (id, first_id, last_id, rank, pros, cons) values (18,18,1,0,'','');</text:p>
          </table:table-cell>
          <table:table-cell/>
          <table:table-cell table:formula="of:=CONCATENATE(&quot;insert into babynames_app_nameinfo (id, firstName_id, country_id, gender_id,meaning) values(&quot;;[.A20];&quot;,&quot;;[.A20];&quot;,&quot;;1;&quot;,&quot;;[.D20];&quot;,'&quot;;[.F20];&quot;');&quot;)" office:value-type="string" office:string-value="insert into babynames_app_nameinfo (id, firstName_id, country_id, gender_id,meaning) values(18,18,1,1,'&quot;barn for cows&quot; in English');">
            <text:p>insert into babynames_app_nameinfo (id, firstName_id, country_id, gender_id,meaning) values(18,18,1,1,'"barn for cows" in English');</text:p>
          </table:table-cell>
          <table:table-cell table:number-columns-repeated="241"/>
        </table:table-row>
        <table:table-row table:style-name="ro2">
          <table:table-cell table:formula="of:=[.A20]+1" office:value-type="float" office:value="19">
            <text:p>19</text:p>
          </table:table-cell>
          <table:table-cell office:value-type="string">
            <text:p>Caroli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Carol, Lina, Lee</text:p>
          </table:table-cell>
          <table:table-cell office:value-type="string">
            <text:p>Alternate to Caroline ("free man" in French)</text:p>
          </table:table-cell>
          <table:table-cell table:number-columns-repeated="2"/>
          <table:table-cell office:value-type="float" office:value="430">
            <text:p>430</text:p>
          </table:table-cell>
          <table:table-cell table:style-name="ce5" office:value-type="string">
            <text:p>alternate name - Caroline</text:p>
          </table:table-cell>
          <table:table-cell/>
          <table:table-cell table:formula="of:=CONCATENATE(&quot;Insert into babynames_app_firstname (id, name) values (&quot;;[.A21];&quot;, '&quot;;[.B21];&quot;');&quot;)" office:value-type="string" office:string-value="Insert into babynames_app_firstname (id, name) values (19, 'Carolina');">
            <text:p>Insert into babynames_app_firstname (id, name) values (19, 'Carolina');</text:p>
          </table:table-cell>
          <table:table-cell table:formula="of:=CONCATENATE(&quot;insert into babynames_app_fullnames (id, first_id, last_id, rank, pros, cons) values (&quot;;[.A21];&quot;,&quot;;[.A21];&quot;,&quot;;1;&quot;,&quot;;0;&quot;,'&quot;;[.G21];&quot;','&quot;;[.H21];&quot;');&quot;)" office:value-type="string" office:string-value="insert into babynames_app_fullnames (id, first_id, last_id, rank, pros, cons) values (19,19,1,0,'','');">
            <text:p>insert into babynames_app_fullnames (id, first_id, last_id, rank, pros, cons) values (19,19,1,0,'','');</text:p>
          </table:table-cell>
          <table:table-cell/>
          <table:table-cell table:formula="of:=CONCATENATE(&quot;insert into babynames_app_nameinfo (id, firstName_id, country_id, gender_id,meaning) values(&quot;;[.A21];&quot;,&quot;;[.A21];&quot;,&quot;;1;&quot;,&quot;;[.D21];&quot;,'&quot;;[.F21];&quot;');&quot;)" office:value-type="string" office:string-value="insert into babynames_app_nameinfo (id, firstName_id, country_id, gender_id,meaning) values(19,19,1,2,'Alternate to Caroline (&quot;free man&quot; in French)');">
            <text:p>insert into babynames_app_nameinfo (id, firstName_id, country_id, gender_id,meaning) values(19,19,1,2,'Alternate to Caroline ("free man" in French)');</text:p>
          </table:table-cell>
          <table:table-cell table:number-columns-repeated="241"/>
        </table:table-row>
        <table:table-row table:style-name="ro2">
          <table:table-cell table:formula="of:=[.A21]+1" office:value-type="float" office:value="20">
            <text:p>20</text:p>
          </table:table-cell>
          <table:table-cell office:value-type="string">
            <text:p>Cecili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Cecy, Celia, Lia</text:p>
          </table:table-cell>
          <table:table-cell office:value-type="string">
            <text:p>"blind one" in Latin</text:p>
          </table:table-cell>
          <table:table-cell table:style-name="ce5" office:value-type="string">
            <text:p>The song, the church wherein we married</text:p>
          </table:table-cell>
          <table:table-cell/>
          <table:table-cell office:value-type="float" office:value="216">
            <text:p>216</text:p>
          </table:table-cell>
          <table:table-cell table:number-columns-repeated="2"/>
          <table:table-cell table:formula="of:=CONCATENATE(&quot;Insert into babynames_app_firstname (id, name) values (&quot;;[.A22];&quot;, '&quot;;[.B22];&quot;');&quot;)" office:value-type="string" office:string-value="Insert into babynames_app_firstname (id, name) values (20, 'Cecilia');">
            <text:p>Insert into babynames_app_firstname (id, name) values (20, 'Cecilia');</text:p>
          </table:table-cell>
          <table:table-cell table:formula="of:=CONCATENATE(&quot;insert into babynames_app_fullnames (id, first_id, last_id, rank, pros, cons) values (&quot;;[.A22];&quot;,&quot;;[.A22];&quot;,&quot;;1;&quot;,&quot;;0;&quot;,'&quot;;[.G22];&quot;','&quot;;[.H22];&quot;');&quot;)" office:value-type="string" office:string-value="insert into babynames_app_fullnames (id, first_id, last_id, rank, pros, cons) values (20,20,1,0,'The song, the church wherein we married','');">
            <text:p>insert into babynames_app_fullnames (id, first_id, last_id, rank, pros, cons) values (20,20,1,0,'The song, the church wherein we married','');</text:p>
          </table:table-cell>
          <table:table-cell/>
          <table:table-cell table:formula="of:=CONCATENATE(&quot;insert into babynames_app_nameinfo (id, firstName_id, country_id, gender_id,meaning) values(&quot;;[.A22];&quot;,&quot;;[.A22];&quot;,&quot;;1;&quot;,&quot;;[.D22];&quot;,'&quot;;[.F22];&quot;');&quot;)" office:value-type="string" office:string-value="insert into babynames_app_nameinfo (id, firstName_id, country_id, gender_id,meaning) values(20,20,1,2,'&quot;blind one&quot; in Latin');">
            <text:p>insert into babynames_app_nameinfo (id, firstName_id, country_id, gender_id,meaning) values(20,20,1,2,'"blind one" in Latin');</text:p>
          </table:table-cell>
          <table:table-cell table:number-columns-repeated="241"/>
        </table:table-row>
        <table:table-row table:style-name="ro2">
          <table:table-cell table:formula="of:=[.A22]+1" office:value-type="float" office:value="21">
            <text:p>21</text:p>
          </table:table-cell>
          <table:table-cell office:value-type="string">
            <text:p>Cedric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Ced, Rick</text:p>
          </table:table-cell>
          <table:table-cell office:value-type="string">
            <text:p>"bounty" in Celtic</text:p>
          </table:table-cell>
          <table:table-cell table:number-columns-repeated="2"/>
          <table:table-cell office:value-type="float" office:value="759">
            <text:p>759</text:p>
          </table:table-cell>
          <table:table-cell table:number-columns-repeated="2"/>
          <table:table-cell table:formula="of:=CONCATENATE(&quot;Insert into babynames_app_firstname (id, name) values (&quot;;[.A23];&quot;, '&quot;;[.B23];&quot;');&quot;)" office:value-type="string" office:string-value="Insert into babynames_app_firstname (id, name) values (21, 'Cedric');">
            <text:p>Insert into babynames_app_firstname (id, name) values (21, 'Cedric');</text:p>
          </table:table-cell>
          <table:table-cell table:formula="of:=CONCATENATE(&quot;insert into babynames_app_fullnames (id, first_id, last_id, rank, pros, cons) values (&quot;;[.A23];&quot;,&quot;;[.A23];&quot;,&quot;;1;&quot;,&quot;;0;&quot;,'&quot;;[.G23];&quot;','&quot;;[.H23];&quot;');&quot;)" office:value-type="string" office:string-value="insert into babynames_app_fullnames (id, first_id, last_id, rank, pros, cons) values (21,21,1,0,'','');">
            <text:p>insert into babynames_app_fullnames (id, first_id, last_id, rank, pros, cons) values (21,21,1,0,'','');</text:p>
          </table:table-cell>
          <table:table-cell/>
          <table:table-cell table:formula="of:=CONCATENATE(&quot;insert into babynames_app_nameinfo (id, firstName_id, country_id, gender_id,meaning) values(&quot;;[.A23];&quot;,&quot;;[.A23];&quot;,&quot;;1;&quot;,&quot;;[.D23];&quot;,'&quot;;[.F23];&quot;');&quot;)" office:value-type="string" office:string-value="insert into babynames_app_nameinfo (id, firstName_id, country_id, gender_id,meaning) values(21,21,1,1,'&quot;bounty&quot; in Celtic');">
            <text:p>insert into babynames_app_nameinfo (id, firstName_id, country_id, gender_id,meaning) values(21,21,1,1,'"bounty" in Celtic');</text:p>
          </table:table-cell>
          <table:table-cell table:number-columns-repeated="241"/>
        </table:table-row>
        <table:table-row table:style-name="ro2">
          <table:table-cell table:formula="of:=[.A23]+1" office:value-type="float" office:value="22">
            <text:p>22</text:p>
          </table:table-cell>
          <table:table-cell office:value-type="string">
            <text:p>Charle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French version of German for "free man"</text:p>
          </table:table-cell>
          <table:table-cell table:style-name="ce5" office:value-type="string">
            <text:p>Charlie bit me!</text:p>
          </table:table-cell>
          <table:table-cell table:style-name="ce5" office:value-type="string">
            <text:p>Barkley, guy my dad dislikes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CONCATENATE(&quot;Insert into babynames_app_firstname (id, name) values (&quot;;[.A24];&quot;, '&quot;;[.B24];&quot;');&quot;)" office:value-type="string" office:string-value="Insert into babynames_app_firstname (id, name) values (22, 'Charles');">
            <text:p>Insert into babynames_app_firstname (id, name) values (22, 'Charles');</text:p>
          </table:table-cell>
          <table:table-cell table:formula="of:=CONCATENATE(&quot;insert into babynames_app_fullnames (id, first_id, last_id, rank, pros, cons) values (&quot;;[.A24];&quot;,&quot;;[.A24];&quot;,&quot;;1;&quot;,&quot;;0;&quot;,'&quot;;[.G24];&quot;','&quot;;[.H24];&quot;');&quot;)" office:value-type="string" office:string-value="insert into babynames_app_fullnames (id, first_id, last_id, rank, pros, cons) values (22,22,1,0,'Charlie bit me!','Barkley, guy my dad dislikes');">
            <text:p>insert into babynames_app_fullnames (id, first_id, last_id, rank, pros, cons) values (22,22,1,0,'Charlie bit me!','Barkley, guy my dad dislikes');</text:p>
          </table:table-cell>
          <table:table-cell/>
          <table:table-cell table:formula="of:=CONCATENATE(&quot;insert into babynames_app_nameinfo (id, firstName_id, country_id, gender_id,meaning) values(&quot;;[.A24];&quot;,&quot;;[.A24];&quot;,&quot;;1;&quot;,&quot;;[.D24];&quot;,'&quot;;[.F24];&quot;');&quot;)" office:value-type="string" office:string-value="insert into babynames_app_nameinfo (id, firstName_id, country_id, gender_id,meaning) values(22,22,1,1,'French version of German for &quot;free man&quot;');">
            <text:p>insert into babynames_app_nameinfo (id, firstName_id, country_id, gender_id,meaning) values(22,22,1,1,'French version of German for "free man"');</text:p>
          </table:table-cell>
          <table:table-cell table:number-columns-repeated="241"/>
        </table:table-row>
        <table:table-row table:style-name="ro2">
          <table:table-cell table:formula="of:=[.A24]+1" office:value-type="float" office:value="23">
            <text:p>23</text:p>
          </table:table-cell>
          <table:table-cell office:value-type="string">
            <text:p>Chauncey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chancellor" in Latin</text:p>
          </table:table-cell>
          <table:table-cell/>
          <table:table-cell table:style-name="ce5" office:value-type="string">
            <text:p>Cat</text:p>
          </table:table-cell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25];&quot;, '&quot;;[.B25];&quot;');&quot;)" office:value-type="string" office:string-value="Insert into babynames_app_firstname (id, name) values (23, 'Chauncey');">
            <text:p>Insert into babynames_app_firstname (id, name) values (23, 'Chauncey');</text:p>
          </table:table-cell>
          <table:table-cell table:formula="of:=CONCATENATE(&quot;insert into babynames_app_fullnames (id, first_id, last_id, rank, pros, cons) values (&quot;;[.A25];&quot;,&quot;;[.A25];&quot;,&quot;;1;&quot;,&quot;;0;&quot;,'&quot;;[.G25];&quot;','&quot;;[.H25];&quot;');&quot;)" office:value-type="string" office:string-value="insert into babynames_app_fullnames (id, first_id, last_id, rank, pros, cons) values (23,23,1,0,'','Cat');">
            <text:p>insert into babynames_app_fullnames (id, first_id, last_id, rank, pros, cons) values (23,23,1,0,'','Cat');</text:p>
          </table:table-cell>
          <table:table-cell/>
          <table:table-cell table:formula="of:=CONCATENATE(&quot;insert into babynames_app_nameinfo (id, firstName_id, country_id, gender_id,meaning) values(&quot;;[.A25];&quot;,&quot;;[.A25];&quot;,&quot;;1;&quot;,&quot;;[.D25];&quot;,'&quot;;[.F25];&quot;');&quot;)" office:value-type="string" office:string-value="insert into babynames_app_nameinfo (id, firstName_id, country_id, gender_id,meaning) values(23,23,1,1,'&quot;chancellor&quot; in Latin');">
            <text:p>insert into babynames_app_nameinfo (id, firstName_id, country_id, gender_id,meaning) values(23,23,1,1,'"chancellor" in Latin');</text:p>
          </table:table-cell>
          <table:table-cell table:number-columns-repeated="241"/>
        </table:table-row>
        <table:table-row table:style-name="ro2">
          <table:table-cell table:formula="of:=[.A25]+1" office:value-type="float" office:value="24">
            <text:p>24</text:p>
          </table:table-cell>
          <table:table-cell office:value-type="string">
            <text:p>Clair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French version of Clara ("bright, clear")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2"/>
          <table:table-cell table:formula="of:=CONCATENATE(&quot;Insert into babynames_app_firstname (id, name) values (&quot;;[.A26];&quot;, '&quot;;[.B26];&quot;');&quot;)" office:value-type="string" office:string-value="Insert into babynames_app_firstname (id, name) values (24, 'Claire');">
            <text:p>Insert into babynames_app_firstname (id, name) values (24, 'Claire');</text:p>
          </table:table-cell>
          <table:table-cell table:formula="of:=CONCATENATE(&quot;insert into babynames_app_fullnames (id, first_id, last_id, rank, pros, cons) values (&quot;;[.A26];&quot;,&quot;;[.A26];&quot;,&quot;;1;&quot;,&quot;;0;&quot;,'&quot;;[.G26];&quot;','&quot;;[.H26];&quot;');&quot;)" office:value-type="string" office:string-value="insert into babynames_app_fullnames (id, first_id, last_id, rank, pros, cons) values (24,24,1,0,'','');">
            <text:p>insert into babynames_app_fullnames (id, first_id, last_id, rank, pros, cons) values (24,24,1,0,'','');</text:p>
          </table:table-cell>
          <table:table-cell/>
          <table:table-cell table:formula="of:=CONCATENATE(&quot;insert into babynames_app_nameinfo (id, firstName_id, country_id, gender_id,meaning) values(&quot;;[.A26];&quot;,&quot;;[.A26];&quot;,&quot;;1;&quot;,&quot;;[.D26];&quot;,'&quot;;[.F26];&quot;');&quot;)" office:value-type="string" office:string-value="insert into babynames_app_nameinfo (id, firstName_id, country_id, gender_id,meaning) values(24,24,1,2,'French version of Clara (&quot;bright, clear&quot;)');">
            <text:p>insert into babynames_app_nameinfo (id, firstName_id, country_id, gender_id,meaning) values(24,24,1,2,'French version of Clara ("bright, clear")');</text:p>
          </table:table-cell>
          <table:table-cell table:number-columns-repeated="241"/>
        </table:table-row>
        <table:table-row table:style-name="ro2">
          <table:table-cell table:formula="of:=[.A26]+1" office:value-type="float" office:value="25">
            <text:p>25</text:p>
          </table:table-cell>
          <table:table-cell office:value-type="string">
            <text:p>Cla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"bright, clear" in Latin</text:p>
          </table:table-cell>
          <table:table-cell table:number-columns-repeated="2"/>
          <table:table-cell office:value-type="float" office:value="136">
            <text:p>136</text:p>
          </table:table-cell>
          <table:table-cell table:number-columns-repeated="2"/>
          <table:table-cell table:formula="of:=CONCATENATE(&quot;Insert into babynames_app_firstname (id, name) values (&quot;;[.A27];&quot;, '&quot;;[.B27];&quot;');&quot;)" office:value-type="string" office:string-value="Insert into babynames_app_firstname (id, name) values (25, 'Clara');">
            <text:p>Insert into babynames_app_firstname (id, name) values (25, 'Clara');</text:p>
          </table:table-cell>
          <table:table-cell table:formula="of:=CONCATENATE(&quot;insert into babynames_app_fullnames (id, first_id, last_id, rank, pros, cons) values (&quot;;[.A27];&quot;,&quot;;[.A27];&quot;,&quot;;1;&quot;,&quot;;0;&quot;,'&quot;;[.G27];&quot;','&quot;;[.H27];&quot;');&quot;)" office:value-type="string" office:string-value="insert into babynames_app_fullnames (id, first_id, last_id, rank, pros, cons) values (25,25,1,0,'','');">
            <text:p>insert into babynames_app_fullnames (id, first_id, last_id, rank, pros, cons) values (25,25,1,0,'','');</text:p>
          </table:table-cell>
          <table:table-cell/>
          <table:table-cell table:formula="of:=CONCATENATE(&quot;insert into babynames_app_nameinfo (id, firstName_id, country_id, gender_id,meaning) values(&quot;;[.A27];&quot;,&quot;;[.A27];&quot;,&quot;;1;&quot;,&quot;;[.D27];&quot;,'&quot;;[.F27];&quot;');&quot;)" office:value-type="string" office:string-value="insert into babynames_app_nameinfo (id, firstName_id, country_id, gender_id,meaning) values(25,25,1,2,'&quot;bright, clear&quot; in Latin');">
            <text:p>insert into babynames_app_nameinfo (id, firstName_id, country_id, gender_id,meaning) values(25,25,1,2,'"bright, clear" in Latin');</text:p>
          </table:table-cell>
          <table:table-cell table:number-columns-repeated="241"/>
        </table:table-row>
        <table:table-row table:style-name="ro2">
          <table:table-cell table:formula="of:=[.A27]+1" office:value-type="float" office:value="26">
            <text:p>26</text:p>
          </table:table-cell>
          <table:table-cell office:value-type="string">
            <text:p>Clariss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Latin version of Clarice ("bright, clear")</text:p>
          </table:table-cell>
          <table:table-cell table:number-columns-repeated="2"/>
          <table:table-cell office:value-type="float" office:value="632">
            <text:p>632</text:p>
          </table:table-cell>
          <table:table-cell table:style-name="ce5" office:value-type="string">
            <text:p>Alternate similar name - Clarisa (spanish version - Cluh-REE-suh)</text:p>
          </table:table-cell>
          <table:table-cell/>
          <table:table-cell table:formula="of:=CONCATENATE(&quot;Insert into babynames_app_firstname (id, name) values (&quot;;[.A28];&quot;, '&quot;;[.B28];&quot;');&quot;)" office:value-type="string" office:string-value="Insert into babynames_app_firstname (id, name) values (26, 'Clarissa');">
            <text:p>Insert into babynames_app_firstname (id, name) values (26, 'Clarissa');</text:p>
          </table:table-cell>
          <table:table-cell table:formula="of:=CONCATENATE(&quot;insert into babynames_app_fullnames (id, first_id, last_id, rank, pros, cons) values (&quot;;[.A28];&quot;,&quot;;[.A28];&quot;,&quot;;1;&quot;,&quot;;0;&quot;,'&quot;;[.G28];&quot;','&quot;;[.H28];&quot;');&quot;)" office:value-type="string" office:string-value="insert into babynames_app_fullnames (id, first_id, last_id, rank, pros, cons) values (26,26,1,0,'','');">
            <text:p>insert into babynames_app_fullnames (id, first_id, last_id, rank, pros, cons) values (26,26,1,0,'','');</text:p>
          </table:table-cell>
          <table:table-cell/>
          <table:table-cell table:formula="of:=CONCATENATE(&quot;insert into babynames_app_nameinfo (id, firstName_id, country_id, gender_id,meaning) values(&quot;;[.A28];&quot;,&quot;;[.A28];&quot;,&quot;;1;&quot;,&quot;;[.D28];&quot;,'&quot;;[.F28];&quot;');&quot;)" office:value-type="string" office:string-value="insert into babynames_app_nameinfo (id, firstName_id, country_id, gender_id,meaning) values(26,26,1,2,'Latin version of Clarice (&quot;bright, clear&quot;)');">
            <text:p>insert into babynames_app_nameinfo (id, firstName_id, country_id, gender_id,meaning) values(26,26,1,2,'Latin version of Clarice ("bright, clear")');</text:p>
          </table:table-cell>
          <table:table-cell table:number-columns-repeated="241"/>
        </table:table-row>
        <table:table-row table:style-name="ro2">
          <table:table-cell table:formula="of:=[.A28]+1" office:value-type="float" office:value="27">
            <text:p>27</text:p>
          </table:table-cell>
          <table:table-cell office:value-type="string">
            <text:p>Coli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Col</text:p>
          </table:table-cell>
          <table:table-cell office:value-type="string">
            <text:p>"pup," nickname of Nicholas (Greek for "people of victory")</text:p>
          </table:table-cell>
          <table:table-cell/>
          <table:table-cell table:style-name="ce5" office:value-type="string">
            <text:p>HP character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CONCATENATE(&quot;Insert into babynames_app_firstname (id, name) values (&quot;;[.A29];&quot;, '&quot;;[.B29];&quot;');&quot;)" office:value-type="string" office:string-value="Insert into babynames_app_firstname (id, name) values (27, 'Colin');">
            <text:p>Insert into babynames_app_firstname (id, name) values (27, 'Colin');</text:p>
          </table:table-cell>
          <table:table-cell table:formula="of:=CONCATENATE(&quot;insert into babynames_app_fullnames (id, first_id, last_id, rank, pros, cons) values (&quot;;[.A29];&quot;,&quot;;[.A29];&quot;,&quot;;1;&quot;,&quot;;0;&quot;,'&quot;;[.G29];&quot;','&quot;;[.H29];&quot;');&quot;)" office:value-type="string" office:string-value="insert into babynames_app_fullnames (id, first_id, last_id, rank, pros, cons) values (27,27,1,0,'','HP character');">
            <text:p>insert into babynames_app_fullnames (id, first_id, last_id, rank, pros, cons) values (27,27,1,0,'','HP character');</text:p>
          </table:table-cell>
          <table:table-cell/>
          <table:table-cell table:formula="of:=CONCATENATE(&quot;insert into babynames_app_nameinfo (id, firstName_id, country_id, gender_id,meaning) values(&quot;;[.A29];&quot;,&quot;;[.A29];&quot;,&quot;;1;&quot;,&quot;;[.D29];&quot;,'&quot;;[.F29];&quot;');&quot;)" office:value-type="string" office:string-value="insert into babynames_app_nameinfo (id, firstName_id, country_id, gender_id,meaning) values(27,27,1,1,'&quot;pup,&quot; nickname of Nicholas (Greek for &quot;people of victory&quot;)');">
            <text:p>insert into babynames_app_nameinfo (id, firstName_id, country_id, gender_id,meaning) values(27,27,1,1,'"pup," nickname of Nicholas (Greek for "people of victory")');</text:p>
          </table:table-cell>
          <table:table-cell table:number-columns-repeated="241"/>
        </table:table-row>
        <table:table-row table:style-name="ro2">
          <table:table-cell table:formula="of:=[.A29]+1" office:value-type="float" office:value="28">
            <text:p>28</text:p>
          </table:table-cell>
          <table:table-cell office:value-type="string">
            <text:p>Desmond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Desi, Des</text:p>
          </table:table-cell>
          <table:table-cell office:value-type="string">
            <text:p>"one from south Munster" in Irish</text:p>
          </table:table-cell>
          <table:table-cell table:style-name="ce5" office:value-type="string">
            <text:p>See ya in another life brotha</text:p>
          </table:table-cell>
          <table:table-cell/>
          <table:table-cell office:value-type="float" office:value="339">
            <text:p>339</text:p>
          </table:table-cell>
          <table:table-cell table:number-columns-repeated="2"/>
          <table:table-cell table:formula="of:=CONCATENATE(&quot;Insert into babynames_app_firstname (id, name) values (&quot;;[.A30];&quot;, '&quot;;[.B30];&quot;');&quot;)" office:value-type="string" office:string-value="Insert into babynames_app_firstname (id, name) values (28, 'Desmond');">
            <text:p>Insert into babynames_app_firstname (id, name) values (28, 'Desmond');</text:p>
          </table:table-cell>
          <table:table-cell table:formula="of:=CONCATENATE(&quot;insert into babynames_app_fullnames (id, first_id, last_id, rank, pros, cons) values (&quot;;[.A30];&quot;,&quot;;[.A30];&quot;,&quot;;1;&quot;,&quot;;0;&quot;,'&quot;;[.G30];&quot;','&quot;;[.H30];&quot;');&quot;)" office:value-type="string" office:string-value="insert into babynames_app_fullnames (id, first_id, last_id, rank, pros, cons) values (28,28,1,0,'See ya in another life brotha','');">
            <text:p>insert into babynames_app_fullnames (id, first_id, last_id, rank, pros, cons) values (28,28,1,0,'See ya in another life brotha','');</text:p>
          </table:table-cell>
          <table:table-cell/>
          <table:table-cell table:formula="of:=CONCATENATE(&quot;insert into babynames_app_nameinfo (id, firstName_id, country_id, gender_id,meaning) values(&quot;;[.A30];&quot;,&quot;;[.A30];&quot;,&quot;;1;&quot;,&quot;;[.D30];&quot;,'&quot;;[.F30];&quot;');&quot;)" office:value-type="string" office:string-value="insert into babynames_app_nameinfo (id, firstName_id, country_id, gender_id,meaning) values(28,28,1,1,'&quot;one from south Munster&quot; in Irish');">
            <text:p>insert into babynames_app_nameinfo (id, firstName_id, country_id, gender_id,meaning) values(28,28,1,1,'"one from south Munster" in Irish');</text:p>
          </table:table-cell>
          <table:table-cell table:number-columns-repeated="241"/>
        </table:table-row>
        <table:table-row table:style-name="ro2">
          <table:table-cell table:formula="of:=[.A30]+1" office:value-type="float" office:value="29">
            <text:p>29</text:p>
          </table:table-cell>
          <table:table-cell office:value-type="string">
            <text:p>Elizabeth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Beth, Lizzie, Bettie</text:p>
          </table:table-cell>
          <table:table-cell office:value-type="string">
            <text:p>"pledged to God" in Hebrew</text:p>
          </table:table-cell>
          <table:table-cell table:style-name="ce5" office:value-type="string">
            <text:p>Queens and shit, similar to Mickie''s grandma (Elisa)</text:p>
          </table:table-cell>
          <table:table-cell table:style-name="ce5" office:value-type="string">
            <text:p>Super popular</text:p>
          </table:table-cell>
          <table:table-cell office:value-type="float" office:value="10">
            <text:p>10</text:p>
          </table:table-cell>
          <table:table-cell table:style-name="ce5" office:value-type="string">
            <text:p>Is there a reason why not this one?</text:p>
          </table:table-cell>
          <table:table-cell table:style-name="ce5" office:value-type="string">
            <text:p>Not that I can think of!</text:p>
          </table:table-cell>
          <table:table-cell table:formula="of:=CONCATENATE(&quot;Insert into babynames_app_firstname (id, name) values (&quot;;[.A31];&quot;, '&quot;;[.B31];&quot;');&quot;)" office:value-type="string" office:string-value="Insert into babynames_app_firstname (id, name) values (29, 'Elizabeth');">
            <text:p>Insert into babynames_app_firstname (id, name) values (29, 'Elizabeth');</text:p>
          </table:table-cell>
          <table:table-cell table:formula="of:=CONCATENATE(&quot;insert into babynames_app_fullnames (id, first_id, last_id, rank, pros, cons) values (&quot;;[.A31];&quot;,&quot;;[.A31];&quot;,&quot;;1;&quot;,&quot;;0;&quot;,'&quot;;[.G31];&quot;','&quot;;[.H31];&quot;');&quot;)" office:value-type="string" office:string-value="insert into babynames_app_fullnames (id, first_id, last_id, rank, pros, cons) values (29,29,1,0,'Queens and shit, similar to Mickie''s grandma (Elisa)','Super popular');">
            <text:p>insert into babynames_app_fullnames (id, first_id, last_id, rank, pros, cons) values (29,29,1,0,'Queens and shit, similar to Mickie''s grandma (Elisa)','Super popular');</text:p>
          </table:table-cell>
          <table:table-cell/>
          <table:table-cell table:formula="of:=CONCATENATE(&quot;insert into babynames_app_nameinfo (id, firstName_id, country_id, gender_id,meaning) values(&quot;;[.A31];&quot;,&quot;;[.A31];&quot;,&quot;;1;&quot;,&quot;;[.D31];&quot;,'&quot;;[.F31];&quot;');&quot;)" office:value-type="string" office:string-value="insert into babynames_app_nameinfo (id, firstName_id, country_id, gender_id,meaning) values(29,29,1,2,'&quot;pledged to God&quot; in Hebrew');">
            <text:p>insert into babynames_app_nameinfo (id, firstName_id, country_id, gender_id,meaning) values(29,29,1,2,'"pledged to God" in Hebrew');</text:p>
          </table:table-cell>
          <table:table-cell table:number-columns-repeated="241"/>
        </table:table-row>
        <table:table-row table:style-name="ro2">
          <table:table-cell table:formula="of:=[.A31]+1" office:value-type="float" office:value="30">
            <text:p>30</text:p>
          </table:table-cell>
          <table:table-cell office:value-type="string">
            <text:p>Elmer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noble and renowned" in English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32];&quot;, '&quot;;[.B32];&quot;');&quot;)" office:value-type="string" office:string-value="Insert into babynames_app_firstname (id, name) values (30, 'Elmer');">
            <text:p>Insert into babynames_app_firstname (id, name) values (30, 'Elmer');</text:p>
          </table:table-cell>
          <table:table-cell table:formula="of:=CONCATENATE(&quot;insert into babynames_app_fullnames (id, first_id, last_id, rank, pros, cons) values (&quot;;[.A32];&quot;,&quot;;[.A32];&quot;,&quot;;1;&quot;,&quot;;0;&quot;,'&quot;;[.G32];&quot;','&quot;;[.H32];&quot;');&quot;)" office:value-type="string" office:string-value="insert into babynames_app_fullnames (id, first_id, last_id, rank, pros, cons) values (30,30,1,0,'','');">
            <text:p>insert into babynames_app_fullnames (id, first_id, last_id, rank, pros, cons) values (30,30,1,0,'','');</text:p>
          </table:table-cell>
          <table:table-cell/>
          <table:table-cell table:formula="of:=CONCATENATE(&quot;insert into babynames_app_nameinfo (id, firstName_id, country_id, gender_id,meaning) values(&quot;;[.A32];&quot;,&quot;;[.A32];&quot;,&quot;;1;&quot;,&quot;;[.D32];&quot;,'&quot;;[.F32];&quot;');&quot;)" office:value-type="string" office:string-value="insert into babynames_app_nameinfo (id, firstName_id, country_id, gender_id,meaning) values(30,30,1,1,'&quot;noble and renowned&quot; in English');">
            <text:p>insert into babynames_app_nameinfo (id, firstName_id, country_id, gender_id,meaning) values(30,30,1,1,'"noble and renowned" in English');</text:p>
          </table:table-cell>
          <table:table-cell table:number-columns-repeated="241"/>
        </table:table-row>
        <table:table-row table:style-name="ro2">
          <table:table-cell table:formula="of:=[.A32]+1" office:value-type="float" office:value="31">
            <text:p>31</text:p>
          </table:table-cell>
          <table:table-cell office:value-type="string">
            <text:p>Emmanuel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Manu, Manny</text:p>
          </table:table-cell>
          <table:table-cell office:value-type="string">
            <text:p>"God is with us" in Hebrew</text:p>
          </table:table-cell>
          <table:table-cell table:style-name="ce5" office:value-type="string">
            <text:p>Ginobili</text:p>
          </table:table-cell>
          <table:table-cell table:style-name="ce5" office:value-type="string">
            <text:p>Ginobili</text:p>
          </table:table-cell>
          <table:table-cell office:value-type="float" office:value="165">
            <text:p>165</text:p>
          </table:table-cell>
          <table:table-cell table:number-columns-repeated="2"/>
          <table:table-cell table:formula="of:=CONCATENATE(&quot;Insert into babynames_app_firstname (id, name) values (&quot;;[.A33];&quot;, '&quot;;[.B33];&quot;');&quot;)" office:value-type="string" office:string-value="Insert into babynames_app_firstname (id, name) values (31, 'Emmanuel');">
            <text:p>Insert into babynames_app_firstname (id, name) values (31, 'Emmanuel');</text:p>
          </table:table-cell>
          <table:table-cell table:formula="of:=CONCATENATE(&quot;insert into babynames_app_fullnames (id, first_id, last_id, rank, pros, cons) values (&quot;;[.A33];&quot;,&quot;;[.A33];&quot;,&quot;;1;&quot;,&quot;;0;&quot;,'&quot;;[.G33];&quot;','&quot;;[.H33];&quot;');&quot;)" office:value-type="string" office:string-value="insert into babynames_app_fullnames (id, first_id, last_id, rank, pros, cons) values (31,31,1,0,'Ginobili','Ginobili');">
            <text:p>insert into babynames_app_fullnames (id, first_id, last_id, rank, pros, cons) values (31,31,1,0,'Ginobili','Ginobili');</text:p>
          </table:table-cell>
          <table:table-cell/>
          <table:table-cell table:formula="of:=CONCATENATE(&quot;insert into babynames_app_nameinfo (id, firstName_id, country_id, gender_id,meaning) values(&quot;;[.A33];&quot;,&quot;;[.A33];&quot;,&quot;;1;&quot;,&quot;;[.D33];&quot;,'&quot;;[.F33];&quot;');&quot;)" office:value-type="string" office:string-value="insert into babynames_app_nameinfo (id, firstName_id, country_id, gender_id,meaning) values(31,31,1,1,'&quot;God is with us&quot; in Hebrew');">
            <text:p>insert into babynames_app_nameinfo (id, firstName_id, country_id, gender_id,meaning) values(31,31,1,1,'"God is with us" in Hebrew');</text:p>
          </table:table-cell>
          <table:table-cell table:number-columns-repeated="241"/>
        </table:table-row>
        <table:table-row table:style-name="ro2">
          <table:table-cell table:formula="of:=[.A33]+1" office:value-type="float" office:value="32">
            <text:p>32</text:p>
          </table:table-cell>
          <table:table-cell office:value-type="string">
            <text:p>Enrico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Italian variation of Henry (German for "estate ruler")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34];&quot;, '&quot;;[.B34];&quot;');&quot;)" office:value-type="string" office:string-value="Insert into babynames_app_firstname (id, name) values (32, 'Enrico');">
            <text:p>Insert into babynames_app_firstname (id, name) values (32, 'Enrico');</text:p>
          </table:table-cell>
          <table:table-cell table:formula="of:=CONCATENATE(&quot;insert into babynames_app_fullnames (id, first_id, last_id, rank, pros, cons) values (&quot;;[.A34];&quot;,&quot;;[.A34];&quot;,&quot;;1;&quot;,&quot;;0;&quot;,'&quot;;[.G34];&quot;','&quot;;[.H34];&quot;');&quot;)" office:value-type="string" office:string-value="insert into babynames_app_fullnames (id, first_id, last_id, rank, pros, cons) values (32,32,1,0,'','');">
            <text:p>insert into babynames_app_fullnames (id, first_id, last_id, rank, pros, cons) values (32,32,1,0,'','');</text:p>
          </table:table-cell>
          <table:table-cell/>
          <table:table-cell table:formula="of:=CONCATENATE(&quot;insert into babynames_app_nameinfo (id, firstName_id, country_id, gender_id,meaning) values(&quot;;[.A34];&quot;,&quot;;[.A34];&quot;,&quot;;1;&quot;,&quot;;[.D34];&quot;,'&quot;;[.F34];&quot;');&quot;)" office:value-type="string" office:string-value="insert into babynames_app_nameinfo (id, firstName_id, country_id, gender_id,meaning) values(32,32,1,1,'Italian variation of Henry (German for &quot;estate ruler&quot;)');">
            <text:p>insert into babynames_app_nameinfo (id, firstName_id, country_id, gender_id,meaning) values(32,32,1,1,'Italian variation of Henry (German for "estate ruler")');</text:p>
          </table:table-cell>
          <table:table-cell table:number-columns-repeated="241"/>
        </table:table-row>
        <table:table-row table:style-name="ro2">
          <table:table-cell table:formula="of:=[.A34]+1" office:value-type="float" office:value="33">
            <text:p>33</text:p>
          </table:table-cell>
          <table:table-cell office:value-type="string">
            <text:p>Ev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Evie, Evita</text:p>
          </table:table-cell>
          <table:table-cell office:value-type="string">
            <text:p>Latin version of Eve ("life")</text:p>
          </table:table-cell>
          <table:table-cell table:style-name="ce5" office:value-type="string">
            <text:p>We can say "For Eva, For Eva Eva?"</text:p>
          </table:table-cell>
          <table:table-cell/>
          <table:table-cell office:value-type="float" office:value="86">
            <text:p>86</text:p>
          </table:table-cell>
          <table:table-cell table:number-columns-repeated="2"/>
          <table:table-cell table:formula="of:=CONCATENATE(&quot;Insert into babynames_app_firstname (id, name) values (&quot;;[.A35];&quot;, '&quot;;[.B35];&quot;');&quot;)" office:value-type="string" office:string-value="Insert into babynames_app_firstname (id, name) values (33, 'Eva');">
            <text:p>Insert into babynames_app_firstname (id, name) values (33, 'Eva');</text:p>
          </table:table-cell>
          <table:table-cell table:formula="of:=CONCATENATE(&quot;insert into babynames_app_fullnames (id, first_id, last_id, rank, pros, cons) values (&quot;;[.A35];&quot;,&quot;;[.A35];&quot;,&quot;;1;&quot;,&quot;;0;&quot;,'&quot;;[.G35];&quot;','&quot;;[.H35];&quot;');&quot;)" office:value-type="string" office:string-value="insert into babynames_app_fullnames (id, first_id, last_id, rank, pros, cons) values (33,33,1,0,'We can say &quot;For Eva, For Eva Eva?&quot;','');">
            <text:p>insert into babynames_app_fullnames (id, first_id, last_id, rank, pros, cons) values (33,33,1,0,'We can say "For Eva, For Eva Eva?"','');</text:p>
          </table:table-cell>
          <table:table-cell/>
          <table:table-cell table:formula="of:=CONCATENATE(&quot;insert into babynames_app_nameinfo (id, firstName_id, country_id, gender_id,meaning) values(&quot;;[.A35];&quot;,&quot;;[.A35];&quot;,&quot;;1;&quot;,&quot;;[.D35];&quot;,'&quot;;[.F35];&quot;');&quot;)" office:value-type="string" office:string-value="insert into babynames_app_nameinfo (id, firstName_id, country_id, gender_id,meaning) values(33,33,1,2,'Latin version of Eve (&quot;life&quot;)');">
            <text:p>insert into babynames_app_nameinfo (id, firstName_id, country_id, gender_id,meaning) values(33,33,1,2,'Latin version of Eve ("life")');</text:p>
          </table:table-cell>
          <table:table-cell table:number-columns-repeated="241"/>
        </table:table-row>
        <table:table-row table:style-name="ro2">
          <table:table-cell table:formula="of:=[.A35]+1" office:value-type="float" office:value="34">
            <text:p>34</text:p>
          </table:table-cell>
          <table:table-cell office:value-type="string">
            <text:p>Florenc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Flo</text:p>
          </table:table-cell>
          <table:table-cell office:value-type="string">
            <text:p>"flourishing" in Latin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36];&quot;, '&quot;;[.B36];&quot;');&quot;)" office:value-type="string" office:string-value="Insert into babynames_app_firstname (id, name) values (34, 'Florence');">
            <text:p>Insert into babynames_app_firstname (id, name) values (34, 'Florence');</text:p>
          </table:table-cell>
          <table:table-cell table:formula="of:=CONCATENATE(&quot;insert into babynames_app_fullnames (id, first_id, last_id, rank, pros, cons) values (&quot;;[.A36];&quot;,&quot;;[.A36];&quot;,&quot;;1;&quot;,&quot;;0;&quot;,'&quot;;[.G36];&quot;','&quot;;[.H36];&quot;');&quot;)" office:value-type="string" office:string-value="insert into babynames_app_fullnames (id, first_id, last_id, rank, pros, cons) values (34,34,1,0,'','');">
            <text:p>insert into babynames_app_fullnames (id, first_id, last_id, rank, pros, cons) values (34,34,1,0,'','');</text:p>
          </table:table-cell>
          <table:table-cell/>
          <table:table-cell table:formula="of:=CONCATENATE(&quot;insert into babynames_app_nameinfo (id, firstName_id, country_id, gender_id,meaning) values(&quot;;[.A36];&quot;,&quot;;[.A36];&quot;,&quot;;1;&quot;,&quot;;[.D36];&quot;,'&quot;;[.F36];&quot;');&quot;)" office:value-type="string" office:string-value="insert into babynames_app_nameinfo (id, firstName_id, country_id, gender_id,meaning) values(34,34,1,2,'&quot;flourishing&quot; in Latin');">
            <text:p>insert into babynames_app_nameinfo (id, firstName_id, country_id, gender_id,meaning) values(34,34,1,2,'"flourishing" in Latin');</text:p>
          </table:table-cell>
          <table:table-cell table:number-columns-repeated="241"/>
        </table:table-row>
        <table:table-row table:style-name="ro2">
          <table:table-cell table:formula="of:=[.A36]+1" office:value-type="float" office:value="35">
            <text:p>35</text:p>
          </table:table-cell>
          <table:table-cell office:value-type="string">
            <text:p>Francesc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Fran</text:p>
          </table:table-cell>
          <table:table-cell office:value-type="string">
            <text:p>Italian version of Frances ("free man or from France")</text:p>
          </table:table-cell>
          <table:table-cell table:number-columns-repeated="2"/>
          <table:table-cell office:value-type="float" office:value="486">
            <text:p>486</text:p>
          </table:table-cell>
          <table:table-cell table:number-columns-repeated="2"/>
          <table:table-cell table:formula="of:=CONCATENATE(&quot;Insert into babynames_app_firstname (id, name) values (&quot;;[.A37];&quot;, '&quot;;[.B37];&quot;');&quot;)" office:value-type="string" office:string-value="Insert into babynames_app_firstname (id, name) values (35, 'Francesca');">
            <text:p>Insert into babynames_app_firstname (id, name) values (35, 'Francesca');</text:p>
          </table:table-cell>
          <table:table-cell table:formula="of:=CONCATENATE(&quot;insert into babynames_app_fullnames (id, first_id, last_id, rank, pros, cons) values (&quot;;[.A37];&quot;,&quot;;[.A37];&quot;,&quot;;1;&quot;,&quot;;0;&quot;,'&quot;;[.G37];&quot;','&quot;;[.H37];&quot;');&quot;)" office:value-type="string" office:string-value="insert into babynames_app_fullnames (id, first_id, last_id, rank, pros, cons) values (35,35,1,0,'','');">
            <text:p>insert into babynames_app_fullnames (id, first_id, last_id, rank, pros, cons) values (35,35,1,0,'','');</text:p>
          </table:table-cell>
          <table:table-cell/>
          <table:table-cell table:formula="of:=CONCATENATE(&quot;insert into babynames_app_nameinfo (id, firstName_id, country_id, gender_id,meaning) values(&quot;;[.A37];&quot;,&quot;;[.A37];&quot;,&quot;;1;&quot;,&quot;;[.D37];&quot;,'&quot;;[.F37];&quot;');&quot;)" office:value-type="string" office:string-value="insert into babynames_app_nameinfo (id, firstName_id, country_id, gender_id,meaning) values(35,35,1,2,'Italian version of Frances (&quot;free man or from France&quot;)');">
            <text:p>insert into babynames_app_nameinfo (id, firstName_id, country_id, gender_id,meaning) values(35,35,1,2,'Italian version of Frances ("free man or from France")');</text:p>
          </table:table-cell>
          <table:table-cell table:number-columns-repeated="241"/>
        </table:table-row>
        <table:table-row table:style-name="ro2">
          <table:table-cell table:formula="of:=[.A37]+1" office:value-type="float" office:value="36">
            <text:p>36</text:p>
          </table:table-cell>
          <table:table-cell office:value-type="string">
            <text:p>Franci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Not Frank</text:p>
          </table:table-cell>
          <table:table-cell office:value-type="string">
            <text:p>"Frenchman or free man" in Latin</text:p>
          </table:table-cell>
          <table:table-cell table:style-name="ce5" office:value-type="string">
            <text:p>Patron saint of animals, the Pope</text:p>
          </table:table-cell>
          <table:table-cell table:style-name="ce5" office:value-type="string">
            <text:p>A little clunky with Thomas</text:p>
          </table:table-cell>
          <table:table-cell office:value-type="float" office:value="593">
            <text:p>593</text:p>
          </table:table-cell>
          <table:table-cell table:style-name="ce5" office:value-type="string">
            <text:p>Alternate similar name: Francisco</text:p>
          </table:table-cell>
          <table:table-cell table:style-name="ce5" office:value-type="string">
            <text:p>=p</text:p>
          </table:table-cell>
          <table:table-cell table:formula="of:=CONCATENATE(&quot;Insert into babynames_app_firstname (id, name) values (&quot;;[.A38];&quot;, '&quot;;[.B38];&quot;');&quot;)" office:value-type="string" office:string-value="Insert into babynames_app_firstname (id, name) values (36, 'Francis');">
            <text:p>Insert into babynames_app_firstname (id, name) values (36, 'Francis');</text:p>
          </table:table-cell>
          <table:table-cell table:formula="of:=CONCATENATE(&quot;insert into babynames_app_fullnames (id, first_id, last_id, rank, pros, cons) values (&quot;;[.A38];&quot;,&quot;;[.A38];&quot;,&quot;;1;&quot;,&quot;;0;&quot;,'&quot;;[.G38];&quot;','&quot;;[.H38];&quot;');&quot;)" office:value-type="string" office:string-value="insert into babynames_app_fullnames (id, first_id, last_id, rank, pros, cons) values (36,36,1,0,'Patron saint of animals, the Pope','A little clunky with Thomas');">
            <text:p>insert into babynames_app_fullnames (id, first_id, last_id, rank, pros, cons) values (36,36,1,0,'Patron saint of animals, the Pope','A little clunky with Thomas');</text:p>
          </table:table-cell>
          <table:table-cell/>
          <table:table-cell table:formula="of:=CONCATENATE(&quot;insert into babynames_app_nameinfo (id, firstName_id, country_id, gender_id,meaning) values(&quot;;[.A38];&quot;,&quot;;[.A38];&quot;,&quot;;1;&quot;,&quot;;[.D38];&quot;,'&quot;;[.F38];&quot;');&quot;)" office:value-type="string" office:string-value="insert into babynames_app_nameinfo (id, firstName_id, country_id, gender_id,meaning) values(36,36,1,1,'&quot;Frenchman or free man&quot; in Latin');">
            <text:p>insert into babynames_app_nameinfo (id, firstName_id, country_id, gender_id,meaning) values(36,36,1,1,'"Frenchman or free man" in Latin');</text:p>
          </table:table-cell>
          <table:table-cell table:number-columns-repeated="241"/>
        </table:table-row>
        <table:table-row table:style-name="ro2">
          <table:table-cell table:formula="of:=[.A38]+1" office:value-type="float" office:value="37">
            <text:p>37</text:p>
          </table:table-cell>
          <table:table-cell office:value-type="string">
            <text:p>Frankli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Francis</text:p>
          </table:table-cell>
          <table:table-cell office:value-type="string">
            <text:p>"free landholder" in English</text:p>
          </table:table-cell>
          <table:table-cell table:number-columns-repeated="2"/>
          <table:table-cell office:value-type="float" office:value="528">
            <text:p>528</text:p>
          </table:table-cell>
          <table:table-cell table:number-columns-repeated="2"/>
          <table:table-cell table:formula="of:=CONCATENATE(&quot;Insert into babynames_app_firstname (id, name) values (&quot;;[.A39];&quot;, '&quot;;[.B39];&quot;');&quot;)" office:value-type="string" office:string-value="Insert into babynames_app_firstname (id, name) values (37, 'Franklin');">
            <text:p>Insert into babynames_app_firstname (id, name) values (37, 'Franklin');</text:p>
          </table:table-cell>
          <table:table-cell table:formula="of:=CONCATENATE(&quot;insert into babynames_app_fullnames (id, first_id, last_id, rank, pros, cons) values (&quot;;[.A39];&quot;,&quot;;[.A39];&quot;,&quot;;1;&quot;,&quot;;0;&quot;,'&quot;;[.G39];&quot;','&quot;;[.H39];&quot;');&quot;)" office:value-type="string" office:string-value="insert into babynames_app_fullnames (id, first_id, last_id, rank, pros, cons) values (37,37,1,0,'','');">
            <text:p>insert into babynames_app_fullnames (id, first_id, last_id, rank, pros, cons) values (37,37,1,0,'','');</text:p>
          </table:table-cell>
          <table:table-cell/>
          <table:table-cell table:formula="of:=CONCATENATE(&quot;insert into babynames_app_nameinfo (id, firstName_id, country_id, gender_id,meaning) values(&quot;;[.A39];&quot;,&quot;;[.A39];&quot;,&quot;;1;&quot;,&quot;;[.D39];&quot;,'&quot;;[.F39];&quot;');&quot;)" office:value-type="string" office:string-value="insert into babynames_app_nameinfo (id, firstName_id, country_id, gender_id,meaning) values(37,37,1,1,'&quot;free landholder&quot; in English');">
            <text:p>insert into babynames_app_nameinfo (id, firstName_id, country_id, gender_id,meaning) values(37,37,1,1,'"free landholder" in English');</text:p>
          </table:table-cell>
          <table:table-cell table:number-columns-repeated="241"/>
        </table:table-row>
        <table:table-row table:style-name="ro2">
          <table:table-cell table:formula="of:=[.A39]+1" office:value-type="float" office:value="38">
            <text:p>38</text:p>
          </table:table-cell>
          <table:table-cell office:value-type="string">
            <text:p>Frederick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Fred, Freddy, Ricky</text:p>
          </table:table-cell>
          <table:table-cell office:value-type="string">
            <text:p>"peaceful ruler" in German</text:p>
          </table:table-cell>
          <table:table-cell table:style-name="ce5" office:value-type="string">
            <text:p>Kinda extends on "Patrick"</text:p>
          </table:table-cell>
          <table:table-cell/>
          <table:table-cell office:value-type="float" office:value="536">
            <text:p>536</text:p>
          </table:table-cell>
          <table:table-cell table:style-name="ce5" office:value-type="string">
            <text:p>I like them!  Not sure about Bodhi. =p</text:p>
          </table:table-cell>
          <table:table-cell table:style-name="ce5" office:value-type="string">
            <text:p>okay</text:p>
          </table:table-cell>
          <table:table-cell table:formula="of:=CONCATENATE(&quot;Insert into babynames_app_firstname (id, name) values (&quot;;[.A40];&quot;, '&quot;;[.B40];&quot;');&quot;)" office:value-type="string" office:string-value="Insert into babynames_app_firstname (id, name) values (38, 'Frederick');">
            <text:p>Insert into babynames_app_firstname (id, name) values (38, 'Frederick');</text:p>
          </table:table-cell>
          <table:table-cell table:formula="of:=CONCATENATE(&quot;insert into babynames_app_fullnames (id, first_id, last_id, rank, pros, cons) values (&quot;;[.A40];&quot;,&quot;;[.A40];&quot;,&quot;;1;&quot;,&quot;;0;&quot;,'&quot;;[.G40];&quot;','&quot;;[.H40];&quot;');&quot;)" office:value-type="string" office:string-value="insert into babynames_app_fullnames (id, first_id, last_id, rank, pros, cons) values (38,38,1,0,'Kinda extends on &quot;Patrick&quot;','');">
            <text:p>insert into babynames_app_fullnames (id, first_id, last_id, rank, pros, cons) values (38,38,1,0,'Kinda extends on "Patrick"','');</text:p>
          </table:table-cell>
          <table:table-cell/>
          <table:table-cell table:formula="of:=CONCATENATE(&quot;insert into babynames_app_nameinfo (id, firstName_id, country_id, gender_id,meaning) values(&quot;;[.A40];&quot;,&quot;;[.A40];&quot;,&quot;;1;&quot;,&quot;;[.D40];&quot;,'&quot;;[.F40];&quot;');&quot;)" office:value-type="string" office:string-value="insert into babynames_app_nameinfo (id, firstName_id, country_id, gender_id,meaning) values(38,38,1,1,'&quot;peaceful ruler&quot; in German');">
            <text:p>insert into babynames_app_nameinfo (id, firstName_id, country_id, gender_id,meaning) values(38,38,1,1,'"peaceful ruler" in German');</text:p>
          </table:table-cell>
          <table:table-cell table:number-columns-repeated="241"/>
        </table:table-row>
        <table:table-row table:style-name="ro2">
          <table:table-cell table:formula="of:=[.A40]+1" office:value-type="float" office:value="39">
            <text:p>39</text:p>
          </table:table-cell>
          <table:table-cell office:value-type="string">
            <text:p>Genev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Jenny, Eva</text:p>
          </table:table-cell>
          <table:table-cell office:value-type="string">
            <text:p>"juniper tree" in French</text:p>
          </table:table-cell>
          <table:table-cell/>
          <table:table-cell table:style-name="ce5" office:value-type="string">
            <text:p>A bit of a mouthful</text:p>
          </table:table-cell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41];&quot;, '&quot;;[.B41];&quot;');&quot;)" office:value-type="string" office:string-value="Insert into babynames_app_firstname (id, name) values (39, 'Geneva');">
            <text:p>Insert into babynames_app_firstname (id, name) values (39, 'Geneva');</text:p>
          </table:table-cell>
          <table:table-cell table:formula="of:=CONCATENATE(&quot;insert into babynames_app_fullnames (id, first_id, last_id, rank, pros, cons) values (&quot;;[.A41];&quot;,&quot;;[.A41];&quot;,&quot;;1;&quot;,&quot;;0;&quot;,'&quot;;[.G41];&quot;','&quot;;[.H41];&quot;');&quot;)" office:value-type="string" office:string-value="insert into babynames_app_fullnames (id, first_id, last_id, rank, pros, cons) values (39,39,1,0,'','A bit of a mouthful');">
            <text:p>insert into babynames_app_fullnames (id, first_id, last_id, rank, pros, cons) values (39,39,1,0,'','A bit of a mouthful');</text:p>
          </table:table-cell>
          <table:table-cell/>
          <table:table-cell table:formula="of:=CONCATENATE(&quot;insert into babynames_app_nameinfo (id, firstName_id, country_id, gender_id,meaning) values(&quot;;[.A41];&quot;,&quot;;[.A41];&quot;,&quot;;1;&quot;,&quot;;[.D41];&quot;,'&quot;;[.F41];&quot;');&quot;)" office:value-type="string" office:string-value="insert into babynames_app_nameinfo (id, firstName_id, country_id, gender_id,meaning) values(39,39,1,2,'&quot;juniper tree&quot; in French');">
            <text:p>insert into babynames_app_nameinfo (id, firstName_id, country_id, gender_id,meaning) values(39,39,1,2,'"juniper tree" in French');</text:p>
          </table:table-cell>
          <table:table-cell table:number-columns-repeated="241"/>
        </table:table-row>
        <table:table-row table:style-name="ro2">
          <table:table-cell table:formula="of:=[.A41]+1" office:value-type="float" office:value="40">
            <text:p>40</text:p>
          </table:table-cell>
          <table:table-cell office:value-type="string">
            <text:p>Geneviev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Genny</text:p>
          </table:table-cell>
          <table:table-cell office:value-type="string">
            <text:p>"tribe woman" from French</text:p>
          </table:table-cell>
          <table:table-cell table:number-columns-repeated="2"/>
          <table:table-cell office:value-type="float" office:value="228">
            <text:p>228</text:p>
          </table:table-cell>
          <table:table-cell table:number-columns-repeated="2"/>
          <table:table-cell table:formula="of:=CONCATENATE(&quot;Insert into babynames_app_firstname (id, name) values (&quot;;[.A42];&quot;, '&quot;;[.B42];&quot;');&quot;)" office:value-type="string" office:string-value="Insert into babynames_app_firstname (id, name) values (40, 'Genevieve');">
            <text:p>Insert into babynames_app_firstname (id, name) values (40, 'Genevieve');</text:p>
          </table:table-cell>
          <table:table-cell table:formula="of:=CONCATENATE(&quot;insert into babynames_app_fullnames (id, first_id, last_id, rank, pros, cons) values (&quot;;[.A42];&quot;,&quot;;[.A42];&quot;,&quot;;1;&quot;,&quot;;0;&quot;,'&quot;;[.G42];&quot;','&quot;;[.H42];&quot;');&quot;)" office:value-type="string" office:string-value="insert into babynames_app_fullnames (id, first_id, last_id, rank, pros, cons) values (40,40,1,0,'','');">
            <text:p>insert into babynames_app_fullnames (id, first_id, last_id, rank, pros, cons) values (40,40,1,0,'','');</text:p>
          </table:table-cell>
          <table:table-cell/>
          <table:table-cell table:formula="of:=CONCATENATE(&quot;insert into babynames_app_nameinfo (id, firstName_id, country_id, gender_id,meaning) values(&quot;;[.A42];&quot;,&quot;;[.A42];&quot;,&quot;;1;&quot;,&quot;;[.D42];&quot;,'&quot;;[.F42];&quot;');&quot;)" office:value-type="string" office:string-value="insert into babynames_app_nameinfo (id, firstName_id, country_id, gender_id,meaning) values(40,40,1,2,'&quot;tribe woman&quot; from French');">
            <text:p>insert into babynames_app_nameinfo (id, firstName_id, country_id, gender_id,meaning) values(40,40,1,2,'"tribe woman" from French');</text:p>
          </table:table-cell>
          <table:table-cell table:number-columns-repeated="241"/>
        </table:table-row>
        <table:table-row table:style-name="ro2">
          <table:table-cell table:formula="of:=[.A42]+1" office:value-type="float" office:value="41">
            <text:p>41</text:p>
          </table:table-cell>
          <table:table-cell office:value-type="string">
            <text:p>Griseld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Zelda</text:p>
          </table:table-cell>
          <table:table-cell office:value-type="string">
            <text:p>"grey fighting maid" in German (Zelda means "luck")</text:p>
          </table:table-cell>
          <table:table-cell table:style-name="ce5" office:value-type="string">
            <text:p>Like Mickie''s favorite video game!</text:p>
          </table:table-cell>
          <table:table-cell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43];&quot;, '&quot;;[.B43];&quot;');&quot;)" office:value-type="string" office:string-value="Insert into babynames_app_firstname (id, name) values (41, 'Griselda');">
            <text:p>Insert into babynames_app_firstname (id, name) values (41, 'Griselda');</text:p>
          </table:table-cell>
          <table:table-cell table:formula="of:=CONCATENATE(&quot;insert into babynames_app_fullnames (id, first_id, last_id, rank, pros, cons) values (&quot;;[.A43];&quot;,&quot;;[.A43];&quot;,&quot;;1;&quot;,&quot;;0;&quot;,'&quot;;[.G43];&quot;','&quot;;[.H43];&quot;');&quot;)" office:value-type="string" office:string-value="insert into babynames_app_fullnames (id, first_id, last_id, rank, pros, cons) values (41,41,1,0,'Like Mickie''s favorite video game!','');">
            <text:p>insert into babynames_app_fullnames (id, first_id, last_id, rank, pros, cons) values (41,41,1,0,'Like Mickie''s favorite video game!','');</text:p>
          </table:table-cell>
          <table:table-cell/>
          <table:table-cell table:formula="of:=CONCATENATE(&quot;insert into babynames_app_nameinfo (id, firstName_id, country_id, gender_id,meaning) values(&quot;;[.A43];&quot;,&quot;;[.A43];&quot;,&quot;;1;&quot;,&quot;;[.D43];&quot;,'&quot;;[.F43];&quot;');&quot;)" office:value-type="string" office:string-value="insert into babynames_app_nameinfo (id, firstName_id, country_id, gender_id,meaning) values(41,41,1,2,'&quot;grey fighting maid&quot; in German (Zelda means &quot;luck&quot;)');">
            <text:p>insert into babynames_app_nameinfo (id, firstName_id, country_id, gender_id,meaning) values(41,41,1,2,'"grey fighting maid" in German (Zelda means "luck")');</text:p>
          </table:table-cell>
          <table:table-cell table:number-columns-repeated="241"/>
        </table:table-row>
        <table:table-row table:style-name="ro2">
          <table:table-cell table:formula="of:=[.A43]+1" office:value-type="float" office:value="42">
            <text:p>42</text:p>
          </table:table-cell>
          <table:table-cell office:value-type="string">
            <text:p>Hele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Lena</text:p>
          </table:table-cell>
          <table:table-cell office:value-type="string">
            <text:p>"bright, shining one" in Latin (from Greek)</text:p>
          </table:table-cell>
          <table:table-cell/>
          <table:table-cell table:style-name="ce5" office:value-type="string">
            <text:p>Helena Bonham Carter</text:p>
          </table:table-cell>
          <table:table-cell office:value-type="float" office:value="560">
            <text:p>560</text:p>
          </table:table-cell>
          <table:table-cell table:number-columns-repeated="2"/>
          <table:table-cell table:formula="of:=CONCATENATE(&quot;Insert into babynames_app_firstname (id, name) values (&quot;;[.A44];&quot;, '&quot;;[.B44];&quot;');&quot;)" office:value-type="string" office:string-value="Insert into babynames_app_firstname (id, name) values (42, 'Helena');">
            <text:p>Insert into babynames_app_firstname (id, name) values (42, 'Helena');</text:p>
          </table:table-cell>
          <table:table-cell table:formula="of:=CONCATENATE(&quot;insert into babynames_app_fullnames (id, first_id, last_id, rank, pros, cons) values (&quot;;[.A44];&quot;,&quot;;[.A44];&quot;,&quot;;1;&quot;,&quot;;0;&quot;,'&quot;;[.G44];&quot;','&quot;;[.H44];&quot;');&quot;)" office:value-type="string" office:string-value="insert into babynames_app_fullnames (id, first_id, last_id, rank, pros, cons) values (42,42,1,0,'','Helena Bonham Carter');">
            <text:p>insert into babynames_app_fullnames (id, first_id, last_id, rank, pros, cons) values (42,42,1,0,'','Helena Bonham Carter');</text:p>
          </table:table-cell>
          <table:table-cell/>
          <table:table-cell table:formula="of:=CONCATENATE(&quot;insert into babynames_app_nameinfo (id, firstName_id, country_id, gender_id,meaning) values(&quot;;[.A44];&quot;,&quot;;[.A44];&quot;,&quot;;1;&quot;,&quot;;[.D44];&quot;,'&quot;;[.F44];&quot;');&quot;)" office:value-type="string" office:string-value="insert into babynames_app_nameinfo (id, firstName_id, country_id, gender_id,meaning) values(42,42,1,2,'&quot;bright, shining one&quot; in Latin (from Greek)');">
            <text:p>insert into babynames_app_nameinfo (id, firstName_id, country_id, gender_id,meaning) values(42,42,1,2,'"bright, shining one" in Latin (from Greek)');</text:p>
          </table:table-cell>
          <table:table-cell table:number-columns-repeated="241"/>
        </table:table-row>
        <table:table-row table:style-name="ro2">
          <table:table-cell table:formula="of:=[.A44]+1" office:value-type="float" office:value="43">
            <text:p>43</text:p>
          </table:table-cell>
          <table:table-cell office:value-type="string">
            <text:p>Henry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Harry</text:p>
          </table:table-cell>
          <table:table-cell office:value-type="string">
            <text:p>"estate ruler" in German</text:p>
          </table:table-cell>
          <table:table-cell table:style-name="ce5" office:value-type="string">
            <text:p>Patrick''s Papaw''s first name, Patrick Henry</text:p>
          </table:table-cell>
          <table:table-cell/>
          <table:table-cell office:value-type="float" office:value="43">
            <text:p>43</text:p>
          </table:table-cell>
          <table:table-cell table:number-columns-repeated="2"/>
          <table:table-cell table:formula="of:=CONCATENATE(&quot;Insert into babynames_app_firstname (id, name) values (&quot;;[.A45];&quot;, '&quot;;[.B45];&quot;');&quot;)" office:value-type="string" office:string-value="Insert into babynames_app_firstname (id, name) values (43, 'Henry');">
            <text:p>Insert into babynames_app_firstname (id, name) values (43, 'Henry');</text:p>
          </table:table-cell>
          <table:table-cell table:formula="of:=CONCATENATE(&quot;insert into babynames_app_fullnames (id, first_id, last_id, rank, pros, cons) values (&quot;;[.A45];&quot;,&quot;;[.A45];&quot;,&quot;;1;&quot;,&quot;;0;&quot;,'&quot;;[.G45];&quot;','&quot;;[.H45];&quot;');&quot;)" office:value-type="string" office:string-value="insert into babynames_app_fullnames (id, first_id, last_id, rank, pros, cons) values (43,43,1,0,'Patrick''s Papaw''s first name, Patrick Henry','');">
            <text:p>insert into babynames_app_fullnames (id, first_id, last_id, rank, pros, cons) values (43,43,1,0,'Patrick''s Papaw''s first name, Patrick Henry','');</text:p>
          </table:table-cell>
          <table:table-cell/>
          <table:table-cell table:formula="of:=CONCATENATE(&quot;insert into babynames_app_nameinfo (id, firstName_id, country_id, gender_id,meaning) values(&quot;;[.A45];&quot;,&quot;;[.A45];&quot;,&quot;;1;&quot;,&quot;;[.D45];&quot;,'&quot;;[.F45];&quot;');&quot;)" office:value-type="string" office:string-value="insert into babynames_app_nameinfo (id, firstName_id, country_id, gender_id,meaning) values(43,43,1,1,'&quot;estate ruler&quot; in German');">
            <text:p>insert into babynames_app_nameinfo (id, firstName_id, country_id, gender_id,meaning) values(43,43,1,1,'"estate ruler" in German');</text:p>
          </table:table-cell>
          <table:table-cell table:number-columns-repeated="241"/>
        </table:table-row>
        <table:table-row table:style-name="ro2">
          <table:table-cell table:formula="of:=[.A45]+1" office:value-type="float" office:value="44">
            <text:p>44</text:p>
          </table:table-cell>
          <table:table-cell office:value-type="string">
            <text:p>Ia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Gaelic version of John ("the Lord is gracious")</text:p>
          </table:table-cell>
          <table:table-cell table:style-name="ce5" office:value-type="string">
            <text:p>Oirish, Patrick''s Middle name</text:p>
          </table:table-cell>
          <table:table-cell/>
          <table:table-cell office:value-type="float" office:value="78">
            <text:p>78</text:p>
          </table:table-cell>
          <table:table-cell table:number-columns-repeated="2"/>
          <table:table-cell table:formula="of:=CONCATENATE(&quot;Insert into babynames_app_firstname (id, name) values (&quot;;[.A46];&quot;, '&quot;;[.B46];&quot;');&quot;)" office:value-type="string" office:string-value="Insert into babynames_app_firstname (id, name) values (44, 'Ian');">
            <text:p>Insert into babynames_app_firstname (id, name) values (44, 'Ian');</text:p>
          </table:table-cell>
          <table:table-cell table:formula="of:=CONCATENATE(&quot;insert into babynames_app_fullnames (id, first_id, last_id, rank, pros, cons) values (&quot;;[.A46];&quot;,&quot;;[.A46];&quot;,&quot;;1;&quot;,&quot;;0;&quot;,'&quot;;[.G46];&quot;','&quot;;[.H46];&quot;');&quot;)" office:value-type="string" office:string-value="insert into babynames_app_fullnames (id, first_id, last_id, rank, pros, cons) values (44,44,1,0,'Oirish, Patrick''s Middle name','');">
            <text:p>insert into babynames_app_fullnames (id, first_id, last_id, rank, pros, cons) values (44,44,1,0,'Oirish, Patrick''s Middle name','');</text:p>
          </table:table-cell>
          <table:table-cell/>
          <table:table-cell table:formula="of:=CONCATENATE(&quot;insert into babynames_app_nameinfo (id, firstName_id, country_id, gender_id,meaning) values(&quot;;[.A46];&quot;,&quot;;[.A46];&quot;,&quot;;1;&quot;,&quot;;[.D46];&quot;,'&quot;;[.F46];&quot;');&quot;)" office:value-type="string" office:string-value="insert into babynames_app_nameinfo (id, firstName_id, country_id, gender_id,meaning) values(44,44,1,1,'Gaelic version of John (&quot;the Lord is gracious&quot;)');">
            <text:p>insert into babynames_app_nameinfo (id, firstName_id, country_id, gender_id,meaning) values(44,44,1,1,'Gaelic version of John ("the Lord is gracious")');</text:p>
          </table:table-cell>
          <table:table-cell table:number-columns-repeated="241"/>
        </table:table-row>
        <table:table-row table:style-name="ro2">
          <table:table-cell table:formula="of:=[.A46]+1" office:value-type="float" office:value="45">
            <text:p>45</text:p>
          </table:table-cell>
          <table:table-cell office:value-type="string">
            <text:p>Imogen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Immie</text:p>
          </table:table-cell>
          <table:table-cell office:value-type="string">
            <text:p>"beloved child" in Celtic</text:p>
          </table:table-cell>
          <table:table-cell/>
          <table:table-cell table:style-name="ce5" office:value-type="string">
            <text:p>A Heap to pronounce</text:p>
          </table:table-cell>
          <table:table-cell table:style-name="ce6" office:value-type="string">
            <text:p>none</text:p>
          </table:table-cell>
          <table:table-cell table:style-name="ce5" office:value-type="string">
            <text:p>haha, I just got your pun =p</text:p>
          </table:table-cell>
          <table:table-cell/>
          <table:table-cell table:formula="of:=CONCATENATE(&quot;Insert into babynames_app_firstname (id, name) values (&quot;;[.A47];&quot;, '&quot;;[.B47];&quot;');&quot;)" office:value-type="string" office:string-value="Insert into babynames_app_firstname (id, name) values (45, 'Imogen');">
            <text:p>Insert into babynames_app_firstname (id, name) values (45, 'Imogen');</text:p>
          </table:table-cell>
          <table:table-cell table:formula="of:=CONCATENATE(&quot;insert into babynames_app_fullnames (id, first_id, last_id, rank, pros, cons) values (&quot;;[.A47];&quot;,&quot;;[.A47];&quot;,&quot;;1;&quot;,&quot;;0;&quot;,'&quot;;[.G47];&quot;','&quot;;[.H47];&quot;');&quot;)" office:value-type="string" office:string-value="insert into babynames_app_fullnames (id, first_id, last_id, rank, pros, cons) values (45,45,1,0,'','A Heap to pronounce');">
            <text:p>insert into babynames_app_fullnames (id, first_id, last_id, rank, pros, cons) values (45,45,1,0,'','A Heap to pronounce');</text:p>
          </table:table-cell>
          <table:table-cell/>
          <table:table-cell table:formula="of:=CONCATENATE(&quot;insert into babynames_app_nameinfo (id, firstName_id, country_id, gender_id,meaning) values(&quot;;[.A47];&quot;,&quot;;[.A47];&quot;,&quot;;1;&quot;,&quot;;[.D47];&quot;,'&quot;;[.F47];&quot;');&quot;)" office:value-type="string" office:string-value="insert into babynames_app_nameinfo (id, firstName_id, country_id, gender_id,meaning) values(45,45,1,2,'&quot;beloved child&quot; in Celtic');">
            <text:p>insert into babynames_app_nameinfo (id, firstName_id, country_id, gender_id,meaning) values(45,45,1,2,'"beloved child" in Celtic');</text:p>
          </table:table-cell>
          <table:table-cell table:number-columns-repeated="241"/>
        </table:table-row>
        <table:table-row table:style-name="ro2">
          <table:table-cell table:formula="of:=[.A47]+1" office:value-type="float" office:value="46">
            <text:p>46</text:p>
          </table:table-cell>
          <table:table-cell office:value-type="string">
            <text:p>Ingrid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Inga</text:p>
          </table:table-cell>
          <table:table-cell office:value-type="string">
            <text:p>"Ing''s ride" in Norse (God of fertility)</text:p>
          </table:table-cell>
          <table:table-cell/>
          <table:table-cell table:style-name="ce5" office:value-type="string">
            <text:p>Cultural clash?</text:p>
          </table:table-cell>
          <table:table-cell office:value-type="float" office:value="908">
            <text:p>908</text:p>
          </table:table-cell>
          <table:table-cell table:number-columns-repeated="2"/>
          <table:table-cell table:formula="of:=CONCATENATE(&quot;Insert into babynames_app_firstname (id, name) values (&quot;;[.A48];&quot;, '&quot;;[.B48];&quot;');&quot;)" office:value-type="string" office:string-value="Insert into babynames_app_firstname (id, name) values (46, 'Ingrid');">
            <text:p>Insert into babynames_app_firstname (id, name) values (46, 'Ingrid');</text:p>
          </table:table-cell>
          <table:table-cell table:formula="of:=CONCATENATE(&quot;insert into babynames_app_fullnames (id, first_id, last_id, rank, pros, cons) values (&quot;;[.A48];&quot;,&quot;;[.A48];&quot;,&quot;;1;&quot;,&quot;;0;&quot;,'&quot;;[.G48];&quot;','&quot;;[.H48];&quot;');&quot;)" office:value-type="string" office:string-value="insert into babynames_app_fullnames (id, first_id, last_id, rank, pros, cons) values (46,46,1,0,'','Cultural clash?');">
            <text:p>insert into babynames_app_fullnames (id, first_id, last_id, rank, pros, cons) values (46,46,1,0,'','Cultural clash?');</text:p>
          </table:table-cell>
          <table:table-cell/>
          <table:table-cell table:formula="of:=CONCATENATE(&quot;insert into babynames_app_nameinfo (id, firstName_id, country_id, gender_id,meaning) values(&quot;;[.A48];&quot;,&quot;;[.A48];&quot;,&quot;;1;&quot;,&quot;;[.D48];&quot;,'&quot;;[.F48];&quot;');&quot;)" office:value-type="string" office:string-value="insert into babynames_app_nameinfo (id, firstName_id, country_id, gender_id,meaning) values(46,46,1,2,'&quot;Ing''s ride&quot; in Norse (God of fertility)');">
            <text:p>insert into babynames_app_nameinfo (id, firstName_id, country_id, gender_id,meaning) values(46,46,1,2,'"Ing''s ride" in Norse (God of fertility)');</text:p>
          </table:table-cell>
          <table:table-cell table:number-columns-repeated="241"/>
        </table:table-row>
        <table:table-row table:style-name="ro2">
          <table:table-cell table:formula="of:=[.A48]+1" office:value-type="float" office:value="47">
            <text:p>47</text:p>
          </table:table-cell>
          <table:table-cell office:value-type="string">
            <text:p>Isabel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Izzy, Belly</text:p>
          </table:table-cell>
          <table:table-cell office:value-type="string">
            <text:p>Spanish version of Elizabeth (pledged to God)</text:p>
          </table:table-cell>
          <table:table-cell/>
          <table:table-cell table:style-name="ce5" office:value-type="string">
            <text:p>Twilight character</text:p>
          </table:table-cell>
          <table:table-cell office:value-type="float" office:value="134">
            <text:p>134</text:p>
          </table:table-cell>
          <table:table-cell table:number-columns-repeated="2"/>
          <table:table-cell table:formula="of:=CONCATENATE(&quot;Insert into babynames_app_firstname (id, name) values (&quot;;[.A49];&quot;, '&quot;;[.B49];&quot;');&quot;)" office:value-type="string" office:string-value="Insert into babynames_app_firstname (id, name) values (47, 'Isabel');">
            <text:p>Insert into babynames_app_firstname (id, name) values (47, 'Isabel');</text:p>
          </table:table-cell>
          <table:table-cell table:formula="of:=CONCATENATE(&quot;insert into babynames_app_fullnames (id, first_id, last_id, rank, pros, cons) values (&quot;;[.A49];&quot;,&quot;;[.A49];&quot;,&quot;;1;&quot;,&quot;;0;&quot;,'&quot;;[.G49];&quot;','&quot;;[.H49];&quot;');&quot;)" office:value-type="string" office:string-value="insert into babynames_app_fullnames (id, first_id, last_id, rank, pros, cons) values (47,47,1,0,'','Twilight character');">
            <text:p>insert into babynames_app_fullnames (id, first_id, last_id, rank, pros, cons) values (47,47,1,0,'','Twilight character');</text:p>
          </table:table-cell>
          <table:table-cell/>
          <table:table-cell table:formula="of:=CONCATENATE(&quot;insert into babynames_app_nameinfo (id, firstName_id, country_id, gender_id,meaning) values(&quot;;[.A49];&quot;,&quot;;[.A49];&quot;,&quot;;1;&quot;,&quot;;[.D49];&quot;,'&quot;;[.F49];&quot;');&quot;)" office:value-type="string" office:string-value="insert into babynames_app_nameinfo (id, firstName_id, country_id, gender_id,meaning) values(47,47,1,2,'Spanish version of Elizabeth (pledged to God)');">
            <text:p>insert into babynames_app_nameinfo (id, firstName_id, country_id, gender_id,meaning) values(47,47,1,2,'Spanish version of Elizabeth (pledged to God)');</text:p>
          </table:table-cell>
          <table:table-cell table:number-columns-repeated="241"/>
        </table:table-row>
        <table:table-row table:style-name="ro2">
          <table:table-cell table:formula="of:=[.A49]+1" office:value-type="float" office:value="48">
            <text:p>48</text:p>
          </table:table-cell>
          <table:table-cell office:value-type="string">
            <text:p>Isado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Izzy</text:p>
          </table:table-cell>
          <table:table-cell office:value-type="string">
            <text:p>"gift of Isis" in Greek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50];&quot;, '&quot;;[.B50];&quot;');&quot;)" office:value-type="string" office:string-value="Insert into babynames_app_firstname (id, name) values (48, 'Isadora');">
            <text:p>Insert into babynames_app_firstname (id, name) values (48, 'Isadora');</text:p>
          </table:table-cell>
          <table:table-cell table:formula="of:=CONCATENATE(&quot;insert into babynames_app_fullnames (id, first_id, last_id, rank, pros, cons) values (&quot;;[.A50];&quot;,&quot;;[.A50];&quot;,&quot;;1;&quot;,&quot;;0;&quot;,'&quot;;[.G50];&quot;','&quot;;[.H50];&quot;');&quot;)" office:value-type="string" office:string-value="insert into babynames_app_fullnames (id, first_id, last_id, rank, pros, cons) values (48,48,1,0,'','');">
            <text:p>insert into babynames_app_fullnames (id, first_id, last_id, rank, pros, cons) values (48,48,1,0,'','');</text:p>
          </table:table-cell>
          <table:table-cell/>
          <table:table-cell table:formula="of:=CONCATENATE(&quot;insert into babynames_app_nameinfo (id, firstName_id, country_id, gender_id,meaning) values(&quot;;[.A50];&quot;,&quot;;[.A50];&quot;,&quot;;1;&quot;,&quot;;[.D50];&quot;,'&quot;;[.F50];&quot;');&quot;)" office:value-type="string" office:string-value="insert into babynames_app_nameinfo (id, firstName_id, country_id, gender_id,meaning) values(48,48,1,2,'&quot;gift of Isis&quot; in Greek');">
            <text:p>insert into babynames_app_nameinfo (id, firstName_id, country_id, gender_id,meaning) values(48,48,1,2,'"gift of Isis" in Greek');</text:p>
          </table:table-cell>
          <table:table-cell table:number-columns-repeated="241"/>
        </table:table-row>
        <table:table-row table:style-name="ro2">
          <table:table-cell table:formula="of:=[.A50]+1" office:value-type="float" office:value="49">
            <text:p>49</text:p>
          </table:table-cell>
          <table:table-cell office:value-type="string">
            <text:p>Jonah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dove" in Hebrew</text:p>
          </table:table-cell>
          <table:table-cell table:number-columns-repeated="2"/>
          <table:table-cell office:value-type="float" office:value="131">
            <text:p>131</text:p>
          </table:table-cell>
          <table:table-cell table:number-columns-repeated="2"/>
          <table:table-cell table:formula="of:=CONCATENATE(&quot;Insert into babynames_app_firstname (id, name) values (&quot;;[.A51];&quot;, '&quot;;[.B51];&quot;');&quot;)" office:value-type="string" office:string-value="Insert into babynames_app_firstname (id, name) values (49, 'Jonah');">
            <text:p>Insert into babynames_app_firstname (id, name) values (49, 'Jonah');</text:p>
          </table:table-cell>
          <table:table-cell table:formula="of:=CONCATENATE(&quot;insert into babynames_app_fullnames (id, first_id, last_id, rank, pros, cons) values (&quot;;[.A51];&quot;,&quot;;[.A51];&quot;,&quot;;1;&quot;,&quot;;0;&quot;,'&quot;;[.G51];&quot;','&quot;;[.H51];&quot;');&quot;)" office:value-type="string" office:string-value="insert into babynames_app_fullnames (id, first_id, last_id, rank, pros, cons) values (49,49,1,0,'','');">
            <text:p>insert into babynames_app_fullnames (id, first_id, last_id, rank, pros, cons) values (49,49,1,0,'','');</text:p>
          </table:table-cell>
          <table:table-cell/>
          <table:table-cell table:formula="of:=CONCATENATE(&quot;insert into babynames_app_nameinfo (id, firstName_id, country_id, gender_id,meaning) values(&quot;;[.A51];&quot;,&quot;;[.A51];&quot;,&quot;;1;&quot;,&quot;;[.D51];&quot;,'&quot;;[.F51];&quot;');&quot;)" office:value-type="string" office:string-value="insert into babynames_app_nameinfo (id, firstName_id, country_id, gender_id,meaning) values(49,49,1,1,'&quot;dove&quot; in Hebrew');">
            <text:p>insert into babynames_app_nameinfo (id, firstName_id, country_id, gender_id,meaning) values(49,49,1,1,'"dove" in Hebrew');</text:p>
          </table:table-cell>
          <table:table-cell table:number-columns-repeated="241"/>
        </table:table-row>
        <table:table-row table:style-name="ro2">
          <table:table-cell table:formula="of:=[.A51]+1" office:value-type="float" office:value="50">
            <text:p>50</text:p>
          </table:table-cell>
          <table:table-cell office:value-type="string">
            <text:p>Jude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Not Judy</text:p>
          </table:table-cell>
          <table:table-cell office:value-type="string">
            <text:p>"praise" in Latin (from Judah)</text:p>
          </table:table-cell>
          <table:table-cell table:style-name="ce5" office:value-type="string">
            <text:p>Mickie''s dad''s favorite saint, annoy him with the song</text:p>
          </table:table-cell>
          <table:table-cell table:style-name="ce5" office:value-type="string">
            <text:p>Hey Jude</text:p>
          </table:table-cell>
          <table:table-cell office:value-type="float" office:value="162">
            <text:p>162</text:p>
          </table:table-cell>
          <table:table-cell table:number-columns-repeated="2"/>
          <table:table-cell table:formula="of:=CONCATENATE(&quot;Insert into babynames_app_firstname (id, name) values (&quot;;[.A52];&quot;, '&quot;;[.B52];&quot;');&quot;)" office:value-type="string" office:string-value="Insert into babynames_app_firstname (id, name) values (50, 'Jude');">
            <text:p>Insert into babynames_app_firstname (id, name) values (50, 'Jude');</text:p>
          </table:table-cell>
          <table:table-cell table:formula="of:=CONCATENATE(&quot;insert into babynames_app_fullnames (id, first_id, last_id, rank, pros, cons) values (&quot;;[.A52];&quot;,&quot;;[.A52];&quot;,&quot;;1;&quot;,&quot;;0;&quot;,'&quot;;[.G52];&quot;','&quot;;[.H52];&quot;');&quot;)" office:value-type="string" office:string-value="insert into babynames_app_fullnames (id, first_id, last_id, rank, pros, cons) values (50,50,1,0,'Mickie''s dad''s favorite saint, annoy him with the song','Hey Jude');">
            <text:p>insert into babynames_app_fullnames (id, first_id, last_id, rank, pros, cons) values (50,50,1,0,'Mickie''s dad''s favorite saint, annoy him with the song','Hey Jude');</text:p>
          </table:table-cell>
          <table:table-cell/>
          <table:table-cell table:formula="of:=CONCATENATE(&quot;insert into babynames_app_nameinfo (id, firstName_id, country_id, gender_id,meaning) values(&quot;;[.A52];&quot;,&quot;;[.A52];&quot;,&quot;;1;&quot;,&quot;;[.D52];&quot;,'&quot;;[.F52];&quot;');&quot;)" office:value-type="string" office:string-value="insert into babynames_app_nameinfo (id, firstName_id, country_id, gender_id,meaning) values(50,50,1,1,'&quot;praise&quot; in Latin (from Judah)');">
            <text:p>insert into babynames_app_nameinfo (id, firstName_id, country_id, gender_id,meaning) values(50,50,1,1,'"praise" in Latin (from Judah)');</text:p>
          </table:table-cell>
          <table:table-cell table:number-columns-repeated="241"/>
        </table:table-row>
        <table:table-row table:style-name="ro2">
          <table:table-cell table:formula="of:=[.A52]+1" office:value-type="float" office:value="51">
            <text:p>51</text:p>
          </table:table-cell>
          <table:table-cell office:value-type="string">
            <text:p>Juli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Jules, Julie</text:p>
          </table:table-cell>
          <table:table-cell office:value-type="string">
            <text:p>"youthful" in Latin</text:p>
          </table:table-cell>
          <table:table-cell table:number-columns-repeated="2"/>
          <table:table-cell office:value-type="float" office:value="65">
            <text:p>65</text:p>
          </table:table-cell>
          <table:table-cell table:number-columns-repeated="2"/>
          <table:table-cell table:formula="of:=CONCATENATE(&quot;Insert into babynames_app_firstname (id, name) values (&quot;;[.A53];&quot;, '&quot;;[.B53];&quot;');&quot;)" office:value-type="string" office:string-value="Insert into babynames_app_firstname (id, name) values (51, 'Julia');">
            <text:p>Insert into babynames_app_firstname (id, name) values (51, 'Julia');</text:p>
          </table:table-cell>
          <table:table-cell table:formula="of:=CONCATENATE(&quot;insert into babynames_app_fullnames (id, first_id, last_id, rank, pros, cons) values (&quot;;[.A53];&quot;,&quot;;[.A53];&quot;,&quot;;1;&quot;,&quot;;0;&quot;,'&quot;;[.G53];&quot;','&quot;;[.H53];&quot;');&quot;)" office:value-type="string" office:string-value="insert into babynames_app_fullnames (id, first_id, last_id, rank, pros, cons) values (51,51,1,0,'','');">
            <text:p>insert into babynames_app_fullnames (id, first_id, last_id, rank, pros, cons) values (51,51,1,0,'','');</text:p>
          </table:table-cell>
          <table:table-cell/>
          <table:table-cell table:formula="of:=CONCATENATE(&quot;insert into babynames_app_nameinfo (id, firstName_id, country_id, gender_id,meaning) values(&quot;;[.A53];&quot;,&quot;;[.A53];&quot;,&quot;;1;&quot;,&quot;;[.D53];&quot;,'&quot;;[.F53];&quot;');&quot;)" office:value-type="string" office:string-value="insert into babynames_app_nameinfo (id, firstName_id, country_id, gender_id,meaning) values(51,51,1,2,'&quot;youthful&quot; in Latin');">
            <text:p>insert into babynames_app_nameinfo (id, firstName_id, country_id, gender_id,meaning) values(51,51,1,2,'"youthful" in Latin');</text:p>
          </table:table-cell>
          <table:table-cell table:number-columns-repeated="241"/>
        </table:table-row>
        <table:table-row table:style-name="ro2">
          <table:table-cell table:formula="of:=[.A53]+1" office:value-type="float" office:value="52">
            <text:p>52</text:p>
          </table:table-cell>
          <table:table-cell office:value-type="string">
            <text:p>Julia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Jules</text:p>
          </table:table-cell>
          <table:table-cell office:value-type="string">
            <text:p>"youthful, downy" in English from Latin (Julius)</text:p>
          </table:table-cell>
          <table:table-cell table:style-name="ce5" office:value-type="string">
            <text:p>Ethnically transitive</text:p>
          </table:table-cell>
          <table:table-cell table:style-name="ce5" office:value-type="string">
            <text:p>Julian Castro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CONCATENATE(&quot;Insert into babynames_app_firstname (id, name) values (&quot;;[.A54];&quot;, '&quot;;[.B54];&quot;');&quot;)" office:value-type="string" office:string-value="Insert into babynames_app_firstname (id, name) values (52, 'Julian');">
            <text:p>Insert into babynames_app_firstname (id, name) values (52, 'Julian');</text:p>
          </table:table-cell>
          <table:table-cell table:formula="of:=CONCATENATE(&quot;insert into babynames_app_fullnames (id, first_id, last_id, rank, pros, cons) values (&quot;;[.A54];&quot;,&quot;;[.A54];&quot;,&quot;;1;&quot;,&quot;;0;&quot;,'&quot;;[.G54];&quot;','&quot;;[.H54];&quot;');&quot;)" office:value-type="string" office:string-value="insert into babynames_app_fullnames (id, first_id, last_id, rank, pros, cons) values (52,52,1,0,'Ethnically transitive','Julian Castro');">
            <text:p>insert into babynames_app_fullnames (id, first_id, last_id, rank, pros, cons) values (52,52,1,0,'Ethnically transitive','Julian Castro');</text:p>
          </table:table-cell>
          <table:table-cell/>
          <table:table-cell table:formula="of:=CONCATENATE(&quot;insert into babynames_app_nameinfo (id, firstName_id, country_id, gender_id,meaning) values(&quot;;[.A54];&quot;,&quot;;[.A54];&quot;,&quot;;1;&quot;,&quot;;[.D54];&quot;,'&quot;;[.F54];&quot;');&quot;)" office:value-type="string" office:string-value="insert into babynames_app_nameinfo (id, firstName_id, country_id, gender_id,meaning) values(52,52,1,1,'&quot;youthful, downy&quot; in English from Latin (Julius)');">
            <text:p>insert into babynames_app_nameinfo (id, firstName_id, country_id, gender_id,meaning) values(52,52,1,1,'"youthful, downy" in English from Latin (Julius)');</text:p>
          </table:table-cell>
          <table:table-cell table:number-columns-repeated="241"/>
        </table:table-row>
        <table:table-row table:style-name="ro2">
          <table:table-cell table:formula="of:=[.A54]+1" office:value-type="float" office:value="53">
            <text:p>53</text:p>
          </table:table-cell>
          <table:table-cell office:value-type="string">
            <text:p>Kimo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Kim</text:p>
          </table:table-cell>
          <table:table-cell office:value-type="string">
            <text:p>Modern name (meaning unknown)</text:p>
          </table:table-cell>
          <table:table-cell table:style-name="ce5" office:value-type="string">
            <text:p>Lots of female 90''s musicians named Kim</text:p>
          </table:table-cell>
          <table:table-cell/>
          <table:table-cell office:value-type="float" office:value="758">
            <text:p>758</text:p>
          </table:table-cell>
          <table:table-cell table:style-name="ce5" office:value-type="string">
            <text:p>No?</text:p>
          </table:table-cell>
          <table:table-cell table:style-name="ce5" office:value-type="string">
            <text:p>Interesting, sounds nice!</text:p>
          </table:table-cell>
          <table:table-cell table:formula="of:=CONCATENATE(&quot;Insert into babynames_app_firstname (id, name) values (&quot;;[.A55];&quot;, '&quot;;[.B55];&quot;');&quot;)" office:value-type="string" office:string-value="Insert into babynames_app_firstname (id, name) values (53, 'Kimora');">
            <text:p>Insert into babynames_app_firstname (id, name) values (53, 'Kimora');</text:p>
          </table:table-cell>
          <table:table-cell table:formula="of:=CONCATENATE(&quot;insert into babynames_app_fullnames (id, first_id, last_id, rank, pros, cons) values (&quot;;[.A55];&quot;,&quot;;[.A55];&quot;,&quot;;1;&quot;,&quot;;0;&quot;,'&quot;;[.G55];&quot;','&quot;;[.H55];&quot;');&quot;)" office:value-type="string" office:string-value="insert into babynames_app_fullnames (id, first_id, last_id, rank, pros, cons) values (53,53,1,0,'Lots of female 90''s musicians named Kim','');">
            <text:p>insert into babynames_app_fullnames (id, first_id, last_id, rank, pros, cons) values (53,53,1,0,'Lots of female 90''s musicians named Kim','');</text:p>
          </table:table-cell>
          <table:table-cell/>
          <table:table-cell table:formula="of:=CONCATENATE(&quot;insert into babynames_app_nameinfo (id, firstName_id, country_id, gender_id,meaning) values(&quot;;[.A55];&quot;,&quot;;[.A55];&quot;,&quot;;1;&quot;,&quot;;[.D55];&quot;,'&quot;;[.F55];&quot;');&quot;)" office:value-type="string" office:string-value="insert into babynames_app_nameinfo (id, firstName_id, country_id, gender_id,meaning) values(53,53,1,2,'Modern name (meaning unknown)');">
            <text:p>insert into babynames_app_nameinfo (id, firstName_id, country_id, gender_id,meaning) values(53,53,1,2,'Modern name (meaning unknown)');</text:p>
          </table:table-cell>
          <table:table-cell table:number-columns-repeated="241"/>
        </table:table-row>
        <table:table-row table:style-name="ro2">
          <table:table-cell table:formula="of:=[.A55]+1" office:value-type="float" office:value="54">
            <text:p>54</text:p>
          </table:table-cell>
          <table:table-cell office:value-type="string">
            <text:p>Lemuel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Lem, Lemmy</text:p>
          </table:table-cell>
          <table:table-cell office:value-type="string">
            <text:p>"devoted to God" in Hebrew</text:p>
          </table:table-cell>
          <table:table-cell table:style-name="ce5" office:value-type="string">
            <text:p>Its somewhere in Patrick''s family tree</text:p>
          </table:table-cell>
          <table:table-cell table:style-name="ce5" office:value-type="string">
            <text:p>Kinda weird sounding</text:p>
          </table:table-cell>
          <table:table-cell table:style-name="ce6" office:value-type="string">
            <text:p>none</text:p>
          </table:table-cell>
          <table:table-cell table:style-name="ce5" office:value-type="string">
            <text:p>I dunno.</text:p>
          </table:table-cell>
          <table:table-cell/>
          <table:table-cell table:formula="of:=CONCATENATE(&quot;Insert into babynames_app_firstname (id, name) values (&quot;;[.A56];&quot;, '&quot;;[.B56];&quot;');&quot;)" office:value-type="string" office:string-value="Insert into babynames_app_firstname (id, name) values (54, 'Lemuel');">
            <text:p>Insert into babynames_app_firstname (id, name) values (54, 'Lemuel');</text:p>
          </table:table-cell>
          <table:table-cell table:formula="of:=CONCATENATE(&quot;insert into babynames_app_fullnames (id, first_id, last_id, rank, pros, cons) values (&quot;;[.A56];&quot;,&quot;;[.A56];&quot;,&quot;;1;&quot;,&quot;;0;&quot;,'&quot;;[.G56];&quot;','&quot;;[.H56];&quot;');&quot;)" office:value-type="string" office:string-value="insert into babynames_app_fullnames (id, first_id, last_id, rank, pros, cons) values (54,54,1,0,'Its somewhere in Patrick''s family tree','Kinda weird sounding');">
            <text:p>insert into babynames_app_fullnames (id, first_id, last_id, rank, pros, cons) values (54,54,1,0,'Its somewhere in Patrick''s family tree','Kinda weird sounding');</text:p>
          </table:table-cell>
          <table:table-cell/>
          <table:table-cell table:formula="of:=CONCATENATE(&quot;insert into babynames_app_nameinfo (id, firstName_id, country_id, gender_id,meaning) values(&quot;;[.A56];&quot;,&quot;;[.A56];&quot;,&quot;;1;&quot;,&quot;;[.D56];&quot;,'&quot;;[.F56];&quot;');&quot;)" office:value-type="string" office:string-value="insert into babynames_app_nameinfo (id, firstName_id, country_id, gender_id,meaning) values(54,54,1,1,'&quot;devoted to God&quot; in Hebrew');">
            <text:p>insert into babynames_app_nameinfo (id, firstName_id, country_id, gender_id,meaning) values(54,54,1,1,'"devoted to God" in Hebrew');</text:p>
          </table:table-cell>
          <table:table-cell table:number-columns-repeated="241"/>
        </table:table-row>
        <table:table-row table:style-name="ro2">
          <table:table-cell table:formula="of:=[.A56]+1" office:value-type="float" office:value="55">
            <text:p>55</text:p>
          </table:table-cell>
          <table:table-cell office:value-type="string">
            <text:p>Leo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Greek version of Leo ("lion")</text:p>
          </table:table-cell>
          <table:table-cell table:number-columns-repeated="2"/>
          <table:table-cell office:value-type="float" office:value="357">
            <text:p>357</text:p>
          </table:table-cell>
          <table:table-cell table:number-columns-repeated="2"/>
          <table:table-cell table:formula="of:=CONCATENATE(&quot;Insert into babynames_app_firstname (id, name) values (&quot;;[.A57];&quot;, '&quot;;[.B57];&quot;');&quot;)" office:value-type="string" office:string-value="Insert into babynames_app_firstname (id, name) values (55, 'Leon');">
            <text:p>Insert into babynames_app_firstname (id, name) values (55, 'Leon');</text:p>
          </table:table-cell>
          <table:table-cell table:formula="of:=CONCATENATE(&quot;insert into babynames_app_fullnames (id, first_id, last_id, rank, pros, cons) values (&quot;;[.A57];&quot;,&quot;;[.A57];&quot;,&quot;;1;&quot;,&quot;;0;&quot;,'&quot;;[.G57];&quot;','&quot;;[.H57];&quot;');&quot;)" office:value-type="string" office:string-value="insert into babynames_app_fullnames (id, first_id, last_id, rank, pros, cons) values (55,55,1,0,'','');">
            <text:p>insert into babynames_app_fullnames (id, first_id, last_id, rank, pros, cons) values (55,55,1,0,'','');</text:p>
          </table:table-cell>
          <table:table-cell/>
          <table:table-cell table:formula="of:=CONCATENATE(&quot;insert into babynames_app_nameinfo (id, firstName_id, country_id, gender_id,meaning) values(&quot;;[.A57];&quot;,&quot;;[.A57];&quot;,&quot;;1;&quot;,&quot;;[.D57];&quot;,'&quot;;[.F57];&quot;');&quot;)" office:value-type="string" office:string-value="insert into babynames_app_nameinfo (id, firstName_id, country_id, gender_id,meaning) values(55,55,1,1,'Greek version of Leo (&quot;lion&quot;)');">
            <text:p>insert into babynames_app_nameinfo (id, firstName_id, country_id, gender_id,meaning) values(55,55,1,1,'Greek version of Leo ("lion")');</text:p>
          </table:table-cell>
          <table:table-cell table:number-columns-repeated="241"/>
        </table:table-row>
        <table:table-row table:style-name="ro2">
          <table:table-cell table:formula="of:=[.A57]+1" office:value-type="float" office:value="56">
            <text:p>56</text:p>
          </table:table-cell>
          <table:table-cell office:value-type="string">
            <text:p>Leono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Nora</text:p>
          </table:table-cell>
          <table:table-cell office:value-type="string">
            <text:p>Italian version of Eleanor (meaning unknown)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style-name="ce5" office:value-type="string">
            <text:p>Alternate similar name - Leonor</text:p>
          </table:table-cell>
          <table:table-cell/>
          <table:table-cell table:formula="of:=CONCATENATE(&quot;Insert into babynames_app_firstname (id, name) values (&quot;;[.A58];&quot;, '&quot;;[.B58];&quot;');&quot;)" office:value-type="string" office:string-value="Insert into babynames_app_firstname (id, name) values (56, 'Leonora');">
            <text:p>Insert into babynames_app_firstname (id, name) values (56, 'Leonora');</text:p>
          </table:table-cell>
          <table:table-cell table:formula="of:=CONCATENATE(&quot;insert into babynames_app_fullnames (id, first_id, last_id, rank, pros, cons) values (&quot;;[.A58];&quot;,&quot;;[.A58];&quot;,&quot;;1;&quot;,&quot;;0;&quot;,'&quot;;[.G58];&quot;','&quot;;[.H58];&quot;');&quot;)" office:value-type="string" office:string-value="insert into babynames_app_fullnames (id, first_id, last_id, rank, pros, cons) values (56,56,1,0,'','');">
            <text:p>insert into babynames_app_fullnames (id, first_id, last_id, rank, pros, cons) values (56,56,1,0,'','');</text:p>
          </table:table-cell>
          <table:table-cell/>
          <table:table-cell table:formula="of:=CONCATENATE(&quot;insert into babynames_app_nameinfo (id, firstName_id, country_id, gender_id,meaning) values(&quot;;[.A58];&quot;,&quot;;[.A58];&quot;,&quot;;1;&quot;,&quot;;[.D58];&quot;,'&quot;;[.F58];&quot;');&quot;)" office:value-type="string" office:string-value="insert into babynames_app_nameinfo (id, firstName_id, country_id, gender_id,meaning) values(56,56,1,2,'Italian version of Eleanor (meaning unknown)');">
            <text:p>insert into babynames_app_nameinfo (id, firstName_id, country_id, gender_id,meaning) values(56,56,1,2,'Italian version of Eleanor (meaning unknown)');</text:p>
          </table:table-cell>
          <table:table-cell table:number-columns-repeated="241"/>
        </table:table-row>
        <table:table-row table:style-name="ro2">
          <table:table-cell table:formula="of:=[.A58]+1" office:value-type="float" office:value="57">
            <text:p>57</text:p>
          </table:table-cell>
          <table:table-cell office:value-type="string">
            <text:p>Linu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flax" in Greek</text:p>
          </table:table-cell>
          <table:table-cell table:style-name="ce5" office:value-type="string">
            <text:p>From Peanuts, second pope, Linus Pauling (chemist)</text:p>
          </table:table-cell>
          <table:table-cell table:style-name="ce5" office:value-type="string">
            <text:p>"Good Grief", clunky with Thomas</text:p>
          </table:table-cell>
          <table:table-cell table:style-name="ce6" office:value-type="string">
            <text:p>none</text:p>
          </table:table-cell>
          <table:table-cell table:style-name="ce7" office:value-type="boolean" office:boolean-value="true">
            <text:p>TRUE</text:p>
          </table:table-cell>
          <table:table-cell table:style-name="ce5" office:value-type="string">
            <text:p>Haha</text:p>
          </table:table-cell>
          <table:table-cell table:formula="of:=CONCATENATE(&quot;Insert into babynames_app_firstname (id, name) values (&quot;;[.A59];&quot;, '&quot;;[.B59];&quot;');&quot;)" office:value-type="string" office:string-value="Insert into babynames_app_firstname (id, name) values (57, 'Linus');">
            <text:p>Insert into babynames_app_firstname (id, name) values (57, 'Linus');</text:p>
          </table:table-cell>
          <table:table-cell table:formula="of:=CONCATENATE(&quot;insert into babynames_app_fullnames (id, first_id, last_id, rank, pros, cons) values (&quot;;[.A59];&quot;,&quot;;[.A59];&quot;,&quot;;1;&quot;,&quot;;0;&quot;,'&quot;;[.G59];&quot;','&quot;;[.H59];&quot;');&quot;)" office:value-type="string" office:string-value="insert into babynames_app_fullnames (id, first_id, last_id, rank, pros, cons) values (57,57,1,0,'From Peanuts, second pope, Linus Pauling (chemist)','&quot;Good Grief&quot;, clunky with Thomas');">
            <text:p>insert into babynames_app_fullnames (id, first_id, last_id, rank, pros, cons) values (57,57,1,0,'From Peanuts, second pope, Linus Pauling (chemist)','"Good Grief", clunky with Thomas');</text:p>
          </table:table-cell>
          <table:table-cell/>
          <table:table-cell table:formula="of:=CONCATENATE(&quot;insert into babynames_app_nameinfo (id, firstName_id, country_id, gender_id,meaning) values(&quot;;[.A59];&quot;,&quot;;[.A59];&quot;,&quot;;1;&quot;,&quot;;[.D59];&quot;,'&quot;;[.F59];&quot;');&quot;)" office:value-type="string" office:string-value="insert into babynames_app_nameinfo (id, firstName_id, country_id, gender_id,meaning) values(57,57,1,1,'&quot;flax&quot; in Greek');">
            <text:p>insert into babynames_app_nameinfo (id, firstName_id, country_id, gender_id,meaning) values(57,57,1,1,'"flax" in Greek');</text:p>
          </table:table-cell>
          <table:table-cell table:number-columns-repeated="241"/>
        </table:table-row>
        <table:table-row table:style-name="ro2">
          <table:table-cell table:formula="of:=[.A59]+1" office:value-type="float" office:value="58">
            <text:p>58</text:p>
          </table:table-cell>
          <table:table-cell office:value-type="string">
            <text:p>Lowell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Wolfie, Lowe</text:p>
          </table:table-cell>
          <table:table-cell office:value-type="string">
            <text:p>"young wolf" in French</text:p>
          </table:table-cell>
          <table:table-cell table:style-name="ce5" office:value-type="string">
            <text:p>Its everywhere in Patrick''s family tree</text:p>
          </table:table-cell>
          <table:table-cell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60];&quot;, '&quot;;[.B60];&quot;');&quot;)" office:value-type="string" office:string-value="Insert into babynames_app_firstname (id, name) values (58, 'Lowell');">
            <text:p>Insert into babynames_app_firstname (id, name) values (58, 'Lowell');</text:p>
          </table:table-cell>
          <table:table-cell table:formula="of:=CONCATENATE(&quot;insert into babynames_app_fullnames (id, first_id, last_id, rank, pros, cons) values (&quot;;[.A60];&quot;,&quot;;[.A60];&quot;,&quot;;1;&quot;,&quot;;0;&quot;,'&quot;;[.G60];&quot;','&quot;;[.H60];&quot;');&quot;)" office:value-type="string" office:string-value="insert into babynames_app_fullnames (id, first_id, last_id, rank, pros, cons) values (58,58,1,0,'Its everywhere in Patrick''s family tree','');">
            <text:p>insert into babynames_app_fullnames (id, first_id, last_id, rank, pros, cons) values (58,58,1,0,'Its everywhere in Patrick''s family tree','');</text:p>
          </table:table-cell>
          <table:table-cell/>
          <table:table-cell table:formula="of:=CONCATENATE(&quot;insert into babynames_app_nameinfo (id, firstName_id, country_id, gender_id,meaning) values(&quot;;[.A60];&quot;,&quot;;[.A60];&quot;,&quot;;1;&quot;,&quot;;[.D60];&quot;,'&quot;;[.F60];&quot;');&quot;)" office:value-type="string" office:string-value="insert into babynames_app_nameinfo (id, firstName_id, country_id, gender_id,meaning) values(58,58,1,1,'&quot;young wolf&quot; in French');">
            <text:p>insert into babynames_app_nameinfo (id, firstName_id, country_id, gender_id,meaning) values(58,58,1,1,'"young wolf" in French');</text:p>
          </table:table-cell>
          <table:table-cell table:number-columns-repeated="241"/>
        </table:table-row>
        <table:table-row table:style-name="ro2">
          <table:table-cell table:formula="of:=[.A60]+1" office:value-type="float" office:value="59">
            <text:p>59</text:p>
          </table:table-cell>
          <table:table-cell office:value-type="string">
            <text:p>Lucind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Cindy, Lucy</text:p>
          </table:table-cell>
          <table:table-cell office:value-type="string">
            <text:p>"light" in Italian (variation of Lucia)</text:p>
          </table:table-cell>
          <table:table-cell table:style-name="ce5" office:value-type="string">
            <text:p>Also sounds like "linda" (beautiful)</text:p>
          </table:table-cell>
          <table:table-cell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61];&quot;, '&quot;;[.B61];&quot;');&quot;)" office:value-type="string" office:string-value="Insert into babynames_app_firstname (id, name) values (59, 'Lucinda');">
            <text:p>Insert into babynames_app_firstname (id, name) values (59, 'Lucinda');</text:p>
          </table:table-cell>
          <table:table-cell table:formula="of:=CONCATENATE(&quot;insert into babynames_app_fullnames (id, first_id, last_id, rank, pros, cons) values (&quot;;[.A61];&quot;,&quot;;[.A61];&quot;,&quot;;1;&quot;,&quot;;0;&quot;,'&quot;;[.G61];&quot;','&quot;;[.H61];&quot;');&quot;)" office:value-type="string" office:string-value="insert into babynames_app_fullnames (id, first_id, last_id, rank, pros, cons) values (59,59,1,0,'Also sounds like &quot;linda&quot; (beautiful)','');">
            <text:p>insert into babynames_app_fullnames (id, first_id, last_id, rank, pros, cons) values (59,59,1,0,'Also sounds like "linda" (beautiful)','');</text:p>
          </table:table-cell>
          <table:table-cell/>
          <table:table-cell table:formula="of:=CONCATENATE(&quot;insert into babynames_app_nameinfo (id, firstName_id, country_id, gender_id,meaning) values(&quot;;[.A61];&quot;,&quot;;[.A61];&quot;,&quot;;1;&quot;,&quot;;[.D61];&quot;,'&quot;;[.F61];&quot;');&quot;)" office:value-type="string" office:string-value="insert into babynames_app_nameinfo (id, firstName_id, country_id, gender_id,meaning) values(59,59,1,2,'&quot;light&quot; in Italian (variation of Lucia)');">
            <text:p>insert into babynames_app_nameinfo (id, firstName_id, country_id, gender_id,meaning) values(59,59,1,2,'"light" in Italian (variation of Lucia)');</text:p>
          </table:table-cell>
          <table:table-cell table:number-columns-repeated="241"/>
        </table:table-row>
        <table:table-row table:style-name="ro2">
          <table:table-cell table:formula="of:=[.A61]+1" office:value-type="float" office:value="60">
            <text:p>60</text:p>
          </table:table-cell>
          <table:table-cell office:value-type="string">
            <text:p>Lu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Lou</text:p>
          </table:table-cell>
          <table:table-cell office:value-type="string">
            <text:p>"moon" in Latin</text:p>
          </table:table-cell>
          <table:table-cell/>
          <table:table-cell table:style-name="ce5" office:value-type="string">
            <text:p>HP character</text:p>
          </table:table-cell>
          <table:table-cell office:value-type="float" office:value="223">
            <text:p>223</text:p>
          </table:table-cell>
          <table:table-cell table:number-columns-repeated="2"/>
          <table:table-cell table:formula="of:=CONCATENATE(&quot;Insert into babynames_app_firstname (id, name) values (&quot;;[.A62];&quot;, '&quot;;[.B62];&quot;');&quot;)" office:value-type="string" office:string-value="Insert into babynames_app_firstname (id, name) values (60, 'Luna');">
            <text:p>Insert into babynames_app_firstname (id, name) values (60, 'Luna');</text:p>
          </table:table-cell>
          <table:table-cell table:formula="of:=CONCATENATE(&quot;insert into babynames_app_fullnames (id, first_id, last_id, rank, pros, cons) values (&quot;;[.A62];&quot;,&quot;;[.A62];&quot;,&quot;;1;&quot;,&quot;;0;&quot;,'&quot;;[.G62];&quot;','&quot;;[.H62];&quot;');&quot;)" office:value-type="string" office:string-value="insert into babynames_app_fullnames (id, first_id, last_id, rank, pros, cons) values (60,60,1,0,'','HP character');">
            <text:p>insert into babynames_app_fullnames (id, first_id, last_id, rank, pros, cons) values (60,60,1,0,'','HP character');</text:p>
          </table:table-cell>
          <table:table-cell/>
          <table:table-cell table:formula="of:=CONCATENATE(&quot;insert into babynames_app_nameinfo (id, firstName_id, country_id, gender_id,meaning) values(&quot;;[.A62];&quot;,&quot;;[.A62];&quot;,&quot;;1;&quot;,&quot;;[.D62];&quot;,'&quot;;[.F62];&quot;');&quot;)" office:value-type="string" office:string-value="insert into babynames_app_nameinfo (id, firstName_id, country_id, gender_id,meaning) values(60,60,1,2,'&quot;moon&quot; in Latin');">
            <text:p>insert into babynames_app_nameinfo (id, firstName_id, country_id, gender_id,meaning) values(60,60,1,2,'"moon" in Latin');</text:p>
          </table:table-cell>
          <table:table-cell table:number-columns-repeated="241"/>
        </table:table-row>
        <table:table-row table:style-name="ro2">
          <table:table-cell table:formula="of:=[.A62]+1" office:value-type="float" office:value="61">
            <text:p>61</text:p>
          </table:table-cell>
          <table:table-cell office:value-type="string">
            <text:p>Magnu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greatest" in Latin</text:p>
          </table:table-cell>
          <table:table-cell table:style-name="ce5" office:value-type="string">
            <text:p>Bassist from Cardigans; Mickie thought was cool</text:p>
          </table:table-cell>
          <table:table-cell table:style-name="ce5" office:value-type="string">
            <text:p>Similar sounding to Thomas</text:p>
          </table:table-cell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63];&quot;, '&quot;;[.B63];&quot;');&quot;)" office:value-type="string" office:string-value="Insert into babynames_app_firstname (id, name) values (61, 'Magnus');">
            <text:p>Insert into babynames_app_firstname (id, name) values (61, 'Magnus');</text:p>
          </table:table-cell>
          <table:table-cell table:formula="of:=CONCATENATE(&quot;insert into babynames_app_fullnames (id, first_id, last_id, rank, pros, cons) values (&quot;;[.A63];&quot;,&quot;;[.A63];&quot;,&quot;;1;&quot;,&quot;;0;&quot;,'&quot;;[.G63];&quot;','&quot;;[.H63];&quot;');&quot;)" office:value-type="string" office:string-value="insert into babynames_app_fullnames (id, first_id, last_id, rank, pros, cons) values (61,61,1,0,'Bassist from Cardigans; Mickie thought was cool','Similar sounding to Thomas');">
            <text:p>insert into babynames_app_fullnames (id, first_id, last_id, rank, pros, cons) values (61,61,1,0,'Bassist from Cardigans; Mickie thought was cool','Similar sounding to Thomas');</text:p>
          </table:table-cell>
          <table:table-cell/>
          <table:table-cell table:formula="of:=CONCATENATE(&quot;insert into babynames_app_nameinfo (id, firstName_id, country_id, gender_id,meaning) values(&quot;;[.A63];&quot;,&quot;;[.A63];&quot;,&quot;;1;&quot;,&quot;;[.D63];&quot;,'&quot;;[.F63];&quot;');&quot;)" office:value-type="string" office:string-value="insert into babynames_app_nameinfo (id, firstName_id, country_id, gender_id,meaning) values(61,61,1,1,'&quot;greatest&quot; in Latin');">
            <text:p>insert into babynames_app_nameinfo (id, firstName_id, country_id, gender_id,meaning) values(61,61,1,1,'"greatest" in Latin');</text:p>
          </table:table-cell>
          <table:table-cell table:number-columns-repeated="241"/>
        </table:table-row>
        <table:table-row table:style-name="ro2">
          <table:table-cell table:formula="of:=[.A63]+1" office:value-type="float" office:value="62">
            <text:p>62</text:p>
          </table:table-cell>
          <table:table-cell office:value-type="string">
            <text:p>Maribel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French version of Mary and Belle (bitter and beautiful)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64];&quot;, '&quot;;[.B64];&quot;');&quot;)" office:value-type="string" office:string-value="Insert into babynames_app_firstname (id, name) values (62, 'Maribel');">
            <text:p>Insert into babynames_app_firstname (id, name) values (62, 'Maribel');</text:p>
          </table:table-cell>
          <table:table-cell table:formula="of:=CONCATENATE(&quot;insert into babynames_app_fullnames (id, first_id, last_id, rank, pros, cons) values (&quot;;[.A64];&quot;,&quot;;[.A64];&quot;,&quot;;1;&quot;,&quot;;0;&quot;,'&quot;;[.G64];&quot;','&quot;;[.H64];&quot;');&quot;)" office:value-type="string" office:string-value="insert into babynames_app_fullnames (id, first_id, last_id, rank, pros, cons) values (62,62,1,0,'','');">
            <text:p>insert into babynames_app_fullnames (id, first_id, last_id, rank, pros, cons) values (62,62,1,0,'','');</text:p>
          </table:table-cell>
          <table:table-cell/>
          <table:table-cell table:formula="of:=CONCATENATE(&quot;insert into babynames_app_nameinfo (id, firstName_id, country_id, gender_id,meaning) values(&quot;;[.A64];&quot;,&quot;;[.A64];&quot;,&quot;;1;&quot;,&quot;;[.D64];&quot;,'&quot;;[.F64];&quot;');&quot;)" office:value-type="string" office:string-value="insert into babynames_app_nameinfo (id, firstName_id, country_id, gender_id,meaning) values(62,62,1,2,'French version of Mary and Belle (bitter and beautiful)');">
            <text:p>insert into babynames_app_nameinfo (id, firstName_id, country_id, gender_id,meaning) values(62,62,1,2,'French version of Mary and Belle (bitter and beautiful)');</text:p>
          </table:table-cell>
          <table:table-cell table:number-columns-repeated="241"/>
        </table:table-row>
        <table:table-row table:style-name="ro2">
          <table:table-cell table:formula="of:=[.A64]+1" office:value-type="float" office:value="63">
            <text:p>63</text:p>
          </table:table-cell>
          <table:table-cell office:value-type="string">
            <text:p>Mari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are</text:p>
          </table:table-cell>
          <table:table-cell office:value-type="string">
            <text:p>French version of Mary ("bitter")</text:p>
          </table:table-cell>
          <table:table-cell table:style-name="ce5" office:value-type="string">
            <text:p>Marie Curie</text:p>
          </table:table-cell>
          <table:table-cell/>
          <table:table-cell office:value-type="float" office:value="576">
            <text:p>576</text:p>
          </table:table-cell>
          <table:table-cell table:number-columns-repeated="2"/>
          <table:table-cell table:formula="of:=CONCATENATE(&quot;Insert into babynames_app_firstname (id, name) values (&quot;;[.A65];&quot;, '&quot;;[.B65];&quot;');&quot;)" office:value-type="string" office:string-value="Insert into babynames_app_firstname (id, name) values (63, 'Marie');">
            <text:p>Insert into babynames_app_firstname (id, name) values (63, 'Marie');</text:p>
          </table:table-cell>
          <table:table-cell table:formula="of:=CONCATENATE(&quot;insert into babynames_app_fullnames (id, first_id, last_id, rank, pros, cons) values (&quot;;[.A65];&quot;,&quot;;[.A65];&quot;,&quot;;1;&quot;,&quot;;0;&quot;,'&quot;;[.G65];&quot;','&quot;;[.H65];&quot;');&quot;)" office:value-type="string" office:string-value="insert into babynames_app_fullnames (id, first_id, last_id, rank, pros, cons) values (63,63,1,0,'Marie Curie','');">
            <text:p>insert into babynames_app_fullnames (id, first_id, last_id, rank, pros, cons) values (63,63,1,0,'Marie Curie','');</text:p>
          </table:table-cell>
          <table:table-cell/>
          <table:table-cell table:formula="of:=CONCATENATE(&quot;insert into babynames_app_nameinfo (id, firstName_id, country_id, gender_id,meaning) values(&quot;;[.A65];&quot;,&quot;;[.A65];&quot;,&quot;;1;&quot;,&quot;;[.D65];&quot;,'&quot;;[.F65];&quot;');&quot;)" office:value-type="string" office:string-value="insert into babynames_app_nameinfo (id, firstName_id, country_id, gender_id,meaning) values(63,63,1,2,'French version of Mary (&quot;bitter&quot;)');">
            <text:p>insert into babynames_app_nameinfo (id, firstName_id, country_id, gender_id,meaning) values(63,63,1,2,'French version of Mary ("bitter")');</text:p>
          </table:table-cell>
          <table:table-cell table:number-columns-repeated="241"/>
        </table:table-row>
        <table:table-row table:style-name="ro2">
          <table:table-cell table:formula="of:=[.A65]+1" office:value-type="float" office:value="64">
            <text:p>64</text:p>
          </table:table-cell>
          <table:table-cell office:value-type="string">
            <text:p>Mari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"from the sea" in Latin</text:p>
          </table:table-cell>
          <table:table-cell table:number-columns-repeated="2"/>
          <table:table-cell office:value-type="float" office:value="644">
            <text:p>644</text:p>
          </table:table-cell>
          <table:table-cell table:number-columns-repeated="2"/>
          <table:table-cell table:formula="of:=CONCATENATE(&quot;Insert into babynames_app_firstname (id, name) values (&quot;;[.A66];&quot;, '&quot;;[.B66];&quot;');&quot;)" office:value-type="string" office:string-value="Insert into babynames_app_firstname (id, name) values (64, 'Marina');">
            <text:p>Insert into babynames_app_firstname (id, name) values (64, 'Marina');</text:p>
          </table:table-cell>
          <table:table-cell table:formula="of:=CONCATENATE(&quot;insert into babynames_app_fullnames (id, first_id, last_id, rank, pros, cons) values (&quot;;[.A66];&quot;,&quot;;[.A66];&quot;,&quot;;1;&quot;,&quot;;0;&quot;,'&quot;;[.G66];&quot;','&quot;;[.H66];&quot;');&quot;)" office:value-type="string" office:string-value="insert into babynames_app_fullnames (id, first_id, last_id, rank, pros, cons) values (64,64,1,0,'','');">
            <text:p>insert into babynames_app_fullnames (id, first_id, last_id, rank, pros, cons) values (64,64,1,0,'','');</text:p>
          </table:table-cell>
          <table:table-cell/>
          <table:table-cell table:formula="of:=CONCATENATE(&quot;insert into babynames_app_nameinfo (id, firstName_id, country_id, gender_id,meaning) values(&quot;;[.A66];&quot;,&quot;;[.A66];&quot;,&quot;;1;&quot;,&quot;;[.D66];&quot;,'&quot;;[.F66];&quot;');&quot;)" office:value-type="string" office:string-value="insert into babynames_app_nameinfo (id, firstName_id, country_id, gender_id,meaning) values(64,64,1,2,'&quot;from the sea&quot; in Latin');">
            <text:p>insert into babynames_app_nameinfo (id, firstName_id, country_id, gender_id,meaning) values(64,64,1,2,'"from the sea" in Latin');</text:p>
          </table:table-cell>
          <table:table-cell table:number-columns-repeated="241"/>
        </table:table-row>
        <table:table-row table:style-name="ro2">
          <table:table-cell table:formula="of:=[.A66]+1" office:value-type="float" office:value="65">
            <text:p>65</text:p>
          </table:table-cell>
          <table:table-cell office:value-type="string">
            <text:p>Marisol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are, Sol</text:p>
          </table:table-cell>
          <table:table-cell office:value-type="string">
            <text:p>"sun" and Maria ("bitter") in Spanish</text:p>
          </table:table-cell>
          <table:table-cell/>
          <table:table-cell table:style-name="ce5" office:value-type="string">
            <text:p>Matchbox 20''s Rob Thomas''s wife</text:p>
          </table:table-cell>
          <table:table-cell office:value-type="float" office:value="711">
            <text:p>711</text:p>
          </table:table-cell>
          <table:table-cell table:number-columns-repeated="2"/>
          <table:table-cell table:formula="of:=CONCATENATE(&quot;Insert into babynames_app_firstname (id, name) values (&quot;;[.A67];&quot;, '&quot;;[.B67];&quot;');&quot;)" office:value-type="string" office:string-value="Insert into babynames_app_firstname (id, name) values (65, 'Marisol');">
            <text:p>Insert into babynames_app_firstname (id, name) values (65, 'Marisol');</text:p>
          </table:table-cell>
          <table:table-cell table:formula="of:=CONCATENATE(&quot;insert into babynames_app_fullnames (id, first_id, last_id, rank, pros, cons) values (&quot;;[.A67];&quot;,&quot;;[.A67];&quot;,&quot;;1;&quot;,&quot;;0;&quot;,'&quot;;[.G67];&quot;','&quot;;[.H67];&quot;');&quot;)" office:value-type="string" office:string-value="insert into babynames_app_fullnames (id, first_id, last_id, rank, pros, cons) values (65,65,1,0,'','Matchbox 20''s Rob Thomas''s wife');">
            <text:p>insert into babynames_app_fullnames (id, first_id, last_id, rank, pros, cons) values (65,65,1,0,'','Matchbox 20''s Rob Thomas''s wife');</text:p>
          </table:table-cell>
          <table:table-cell/>
          <table:table-cell table:formula="of:=CONCATENATE(&quot;insert into babynames_app_nameinfo (id, firstName_id, country_id, gender_id,meaning) values(&quot;;[.A67];&quot;,&quot;;[.A67];&quot;,&quot;;1;&quot;,&quot;;[.D67];&quot;,'&quot;;[.F67];&quot;');&quot;)" office:value-type="string" office:string-value="insert into babynames_app_nameinfo (id, firstName_id, country_id, gender_id,meaning) values(65,65,1,2,'&quot;sun&quot; and Maria (&quot;bitter&quot;) in Spanish');">
            <text:p>insert into babynames_app_nameinfo (id, firstName_id, country_id, gender_id,meaning) values(65,65,1,2,'"sun" and Maria ("bitter") in Spanish');</text:p>
          </table:table-cell>
          <table:table-cell table:number-columns-repeated="241"/>
        </table:table-row>
        <table:table-row table:style-name="ro2">
          <table:table-cell table:formula="of:=[.A67]+1" office:value-type="float" office:value="66">
            <text:p>66</text:p>
          </table:table-cell>
          <table:table-cell office:value-type="string">
            <text:p>Maritz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Possible version of Mary ("bitter")</text:p>
          </table:table-cell>
          <table:table-cell table:number-columns-repeated="2"/>
          <table:table-cell office:value-type="float" office:value="838">
            <text:p>838</text:p>
          </table:table-cell>
          <table:table-cell table:number-columns-repeated="2"/>
          <table:table-cell table:formula="of:=CONCATENATE(&quot;Insert into babynames_app_firstname (id, name) values (&quot;;[.A68];&quot;, '&quot;;[.B68];&quot;');&quot;)" office:value-type="string" office:string-value="Insert into babynames_app_firstname (id, name) values (66, 'Maritza');">
            <text:p>Insert into babynames_app_firstname (id, name) values (66, 'Maritza');</text:p>
          </table:table-cell>
          <table:table-cell table:formula="of:=CONCATENATE(&quot;insert into babynames_app_fullnames (id, first_id, last_id, rank, pros, cons) values (&quot;;[.A68];&quot;,&quot;;[.A68];&quot;,&quot;;1;&quot;,&quot;;0;&quot;,'&quot;;[.G68];&quot;','&quot;;[.H68];&quot;');&quot;)" office:value-type="string" office:string-value="insert into babynames_app_fullnames (id, first_id, last_id, rank, pros, cons) values (66,66,1,0,'','');">
            <text:p>insert into babynames_app_fullnames (id, first_id, last_id, rank, pros, cons) values (66,66,1,0,'','');</text:p>
          </table:table-cell>
          <table:table-cell/>
          <table:table-cell table:formula="of:=CONCATENATE(&quot;insert into babynames_app_nameinfo (id, firstName_id, country_id, gender_id,meaning) values(&quot;;[.A68];&quot;,&quot;;[.A68];&quot;,&quot;;1;&quot;,&quot;;[.D68];&quot;,'&quot;;[.F68];&quot;');&quot;)" office:value-type="string" office:string-value="insert into babynames_app_nameinfo (id, firstName_id, country_id, gender_id,meaning) values(66,66,1,2,'Possible version of Mary (&quot;bitter&quot;)');">
            <text:p>insert into babynames_app_nameinfo (id, firstName_id, country_id, gender_id,meaning) values(66,66,1,2,'Possible version of Mary ("bitter")');</text:p>
          </table:table-cell>
          <table:table-cell table:number-columns-repeated="241"/>
        </table:table-row>
        <table:table-row table:style-name="ro3">
          <table:table-cell table:formula="of:=[.A68]+1" office:value-type="float" office:value="67">
            <text:p>67</text:p>
          </table:table-cell>
          <table:table-cell office:value-type="string">
            <text:p>Matild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attie, Tillie</text:p>
          </table:table-cell>
          <table:table-cell office:value-type="string">
            <text:p>"battle-mighty" in German</text:p>
          </table:table-cell>
          <table:table-cell table:style-name="ce5" office:value-type="string">
            <text:p>Kinda like Mickie''s mom''s name, Waltzing Matilda song</text:p>
          </table:table-cell>
          <table:table-cell/>
          <table:table-cell office:value-type="float" office:value="658">
            <text:p>658</text:p>
          </table:table-cell>
          <table:table-cell table:number-columns-repeated="2"/>
          <table:table-cell table:formula="of:=CONCATENATE(&quot;Insert into babynames_app_firstname (id, name) values (&quot;;[.A69];&quot;, '&quot;;[.B69];&quot;');&quot;)" office:value-type="string" office:string-value="Insert into babynames_app_firstname (id, name) values (67, 'Matilda');">
            <text:p>Insert into babynames_app_firstname (id, name) values (67, 'Matilda');</text:p>
          </table:table-cell>
          <table:table-cell table:formula="of:=CONCATENATE(&quot;insert into babynames_app_fullnames (id, first_id, last_id, rank, pros, cons) values (&quot;;[.A69];&quot;,&quot;;[.A69];&quot;,&quot;;1;&quot;,&quot;;0;&quot;,'&quot;;[.G69];&quot;','&quot;;[.H69];&quot;');&quot;)" office:value-type="string" office:string-value="insert into babynames_app_fullnames (id, first_id, last_id, rank, pros, cons) values (67,67,1,0,'Kinda like Mickie''s mom''s name, Waltzing Matilda song','');">
            <text:p>insert into babynames_app_fullnames (id, first_id, last_id, rank, pros, cons) values (67,67,1,0,'Kinda like Mickie''s mom''s name, Waltzing Matilda song','');</text:p>
          </table:table-cell>
          <table:table-cell/>
          <table:table-cell table:formula="of:=CONCATENATE(&quot;insert into babynames_app_nameinfo (id, firstName_id, country_id, gender_id,meaning) values(&quot;;[.A69];&quot;,&quot;;[.A69];&quot;,&quot;;1;&quot;,&quot;;[.D69];&quot;,'&quot;;[.F69];&quot;');&quot;)" office:value-type="string" office:string-value="insert into babynames_app_nameinfo (id, firstName_id, country_id, gender_id,meaning) values(67,67,1,2,'&quot;battle-mighty&quot; in German');">
            <text:p>insert into babynames_app_nameinfo (id, firstName_id, country_id, gender_id,meaning) values(67,67,1,2,'"battle-mighty" in German');</text:p>
          </table:table-cell>
          <table:table-cell table:number-columns-repeated="241"/>
        </table:table-row>
        <table:table-row table:style-name="ro2">
          <table:table-cell table:formula="of:=[.A69]+1" office:value-type="float" office:value="68">
            <text:p>68</text:p>
          </table:table-cell>
          <table:table-cell office:value-type="string">
            <text:p>Melani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el, Mel T.</text:p>
          </table:table-cell>
          <table:table-cell office:value-type="string">
            <text:p>"black, dark" in Greek</text:p>
          </table:table-cell>
          <table:table-cell table:number-columns-repeated="2"/>
          <table:table-cell office:value-type="float" office:value="77">
            <text:p>77</text:p>
          </table:table-cell>
          <table:table-cell table:style-name="ce5" office:value-type="string">
            <text:p>Alternate similar names - Melina, Milena</text:p>
          </table:table-cell>
          <table:table-cell/>
          <table:table-cell table:formula="of:=CONCATENATE(&quot;Insert into babynames_app_firstname (id, name) values (&quot;;[.A70];&quot;, '&quot;;[.B70];&quot;');&quot;)" office:value-type="string" office:string-value="Insert into babynames_app_firstname (id, name) values (68, 'Melanie');">
            <text:p>Insert into babynames_app_firstname (id, name) values (68, 'Melanie');</text:p>
          </table:table-cell>
          <table:table-cell table:formula="of:=CONCATENATE(&quot;insert into babynames_app_fullnames (id, first_id, last_id, rank, pros, cons) values (&quot;;[.A70];&quot;,&quot;;[.A70];&quot;,&quot;;1;&quot;,&quot;;0;&quot;,'&quot;;[.G70];&quot;','&quot;;[.H70];&quot;');&quot;)" office:value-type="string" office:string-value="insert into babynames_app_fullnames (id, first_id, last_id, rank, pros, cons) values (68,68,1,0,'','');">
            <text:p>insert into babynames_app_fullnames (id, first_id, last_id, rank, pros, cons) values (68,68,1,0,'','');</text:p>
          </table:table-cell>
          <table:table-cell/>
          <table:table-cell table:formula="of:=CONCATENATE(&quot;insert into babynames_app_nameinfo (id, firstName_id, country_id, gender_id,meaning) values(&quot;;[.A70];&quot;,&quot;;[.A70];&quot;,&quot;;1;&quot;,&quot;;[.D70];&quot;,'&quot;;[.F70];&quot;');&quot;)" office:value-type="string" office:string-value="insert into babynames_app_nameinfo (id, firstName_id, country_id, gender_id,meaning) values(68,68,1,2,'&quot;black, dark&quot; in Greek');">
            <text:p>insert into babynames_app_nameinfo (id, firstName_id, country_id, gender_id,meaning) values(68,68,1,2,'"black, dark" in Greek');</text:p>
          </table:table-cell>
          <table:table-cell table:number-columns-repeated="241"/>
        </table:table-row>
        <table:table-row table:style-name="ro2">
          <table:table-cell table:formula="of:=[.A70]+1" office:value-type="float" office:value="69">
            <text:p>69</text:p>
          </table:table-cell>
          <table:table-cell office:value-type="string">
            <text:p>Milo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Latin form of Miles (soldier, generous, merciful)</text:p>
          </table:table-cell>
          <table:table-cell/>
          <table:table-cell table:style-name="ce5" office:value-type="string">
            <text:p>Pronunciation?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CONCATENATE(&quot;Insert into babynames_app_firstname (id, name) values (&quot;;[.A71];&quot;, '&quot;;[.B71];&quot;');&quot;)" office:value-type="string" office:string-value="Insert into babynames_app_firstname (id, name) values (69, 'Milo');">
            <text:p>Insert into babynames_app_firstname (id, name) values (69, 'Milo');</text:p>
          </table:table-cell>
          <table:table-cell table:formula="of:=CONCATENATE(&quot;insert into babynames_app_fullnames (id, first_id, last_id, rank, pros, cons) values (&quot;;[.A71];&quot;,&quot;;[.A71];&quot;,&quot;;1;&quot;,&quot;;0;&quot;,'&quot;;[.G71];&quot;','&quot;;[.H71];&quot;');&quot;)" office:value-type="string" office:string-value="insert into babynames_app_fullnames (id, first_id, last_id, rank, pros, cons) values (69,69,1,0,'','Pronunciation?');">
            <text:p>insert into babynames_app_fullnames (id, first_id, last_id, rank, pros, cons) values (69,69,1,0,'','Pronunciation?');</text:p>
          </table:table-cell>
          <table:table-cell/>
          <table:table-cell table:formula="of:=CONCATENATE(&quot;insert into babynames_app_nameinfo (id, firstName_id, country_id, gender_id,meaning) values(&quot;;[.A71];&quot;,&quot;;[.A71];&quot;,&quot;;1;&quot;,&quot;;[.D71];&quot;,'&quot;;[.F71];&quot;');&quot;)" office:value-type="string" office:string-value="insert into babynames_app_nameinfo (id, firstName_id, country_id, gender_id,meaning) values(69,69,1,1,'Latin form of Miles (soldier, generous, merciful)');">
            <text:p>insert into babynames_app_nameinfo (id, firstName_id, country_id, gender_id,meaning) values(69,69,1,1,'Latin form of Miles (soldier, generous, merciful)');</text:p>
          </table:table-cell>
          <table:table-cell table:number-columns-repeated="241"/>
        </table:table-row>
        <table:table-row table:style-name="ro2">
          <table:table-cell table:formula="of:=[.A71]+1" office:value-type="float" office:value="70">
            <text:p>70</text:p>
          </table:table-cell>
          <table:table-cell office:value-type="string">
            <text:p>Mirey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ira</text:p>
          </table:table-cell>
          <table:table-cell office:value-type="string">
            <text:p>"admired" in Spanish from Latin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72];&quot;, '&quot;;[.B72];&quot;');&quot;)" office:value-type="string" office:string-value="Insert into babynames_app_firstname (id, name) values (70, 'Mireya');">
            <text:p>Insert into babynames_app_firstname (id, name) values (70, 'Mireya');</text:p>
          </table:table-cell>
          <table:table-cell table:formula="of:=CONCATENATE(&quot;insert into babynames_app_fullnames (id, first_id, last_id, rank, pros, cons) values (&quot;;[.A72];&quot;,&quot;;[.A72];&quot;,&quot;;1;&quot;,&quot;;0;&quot;,'&quot;;[.G72];&quot;','&quot;;[.H72];&quot;');&quot;)" office:value-type="string" office:string-value="insert into babynames_app_fullnames (id, first_id, last_id, rank, pros, cons) values (70,70,1,0,'','');">
            <text:p>insert into babynames_app_fullnames (id, first_id, last_id, rank, pros, cons) values (70,70,1,0,'','');</text:p>
          </table:table-cell>
          <table:table-cell/>
          <table:table-cell table:formula="of:=CONCATENATE(&quot;insert into babynames_app_nameinfo (id, firstName_id, country_id, gender_id,meaning) values(&quot;;[.A72];&quot;,&quot;;[.A72];&quot;,&quot;;1;&quot;,&quot;;[.D72];&quot;,'&quot;;[.F72];&quot;');&quot;)" office:value-type="string" office:string-value="insert into babynames_app_nameinfo (id, firstName_id, country_id, gender_id,meaning) values(70,70,1,2,'&quot;admired&quot; in Spanish from Latin');">
            <text:p>insert into babynames_app_nameinfo (id, firstName_id, country_id, gender_id,meaning) values(70,70,1,2,'"admired" in Spanish from Latin');</text:p>
          </table:table-cell>
          <table:table-cell table:number-columns-repeated="241"/>
        </table:table-row>
        <table:table-row table:style-name="ro2">
          <table:table-cell table:formula="of:=[.A72]+1" office:value-type="float" office:value="71">
            <text:p>71</text:p>
          </table:table-cell>
          <table:table-cell office:value-type="string">
            <text:p>Miriam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iri</text:p>
          </table:table-cell>
          <table:table-cell office:value-type="string">
            <text:p>"wished-for child" in Hebrew</text:p>
          </table:table-cell>
          <table:table-cell table:number-columns-repeated="2"/>
          <table:table-cell office:value-type="float" office:value="314">
            <text:p>314</text:p>
          </table:table-cell>
          <table:table-cell table:number-columns-repeated="2"/>
          <table:table-cell table:formula="of:=CONCATENATE(&quot;Insert into babynames_app_firstname (id, name) values (&quot;;[.A73];&quot;, '&quot;;[.B73];&quot;');&quot;)" office:value-type="string" office:string-value="Insert into babynames_app_firstname (id, name) values (71, 'Miriam');">
            <text:p>Insert into babynames_app_firstname (id, name) values (71, 'Miriam');</text:p>
          </table:table-cell>
          <table:table-cell table:formula="of:=CONCATENATE(&quot;insert into babynames_app_fullnames (id, first_id, last_id, rank, pros, cons) values (&quot;;[.A73];&quot;,&quot;;[.A73];&quot;,&quot;;1;&quot;,&quot;;0;&quot;,'&quot;;[.G73];&quot;','&quot;;[.H73];&quot;');&quot;)" office:value-type="string" office:string-value="insert into babynames_app_fullnames (id, first_id, last_id, rank, pros, cons) values (71,71,1,0,'','');">
            <text:p>insert into babynames_app_fullnames (id, first_id, last_id, rank, pros, cons) values (71,71,1,0,'','');</text:p>
          </table:table-cell>
          <table:table-cell/>
          <table:table-cell table:formula="of:=CONCATENATE(&quot;insert into babynames_app_nameinfo (id, firstName_id, country_id, gender_id,meaning) values(&quot;;[.A73];&quot;,&quot;;[.A73];&quot;,&quot;;1;&quot;,&quot;;[.D73];&quot;,'&quot;;[.F73];&quot;');&quot;)" office:value-type="string" office:string-value="insert into babynames_app_nameinfo (id, firstName_id, country_id, gender_id,meaning) values(71,71,1,2,'&quot;wished-for child&quot; in Hebrew');">
            <text:p>insert into babynames_app_nameinfo (id, firstName_id, country_id, gender_id,meaning) values(71,71,1,2,'"wished-for child" in Hebrew');</text:p>
          </table:table-cell>
          <table:table-cell table:number-columns-repeated="241"/>
        </table:table-row>
        <table:table-row table:style-name="ro2">
          <table:table-cell table:formula="of:=[.A73]+1" office:value-type="float" office:value="72">
            <text:p>72</text:p>
          </table:table-cell>
          <table:table-cell office:value-type="string">
            <text:p>Mordecai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Mort, Mordy</text:p>
          </table:table-cell>
          <table:table-cell office:value-type="string">
            <text:p>"warrior" in Hebrew from Persian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74];&quot;, '&quot;;[.B74];&quot;');&quot;)" office:value-type="string" office:string-value="Insert into babynames_app_firstname (id, name) values (72, 'Mordecai');">
            <text:p>Insert into babynames_app_firstname (id, name) values (72, 'Mordecai');</text:p>
          </table:table-cell>
          <table:table-cell table:formula="of:=CONCATENATE(&quot;insert into babynames_app_fullnames (id, first_id, last_id, rank, pros, cons) values (&quot;;[.A74];&quot;,&quot;;[.A74];&quot;,&quot;;1;&quot;,&quot;;0;&quot;,'&quot;;[.G74];&quot;','&quot;;[.H74];&quot;');&quot;)" office:value-type="string" office:string-value="insert into babynames_app_fullnames (id, first_id, last_id, rank, pros, cons) values (72,72,1,0,'','');">
            <text:p>insert into babynames_app_fullnames (id, first_id, last_id, rank, pros, cons) values (72,72,1,0,'','');</text:p>
          </table:table-cell>
          <table:table-cell/>
          <table:table-cell table:formula="of:=CONCATENATE(&quot;insert into babynames_app_nameinfo (id, firstName_id, country_id, gender_id,meaning) values(&quot;;[.A74];&quot;,&quot;;[.A74];&quot;,&quot;;1;&quot;,&quot;;[.D74];&quot;,'&quot;;[.F74];&quot;');&quot;)" office:value-type="string" office:string-value="insert into babynames_app_nameinfo (id, firstName_id, country_id, gender_id,meaning) values(72,72,1,1,'&quot;warrior&quot; in Hebrew from Persian');">
            <text:p>insert into babynames_app_nameinfo (id, firstName_id, country_id, gender_id,meaning) values(72,72,1,1,'"warrior" in Hebrew from Persian');</text:p>
          </table:table-cell>
          <table:table-cell table:number-columns-repeated="241"/>
        </table:table-row>
        <table:table-row table:style-name="ro2">
          <table:table-cell table:formula="of:=[.A74]+1" office:value-type="float" office:value="73">
            <text:p>73</text:p>
          </table:table-cell>
          <table:table-cell office:value-type="string">
            <text:p>Muriel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urie</text:p>
          </table:table-cell>
          <table:table-cell office:value-type="string">
            <text:p>"of the bright sea" in Irish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75];&quot;, '&quot;;[.B75];&quot;');&quot;)" office:value-type="string" office:string-value="Insert into babynames_app_firstname (id, name) values (73, 'Muriel');">
            <text:p>Insert into babynames_app_firstname (id, name) values (73, 'Muriel');</text:p>
          </table:table-cell>
          <table:table-cell table:formula="of:=CONCATENATE(&quot;insert into babynames_app_fullnames (id, first_id, last_id, rank, pros, cons) values (&quot;;[.A75];&quot;,&quot;;[.A75];&quot;,&quot;;1;&quot;,&quot;;0;&quot;,'&quot;;[.G75];&quot;','&quot;;[.H75];&quot;');&quot;)" office:value-type="string" office:string-value="insert into babynames_app_fullnames (id, first_id, last_id, rank, pros, cons) values (73,73,1,0,'','');">
            <text:p>insert into babynames_app_fullnames (id, first_id, last_id, rank, pros, cons) values (73,73,1,0,'','');</text:p>
          </table:table-cell>
          <table:table-cell/>
          <table:table-cell table:formula="of:=CONCATENATE(&quot;insert into babynames_app_nameinfo (id, firstName_id, country_id, gender_id,meaning) values(&quot;;[.A75];&quot;,&quot;;[.A75];&quot;,&quot;;1;&quot;,&quot;;[.D75];&quot;,'&quot;;[.F75];&quot;');&quot;)" office:value-type="string" office:string-value="insert into babynames_app_nameinfo (id, firstName_id, country_id, gender_id,meaning) values(73,73,1,2,'&quot;of the bright sea&quot; in Irish');">
            <text:p>insert into babynames_app_nameinfo (id, firstName_id, country_id, gender_id,meaning) values(73,73,1,2,'"of the bright sea" in Irish');</text:p>
          </table:table-cell>
          <table:table-cell table:number-columns-repeated="241"/>
        </table:table-row>
        <table:table-row table:style-name="ro2">
          <table:table-cell table:formula="of:=[.A75]+1" office:value-type="float" office:value="74">
            <text:p>74</text:p>
          </table:table-cell>
          <table:table-cell office:value-type="string">
            <text:p>Nel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Norwegian version of Nicholas ("people of victory")</text:p>
          </table:table-cell>
          <table:table-cell/>
          <table:table-cell table:style-name="ce5" office:value-type="string">
            <text:p>Might confuse people</text:p>
          </table:table-cell>
          <table:table-cell table:style-name="ce6" office:value-type="string">
            <text:p>none</text:p>
          </table:table-cell>
          <table:table-cell table:style-name="ce5" office:value-type="string">
            <text:p>?</text:p>
          </table:table-cell>
          <table:table-cell/>
          <table:table-cell table:formula="of:=CONCATENATE(&quot;Insert into babynames_app_firstname (id, name) values (&quot;;[.A76];&quot;, '&quot;;[.B76];&quot;');&quot;)" office:value-type="string" office:string-value="Insert into babynames_app_firstname (id, name) values (74, 'Nels');">
            <text:p>Insert into babynames_app_firstname (id, name) values (74, 'Nels');</text:p>
          </table:table-cell>
          <table:table-cell table:formula="of:=CONCATENATE(&quot;insert into babynames_app_fullnames (id, first_id, last_id, rank, pros, cons) values (&quot;;[.A76];&quot;,&quot;;[.A76];&quot;,&quot;;1;&quot;,&quot;;0;&quot;,'&quot;;[.G76];&quot;','&quot;;[.H76];&quot;');&quot;)" office:value-type="string" office:string-value="insert into babynames_app_fullnames (id, first_id, last_id, rank, pros, cons) values (74,74,1,0,'','Might confuse people');">
            <text:p>insert into babynames_app_fullnames (id, first_id, last_id, rank, pros, cons) values (74,74,1,0,'','Might confuse people');</text:p>
          </table:table-cell>
          <table:table-cell/>
          <table:table-cell table:formula="of:=CONCATENATE(&quot;insert into babynames_app_nameinfo (id, firstName_id, country_id, gender_id,meaning) values(&quot;;[.A76];&quot;,&quot;;[.A76];&quot;,&quot;;1;&quot;,&quot;;[.D76];&quot;,'&quot;;[.F76];&quot;');&quot;)" office:value-type="string" office:string-value="insert into babynames_app_nameinfo (id, firstName_id, country_id, gender_id,meaning) values(74,74,1,1,'Norwegian version of Nicholas (&quot;people of victory&quot;)');">
            <text:p>insert into babynames_app_nameinfo (id, firstName_id, country_id, gender_id,meaning) values(74,74,1,1,'Norwegian version of Nicholas ("people of victory")');</text:p>
          </table:table-cell>
          <table:table-cell table:number-columns-repeated="241"/>
        </table:table-row>
        <table:table-row table:style-name="ro2">
          <table:table-cell table:formula="of:=[.A76]+1" office:value-type="float" office:value="75">
            <text:p>75</text:p>
          </table:table-cell>
          <table:table-cell office:value-type="string">
            <text:p>Nicanor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Nick</text:p>
          </table:table-cell>
          <table:table-cell office:value-type="string">
            <text:p>"victorious" in Spanish (think the Greek goddess Nike)</text:p>
          </table:table-cell>
          <table:table-cell table:style-name="ce5" office:value-type="string">
            <text:p>Its somewhere in Patrick''s family tree</text:p>
          </table:table-cell>
          <table:table-cell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77];&quot;, '&quot;;[.B77];&quot;');&quot;)" office:value-type="string" office:string-value="Insert into babynames_app_firstname (id, name) values (75, 'Nicanor');">
            <text:p>Insert into babynames_app_firstname (id, name) values (75, 'Nicanor');</text:p>
          </table:table-cell>
          <table:table-cell table:formula="of:=CONCATENATE(&quot;insert into babynames_app_fullnames (id, first_id, last_id, rank, pros, cons) values (&quot;;[.A77];&quot;,&quot;;[.A77];&quot;,&quot;;1;&quot;,&quot;;0;&quot;,'&quot;;[.G77];&quot;','&quot;;[.H77];&quot;');&quot;)" office:value-type="string" office:string-value="insert into babynames_app_fullnames (id, first_id, last_id, rank, pros, cons) values (75,75,1,0,'Its somewhere in Patrick''s family tree','');">
            <text:p>insert into babynames_app_fullnames (id, first_id, last_id, rank, pros, cons) values (75,75,1,0,'Its somewhere in Patrick''s family tree','');</text:p>
          </table:table-cell>
          <table:table-cell/>
          <table:table-cell table:formula="of:=CONCATENATE(&quot;insert into babynames_app_nameinfo (id, firstName_id, country_id, gender_id,meaning) values(&quot;;[.A77];&quot;,&quot;;[.A77];&quot;,&quot;;1;&quot;,&quot;;[.D77];&quot;,'&quot;;[.F77];&quot;');&quot;)" office:value-type="string" office:string-value="insert into babynames_app_nameinfo (id, firstName_id, country_id, gender_id,meaning) values(75,75,1,1,'&quot;victorious&quot; in Spanish (think the Greek goddess Nike)');">
            <text:p>insert into babynames_app_nameinfo (id, firstName_id, country_id, gender_id,meaning) values(75,75,1,1,'"victorious" in Spanish (think the Greek goddess Nike)');</text:p>
          </table:table-cell>
          <table:table-cell table:number-columns-repeated="241"/>
        </table:table-row>
        <table:table-row table:style-name="ro2">
          <table:table-cell table:formula="of:=[.A77]+1" office:value-type="float" office:value="76">
            <text:p>76</text:p>
          </table:table-cell>
          <table:table-cell office:value-type="string">
            <text:p>Niel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Danish variation of Nicholas; Dutch diminutive of Cornelius</text:p>
          </table:table-cell>
          <table:table-cell table:style-name="ce5" office:value-type="string">
            <text:p>The physicist Niels Bohr</text:p>
          </table:table-cell>
          <table:table-cell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78];&quot;, '&quot;;[.B78];&quot;');&quot;)" office:value-type="string" office:string-value="Insert into babynames_app_firstname (id, name) values (76, 'Niels');">
            <text:p>Insert into babynames_app_firstname (id, name) values (76, 'Niels');</text:p>
          </table:table-cell>
          <table:table-cell table:formula="of:=CONCATENATE(&quot;insert into babynames_app_fullnames (id, first_id, last_id, rank, pros, cons) values (&quot;;[.A78];&quot;,&quot;;[.A78];&quot;,&quot;;1;&quot;,&quot;;0;&quot;,'&quot;;[.G78];&quot;','&quot;;[.H78];&quot;');&quot;)" office:value-type="string" office:string-value="insert into babynames_app_fullnames (id, first_id, last_id, rank, pros, cons) values (76,76,1,0,'The physicist Niels Bohr','');">
            <text:p>insert into babynames_app_fullnames (id, first_id, last_id, rank, pros, cons) values (76,76,1,0,'The physicist Niels Bohr','');</text:p>
          </table:table-cell>
          <table:table-cell/>
          <table:table-cell table:formula="of:=CONCATENATE(&quot;insert into babynames_app_nameinfo (id, firstName_id, country_id, gender_id,meaning) values(&quot;;[.A78];&quot;,&quot;;[.A78];&quot;,&quot;;1;&quot;,&quot;;[.D78];&quot;,'&quot;;[.F78];&quot;');&quot;)" office:value-type="string" office:string-value="insert into babynames_app_nameinfo (id, firstName_id, country_id, gender_id,meaning) values(76,76,1,1,'Danish variation of Nicholas; Dutch diminutive of Cornelius');">
            <text:p>insert into babynames_app_nameinfo (id, firstName_id, country_id, gender_id,meaning) values(76,76,1,1,'Danish variation of Nicholas; Dutch diminutive of Cornelius');</text:p>
          </table:table-cell>
          <table:table-cell table:number-columns-repeated="241"/>
        </table:table-row>
        <table:table-row table:style-name="ro2">
          <table:table-cell table:formula="of:=[.A78]+1" office:value-type="float" office:value="77">
            <text:p>77</text:p>
          </table:table-cell>
          <table:table-cell office:value-type="string">
            <text:p>Noah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Noe</text:p>
          </table:table-cell>
          <table:table-cell office:value-type="string">
            <text:p>"rest, wandering" in Hebrew</text:p>
          </table:table-cell>
          <table:table-cell/>
          <table:table-cell table:style-name="ce5" office:value-type="string">
            <text:p>Vanessa''s baby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CONCATENATE(&quot;Insert into babynames_app_firstname (id, name) values (&quot;;[.A79];&quot;, '&quot;;[.B79];&quot;');&quot;)" office:value-type="string" office:string-value="Insert into babynames_app_firstname (id, name) values (77, 'Noah');">
            <text:p>Insert into babynames_app_firstname (id, name) values (77, 'Noah');</text:p>
          </table:table-cell>
          <table:table-cell table:formula="of:=CONCATENATE(&quot;insert into babynames_app_fullnames (id, first_id, last_id, rank, pros, cons) values (&quot;;[.A79];&quot;,&quot;;[.A79];&quot;,&quot;;1;&quot;,&quot;;0;&quot;,'&quot;;[.G79];&quot;','&quot;;[.H79];&quot;');&quot;)" office:value-type="string" office:string-value="insert into babynames_app_fullnames (id, first_id, last_id, rank, pros, cons) values (77,77,1,0,'','Vanessa''s baby');">
            <text:p>insert into babynames_app_fullnames (id, first_id, last_id, rank, pros, cons) values (77,77,1,0,'','Vanessa''s baby');</text:p>
          </table:table-cell>
          <table:table-cell/>
          <table:table-cell table:formula="of:=CONCATENATE(&quot;insert into babynames_app_nameinfo (id, firstName_id, country_id, gender_id,meaning) values(&quot;;[.A79];&quot;,&quot;;[.A79];&quot;,&quot;;1;&quot;,&quot;;[.D79];&quot;,'&quot;;[.F79];&quot;');&quot;)" office:value-type="string" office:string-value="insert into babynames_app_nameinfo (id, firstName_id, country_id, gender_id,meaning) values(77,77,1,1,'&quot;rest, wandering&quot; in Hebrew');">
            <text:p>insert into babynames_app_nameinfo (id, firstName_id, country_id, gender_id,meaning) values(77,77,1,1,'"rest, wandering" in Hebrew');</text:p>
          </table:table-cell>
          <table:table-cell table:number-columns-repeated="241"/>
        </table:table-row>
        <table:table-row table:style-name="ro2">
          <table:table-cell table:formula="of:=[.A79]+1" office:value-type="float" office:value="78">
            <text:p>78</text:p>
          </table:table-cell>
          <table:table-cell office:value-type="string">
            <text:p>Noel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Noe</text:p>
          </table:table-cell>
          <table:table-cell office:value-type="string">
            <text:p>"Christmas" in French</text:p>
          </table:table-cell>
          <table:table-cell/>
          <table:table-cell table:style-name="ce5" office:value-type="string">
            <text:p>Maybe mispronounced</text:p>
          </table:table-cell>
          <table:table-cell office:value-type="float" office:value="418">
            <text:p>418</text:p>
          </table:table-cell>
          <table:table-cell table:style-name="ce5" office:value-type="string">
            <text:p>They are good names =p</text:p>
          </table:table-cell>
          <table:table-cell/>
          <table:table-cell table:formula="of:=CONCATENATE(&quot;Insert into babynames_app_firstname (id, name) values (&quot;;[.A80];&quot;, '&quot;;[.B80];&quot;');&quot;)" office:value-type="string" office:string-value="Insert into babynames_app_firstname (id, name) values (78, 'Noel');">
            <text:p>Insert into babynames_app_firstname (id, name) values (78, 'Noel');</text:p>
          </table:table-cell>
          <table:table-cell table:formula="of:=CONCATENATE(&quot;insert into babynames_app_fullnames (id, first_id, last_id, rank, pros, cons) values (&quot;;[.A80];&quot;,&quot;;[.A80];&quot;,&quot;;1;&quot;,&quot;;0;&quot;,'&quot;;[.G80];&quot;','&quot;;[.H80];&quot;');&quot;)" office:value-type="string" office:string-value="insert into babynames_app_fullnames (id, first_id, last_id, rank, pros, cons) values (78,78,1,0,'','Maybe mispronounced');">
            <text:p>insert into babynames_app_fullnames (id, first_id, last_id, rank, pros, cons) values (78,78,1,0,'','Maybe mispronounced');</text:p>
          </table:table-cell>
          <table:table-cell/>
          <table:table-cell table:formula="of:=CONCATENATE(&quot;insert into babynames_app_nameinfo (id, firstName_id, country_id, gender_id,meaning) values(&quot;;[.A80];&quot;,&quot;;[.A80];&quot;,&quot;;1;&quot;,&quot;;[.D80];&quot;,'&quot;;[.F80];&quot;');&quot;)" office:value-type="string" office:string-value="insert into babynames_app_nameinfo (id, firstName_id, country_id, gender_id,meaning) values(78,78,1,1,'&quot;Christmas&quot; in French');">
            <text:p>insert into babynames_app_nameinfo (id, firstName_id, country_id, gender_id,meaning) values(78,78,1,1,'"Christmas" in French');</text:p>
          </table:table-cell>
          <table:table-cell table:number-columns-repeated="241"/>
        </table:table-row>
        <table:table-row table:style-name="ro2">
          <table:table-cell table:formula="of:=[.A80]+1" office:value-type="float" office:value="79">
            <text:p>79</text:p>
          </table:table-cell>
          <table:table-cell office:value-type="string">
            <text:p>No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Nor</text:p>
          </table:table-cell>
          <table:table-cell office:value-type="string">
            <text:p>"light" in Irish, or diminutive of Honora from Greek ("honor")</text:p>
          </table:table-cell>
          <table:table-cell table:number-columns-repeated="2"/>
          <table:table-cell office:value-type="float" office:value="107">
            <text:p>107</text:p>
          </table:table-cell>
          <table:table-cell table:number-columns-repeated="2"/>
          <table:table-cell table:formula="of:=CONCATENATE(&quot;Insert into babynames_app_firstname (id, name) values (&quot;;[.A81];&quot;, '&quot;;[.B81];&quot;');&quot;)" office:value-type="string" office:string-value="Insert into babynames_app_firstname (id, name) values (79, 'Nora');">
            <text:p>Insert into babynames_app_firstname (id, name) values (79, 'Nora');</text:p>
          </table:table-cell>
          <table:table-cell table:formula="of:=CONCATENATE(&quot;insert into babynames_app_fullnames (id, first_id, last_id, rank, pros, cons) values (&quot;;[.A81];&quot;,&quot;;[.A81];&quot;,&quot;;1;&quot;,&quot;;0;&quot;,'&quot;;[.G81];&quot;','&quot;;[.H81];&quot;');&quot;)" office:value-type="string" office:string-value="insert into babynames_app_fullnames (id, first_id, last_id, rank, pros, cons) values (79,79,1,0,'','');">
            <text:p>insert into babynames_app_fullnames (id, first_id, last_id, rank, pros, cons) values (79,79,1,0,'','');</text:p>
          </table:table-cell>
          <table:table-cell/>
          <table:table-cell table:formula="of:=CONCATENATE(&quot;insert into babynames_app_nameinfo (id, firstName_id, country_id, gender_id,meaning) values(&quot;;[.A81];&quot;,&quot;;[.A81];&quot;,&quot;;1;&quot;,&quot;;[.D81];&quot;,'&quot;;[.F81];&quot;');&quot;)" office:value-type="string" office:string-value="insert into babynames_app_nameinfo (id, firstName_id, country_id, gender_id,meaning) values(79,79,1,2,'&quot;light&quot; in Irish, or diminutive of Honora from Greek (&quot;honor&quot;)');">
            <text:p>insert into babynames_app_nameinfo (id, firstName_id, country_id, gender_id,meaning) values(79,79,1,2,'"light" in Irish, or diminutive of Honora from Greek ("honor")');</text:p>
          </table:table-cell>
          <table:table-cell table:number-columns-repeated="241"/>
        </table:table-row>
        <table:table-row table:style-name="ro2">
          <table:table-cell table:formula="of:=[.A81]+1" office:value-type="float" office:value="80">
            <text:p>80</text:p>
          </table:table-cell>
          <table:table-cell office:value-type="string">
            <text:p>Oliver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Olly?</text:p>
          </table:table-cell>
          <table:table-cell office:value-type="string">
            <text:p>"olive tree" in Latin</text:p>
          </table:table-cell>
          <table:table-cell/>
          <table:table-cell table:style-name="ce5" office:value-type="string">
            <text:p>Justin''s Middle name, the book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CONCATENATE(&quot;Insert into babynames_app_firstname (id, name) values (&quot;;[.A82];&quot;, '&quot;;[.B82];&quot;');&quot;)" office:value-type="string" office:string-value="Insert into babynames_app_firstname (id, name) values (80, 'Oliver');">
            <text:p>Insert into babynames_app_firstname (id, name) values (80, 'Oliver');</text:p>
          </table:table-cell>
          <table:table-cell table:formula="of:=CONCATENATE(&quot;insert into babynames_app_fullnames (id, first_id, last_id, rank, pros, cons) values (&quot;;[.A82];&quot;,&quot;;[.A82];&quot;,&quot;;1;&quot;,&quot;;0;&quot;,'&quot;;[.G82];&quot;','&quot;;[.H82];&quot;');&quot;)" office:value-type="string" office:string-value="insert into babynames_app_fullnames (id, first_id, last_id, rank, pros, cons) values (80,80,1,0,'','Justin''s Middle name, the book');">
            <text:p>insert into babynames_app_fullnames (id, first_id, last_id, rank, pros, cons) values (80,80,1,0,'','Justin''s Middle name, the book');</text:p>
          </table:table-cell>
          <table:table-cell/>
          <table:table-cell table:formula="of:=CONCATENATE(&quot;insert into babynames_app_nameinfo (id, firstName_id, country_id, gender_id,meaning) values(&quot;;[.A82];&quot;,&quot;;[.A82];&quot;,&quot;;1;&quot;,&quot;;[.D82];&quot;,'&quot;;[.F82];&quot;');&quot;)" office:value-type="string" office:string-value="insert into babynames_app_nameinfo (id, firstName_id, country_id, gender_id,meaning) values(80,80,1,1,'&quot;olive tree&quot; in Latin');">
            <text:p>insert into babynames_app_nameinfo (id, firstName_id, country_id, gender_id,meaning) values(80,80,1,1,'"olive tree" in Latin');</text:p>
          </table:table-cell>
          <table:table-cell table:number-columns-repeated="241"/>
        </table:table-row>
        <table:table-row table:style-name="ro2">
          <table:table-cell table:formula="of:=[.A82]+1" office:value-type="float" office:value="81">
            <text:p>81</text:p>
          </table:table-cell>
          <table:table-cell office:value-type="string">
            <text:p>Olivi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Olive, Liv</text:p>
          </table:table-cell>
          <table:table-cell office:value-type="string">
            <text:p>"olive tree" in Latin (like Oliver)</text:p>
          </table:table-cell>
          <table:table-cell table:style-name="ce5" office:value-type="string">
            <text:p>Cute nicknames, sounds like "I love"</text:p>
          </table:table-cell>
          <table:table-cell table:style-name="ce5" office:value-type="string">
            <text:p>Super popular</text:p>
          </table:table-cell>
          <table:table-cell office:value-type="float" office:value="4">
            <text:p>4</text:p>
          </table:table-cell>
          <table:table-cell table:style-name="ce5" office:value-type="string">
            <text:p>This one is cute, I think I might have a Great Aunt with this name</text:p>
          </table:table-cell>
          <table:table-cell/>
          <table:table-cell table:formula="of:=CONCATENATE(&quot;Insert into babynames_app_firstname (id, name) values (&quot;;[.A83];&quot;, '&quot;;[.B83];&quot;');&quot;)" office:value-type="string" office:string-value="Insert into babynames_app_firstname (id, name) values (81, 'Olivia');">
            <text:p>Insert into babynames_app_firstname (id, name) values (81, 'Olivia');</text:p>
          </table:table-cell>
          <table:table-cell table:formula="of:=CONCATENATE(&quot;insert into babynames_app_fullnames (id, first_id, last_id, rank, pros, cons) values (&quot;;[.A83];&quot;,&quot;;[.A83];&quot;,&quot;;1;&quot;,&quot;;0;&quot;,'&quot;;[.G83];&quot;','&quot;;[.H83];&quot;');&quot;)" office:value-type="string" office:string-value="insert into babynames_app_fullnames (id, first_id, last_id, rank, pros, cons) values (81,81,1,0,'Cute nicknames, sounds like &quot;I love&quot;','Super popular');">
            <text:p>insert into babynames_app_fullnames (id, first_id, last_id, rank, pros, cons) values (81,81,1,0,'Cute nicknames, sounds like "I love"','Super popular');</text:p>
          </table:table-cell>
          <table:table-cell/>
          <table:table-cell table:formula="of:=CONCATENATE(&quot;insert into babynames_app_nameinfo (id, firstName_id, country_id, gender_id,meaning) values(&quot;;[.A83];&quot;,&quot;;[.A83];&quot;,&quot;;1;&quot;,&quot;;[.D83];&quot;,'&quot;;[.F83];&quot;');&quot;)" office:value-type="string" office:string-value="insert into babynames_app_nameinfo (id, firstName_id, country_id, gender_id,meaning) values(81,81,1,2,'&quot;olive tree&quot; in Latin (like Oliver)');">
            <text:p>insert into babynames_app_nameinfo (id, firstName_id, country_id, gender_id,meaning) values(81,81,1,2,'"olive tree" in Latin (like Oliver)');</text:p>
          </table:table-cell>
          <table:table-cell table:number-columns-repeated="241"/>
        </table:table-row>
        <table:table-row table:style-name="ro2">
          <table:table-cell table:formula="of:=[.A83]+1" office:value-type="float" office:value="82">
            <text:p>82</text:p>
          </table:table-cell>
          <table:table-cell office:value-type="string">
            <text:p>Orio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Ryan</text:p>
          </table:table-cell>
          <table:table-cell office:value-type="string">
            <text:p>Greek mythology (hunter who chased Atlas'' daughters)</text:p>
          </table:table-cell>
          <table:table-cell table:style-name="ce5" office:value-type="string">
            <text:p>The Orion Experience, outerspace sounding</text:p>
          </table:table-cell>
          <table:table-cell/>
          <table:table-cell office:value-type="float" office:value="419">
            <text:p>419</text:p>
          </table:table-cell>
          <table:table-cell table:number-columns-repeated="2"/>
          <table:table-cell table:formula="of:=CONCATENATE(&quot;Insert into babynames_app_firstname (id, name) values (&quot;;[.A84];&quot;, '&quot;;[.B84];&quot;');&quot;)" office:value-type="string" office:string-value="Insert into babynames_app_firstname (id, name) values (82, 'Orion');">
            <text:p>Insert into babynames_app_firstname (id, name) values (82, 'Orion');</text:p>
          </table:table-cell>
          <table:table-cell table:formula="of:=CONCATENATE(&quot;insert into babynames_app_fullnames (id, first_id, last_id, rank, pros, cons) values (&quot;;[.A84];&quot;,&quot;;[.A84];&quot;,&quot;;1;&quot;,&quot;;0;&quot;,'&quot;;[.G84];&quot;','&quot;;[.H84];&quot;');&quot;)" office:value-type="string" office:string-value="insert into babynames_app_fullnames (id, first_id, last_id, rank, pros, cons) values (82,82,1,0,'The Orion Experience, outerspace sounding','');">
            <text:p>insert into babynames_app_fullnames (id, first_id, last_id, rank, pros, cons) values (82,82,1,0,'The Orion Experience, outerspace sounding','');</text:p>
          </table:table-cell>
          <table:table-cell/>
          <table:table-cell table:formula="of:=CONCATENATE(&quot;insert into babynames_app_nameinfo (id, firstName_id, country_id, gender_id,meaning) values(&quot;;[.A84];&quot;,&quot;;[.A84];&quot;,&quot;;1;&quot;,&quot;;[.D84];&quot;,'&quot;;[.F84];&quot;');&quot;)" office:value-type="string" office:string-value="insert into babynames_app_nameinfo (id, firstName_id, country_id, gender_id,meaning) values(82,82,1,1,'Greek mythology (hunter who chased Atlas'' daughters)');">
            <text:p>insert into babynames_app_nameinfo (id, firstName_id, country_id, gender_id,meaning) values(82,82,1,1,'Greek mythology (hunter who chased Atlas'' daughters)');</text:p>
          </table:table-cell>
          <table:table-cell table:number-columns-repeated="241"/>
        </table:table-row>
        <table:table-row table:style-name="ro2">
          <table:table-cell table:formula="of:=[.A84]+1" office:value-type="float" office:value="83">
            <text:p>83</text:p>
          </table:table-cell>
          <table:table-cell office:value-type="string">
            <text:p>Oscar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champion warrior" in English</text:p>
          </table:table-cell>
          <table:table-cell table:style-name="ce5" office:value-type="string">
            <text:p>Can be said in Spanish</text:p>
          </table:table-cell>
          <table:table-cell table:style-name="ce5" office:value-type="string">
            <text:p>The grouch</text:p>
          </table:table-cell>
          <table:table-cell office:value-type="float" office:value="177">
            <text:p>177</text:p>
          </table:table-cell>
          <table:table-cell table:number-columns-repeated="2"/>
          <table:table-cell table:formula="of:=CONCATENATE(&quot;Insert into babynames_app_firstname (id, name) values (&quot;;[.A85];&quot;, '&quot;;[.B85];&quot;');&quot;)" office:value-type="string" office:string-value="Insert into babynames_app_firstname (id, name) values (83, 'Oscar');">
            <text:p>Insert into babynames_app_firstname (id, name) values (83, 'Oscar');</text:p>
          </table:table-cell>
          <table:table-cell table:formula="of:=CONCATENATE(&quot;insert into babynames_app_fullnames (id, first_id, last_id, rank, pros, cons) values (&quot;;[.A85];&quot;,&quot;;[.A85];&quot;,&quot;;1;&quot;,&quot;;0;&quot;,'&quot;;[.G85];&quot;','&quot;;[.H85];&quot;');&quot;)" office:value-type="string" office:string-value="insert into babynames_app_fullnames (id, first_id, last_id, rank, pros, cons) values (83,83,1,0,'Can be said in Spanish','The grouch');">
            <text:p>insert into babynames_app_fullnames (id, first_id, last_id, rank, pros, cons) values (83,83,1,0,'Can be said in Spanish','The grouch');</text:p>
          </table:table-cell>
          <table:table-cell/>
          <table:table-cell table:formula="of:=CONCATENATE(&quot;insert into babynames_app_nameinfo (id, firstName_id, country_id, gender_id,meaning) values(&quot;;[.A85];&quot;,&quot;;[.A85];&quot;,&quot;;1;&quot;,&quot;;[.D85];&quot;,'&quot;;[.F85];&quot;');&quot;)" office:value-type="string" office:string-value="insert into babynames_app_nameinfo (id, firstName_id, country_id, gender_id,meaning) values(83,83,1,1,'&quot;champion warrior&quot; in English');">
            <text:p>insert into babynames_app_nameinfo (id, firstName_id, country_id, gender_id,meaning) values(83,83,1,1,'"champion warrior" in English');</text:p>
          </table:table-cell>
          <table:table-cell table:number-columns-repeated="241"/>
        </table:table-row>
        <table:table-row table:style-name="ro2">
          <table:table-cell table:formula="of:=[.A85]+1" office:value-type="float" office:value="84">
            <text:p>84</text:p>
          </table:table-cell>
          <table:table-cell office:value-type="string">
            <text:p>Palom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Palomita, Aloma, Pal</text:p>
          </table:table-cell>
          <table:table-cell office:value-type="string">
            <text:p>"dove" in Spanish</text:p>
          </table:table-cell>
          <table:table-cell table:number-columns-repeated="2"/>
          <table:table-cell office:value-type="float" office:value="791">
            <text:p>791</text:p>
          </table:table-cell>
          <table:table-cell table:number-columns-repeated="2"/>
          <table:table-cell table:formula="of:=CONCATENATE(&quot;Insert into babynames_app_firstname (id, name) values (&quot;;[.A86];&quot;, '&quot;;[.B86];&quot;');&quot;)" office:value-type="string" office:string-value="Insert into babynames_app_firstname (id, name) values (84, 'Paloma');">
            <text:p>Insert into babynames_app_firstname (id, name) values (84, 'Paloma');</text:p>
          </table:table-cell>
          <table:table-cell table:formula="of:=CONCATENATE(&quot;insert into babynames_app_fullnames (id, first_id, last_id, rank, pros, cons) values (&quot;;[.A86];&quot;,&quot;;[.A86];&quot;,&quot;;1;&quot;,&quot;;0;&quot;,'&quot;;[.G86];&quot;','&quot;;[.H86];&quot;');&quot;)" office:value-type="string" office:string-value="insert into babynames_app_fullnames (id, first_id, last_id, rank, pros, cons) values (84,84,1,0,'','');">
            <text:p>insert into babynames_app_fullnames (id, first_id, last_id, rank, pros, cons) values (84,84,1,0,'','');</text:p>
          </table:table-cell>
          <table:table-cell/>
          <table:table-cell table:formula="of:=CONCATENATE(&quot;insert into babynames_app_nameinfo (id, firstName_id, country_id, gender_id,meaning) values(&quot;;[.A86];&quot;,&quot;;[.A86];&quot;,&quot;;1;&quot;,&quot;;[.D86];&quot;,'&quot;;[.F86];&quot;');&quot;)" office:value-type="string" office:string-value="insert into babynames_app_nameinfo (id, firstName_id, country_id, gender_id,meaning) values(84,84,1,2,'&quot;dove&quot; in Spanish');">
            <text:p>insert into babynames_app_nameinfo (id, firstName_id, country_id, gender_id,meaning) values(84,84,1,2,'"dove" in Spanish');</text:p>
          </table:table-cell>
          <table:table-cell table:number-columns-repeated="241"/>
        </table:table-row>
        <table:table-row table:style-name="ro2">
          <table:table-cell table:formula="of:=[.A86]+1" office:value-type="float" office:value="85">
            <text:p>85</text:p>
          </table:table-cell>
          <table:table-cell office:value-type="string">
            <text:p>Pauli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Polly</text:p>
          </table:table-cell>
          <table:table-cell office:value-type="string">
            <text:p>"small" in Latin (like Paul)</text:p>
          </table:table-cell>
          <table:table-cell table:number-columns-repeated="2"/>
          <table:table-cell office:value-type="float" office:value="193">
            <text:p>193</text:p>
          </table:table-cell>
          <table:table-cell table:number-columns-repeated="2"/>
          <table:table-cell table:formula="of:=CONCATENATE(&quot;Insert into babynames_app_firstname (id, name) values (&quot;;[.A87];&quot;, '&quot;;[.B87];&quot;');&quot;)" office:value-type="string" office:string-value="Insert into babynames_app_firstname (id, name) values (85, 'Paulina');">
            <text:p>Insert into babynames_app_firstname (id, name) values (85, 'Paulina');</text:p>
          </table:table-cell>
          <table:table-cell table:formula="of:=CONCATENATE(&quot;insert into babynames_app_fullnames (id, first_id, last_id, rank, pros, cons) values (&quot;;[.A87];&quot;,&quot;;[.A87];&quot;,&quot;;1;&quot;,&quot;;0;&quot;,'&quot;;[.G87];&quot;','&quot;;[.H87];&quot;');&quot;)" office:value-type="string" office:string-value="insert into babynames_app_fullnames (id, first_id, last_id, rank, pros, cons) values (85,85,1,0,'','');">
            <text:p>insert into babynames_app_fullnames (id, first_id, last_id, rank, pros, cons) values (85,85,1,0,'','');</text:p>
          </table:table-cell>
          <table:table-cell/>
          <table:table-cell table:formula="of:=CONCATENATE(&quot;insert into babynames_app_nameinfo (id, firstName_id, country_id, gender_id,meaning) values(&quot;;[.A87];&quot;,&quot;;[.A87];&quot;,&quot;;1;&quot;,&quot;;[.D87];&quot;,'&quot;;[.F87];&quot;');&quot;)" office:value-type="string" office:string-value="insert into babynames_app_nameinfo (id, firstName_id, country_id, gender_id,meaning) values(85,85,1,2,'&quot;small&quot; in Latin (like Paul)');">
            <text:p>insert into babynames_app_nameinfo (id, firstName_id, country_id, gender_id,meaning) values(85,85,1,2,'"small" in Latin (like Paul)');</text:p>
          </table:table-cell>
          <table:table-cell table:number-columns-repeated="241"/>
        </table:table-row>
        <table:table-row table:style-name="ro2">
          <table:table-cell table:formula="of:=[.A87]+1" office:value-type="float" office:value="86">
            <text:p>86</text:p>
          </table:table-cell>
          <table:table-cell office:value-type="string">
            <text:p>Penelop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Penny, Nell, Poppy</text:p>
          </table:table-cell>
          <table:table-cell office:value-type="string">
            <text:p>"weaver" in Greek</text:p>
          </table:table-cell>
          <table:table-cell table:style-name="ce5" office:value-type="string">
            <text:p>PIT initials</text:p>
          </table:table-cell>
          <table:table-cell/>
          <table:table-cell office:value-type="float" office:value="125">
            <text:p>125</text:p>
          </table:table-cell>
          <table:table-cell table:style-name="ce5" office:value-type="string">
            <text:p>Penelope Ingrid Thomas is genius =p</text:p>
          </table:table-cell>
          <table:table-cell table:style-name="ce5" office:value-type="string">
            <text:p>I agree!</text:p>
          </table:table-cell>
          <table:table-cell table:formula="of:=CONCATENATE(&quot;Insert into babynames_app_firstname (id, name) values (&quot;;[.A88];&quot;, '&quot;;[.B88];&quot;');&quot;)" office:value-type="string" office:string-value="Insert into babynames_app_firstname (id, name) values (86, 'Penelope');">
            <text:p>Insert into babynames_app_firstname (id, name) values (86, 'Penelope');</text:p>
          </table:table-cell>
          <table:table-cell table:formula="of:=CONCATENATE(&quot;insert into babynames_app_fullnames (id, first_id, last_id, rank, pros, cons) values (&quot;;[.A88];&quot;,&quot;;[.A88];&quot;,&quot;;1;&quot;,&quot;;0;&quot;,'&quot;;[.G88];&quot;','&quot;;[.H88];&quot;');&quot;)" office:value-type="string" office:string-value="insert into babynames_app_fullnames (id, first_id, last_id, rank, pros, cons) values (86,86,1,0,'PIT initials','');">
            <text:p>insert into babynames_app_fullnames (id, first_id, last_id, rank, pros, cons) values (86,86,1,0,'PIT initials','');</text:p>
          </table:table-cell>
          <table:table-cell/>
          <table:table-cell table:formula="of:=CONCATENATE(&quot;insert into babynames_app_nameinfo (id, firstName_id, country_id, gender_id,meaning) values(&quot;;[.A88];&quot;,&quot;;[.A88];&quot;,&quot;;1;&quot;,&quot;;[.D88];&quot;,'&quot;;[.F88];&quot;');&quot;)" office:value-type="string" office:string-value="insert into babynames_app_nameinfo (id, firstName_id, country_id, gender_id,meaning) values(86,86,1,2,'&quot;weaver&quot; in Greek');">
            <text:p>insert into babynames_app_nameinfo (id, firstName_id, country_id, gender_id,meaning) values(86,86,1,2,'"weaver" in Greek');</text:p>
          </table:table-cell>
          <table:table-cell table:number-columns-repeated="241"/>
        </table:table-row>
        <table:table-row table:style-name="ro2">
          <table:table-cell table:formula="of:=[.A88]+1" office:value-type="float" office:value="87">
            <text:p>87</text:p>
          </table:table-cell>
          <table:table-cell office:value-type="string">
            <text:p>Percival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Percy, Perry</text:p>
          </table:table-cell>
          <table:table-cell office:value-type="string">
            <text:p>"one who pierces the valley" in French</text:p>
          </table:table-cell>
          <table:table-cell/>
          <table:table-cell table:style-name="ce5" office:value-type="string">
            <text:p>HP character</text:p>
          </table:table-cell>
          <table:table-cell table:style-name="ce6" office:value-type="string">
            <text:p>none</text:p>
          </table:table-cell>
          <table:table-cell table:style-name="ce5" office:value-type="string">
            <text:p>Haha!  thought that one was better</text:p>
          </table:table-cell>
          <table:table-cell/>
          <table:table-cell table:formula="of:=CONCATENATE(&quot;Insert into babynames_app_firstname (id, name) values (&quot;;[.A89];&quot;, '&quot;;[.B89];&quot;');&quot;)" office:value-type="string" office:string-value="Insert into babynames_app_firstname (id, name) values (87, 'Percival');">
            <text:p>Insert into babynames_app_firstname (id, name) values (87, 'Percival');</text:p>
          </table:table-cell>
          <table:table-cell table:formula="of:=CONCATENATE(&quot;insert into babynames_app_fullnames (id, first_id, last_id, rank, pros, cons) values (&quot;;[.A89];&quot;,&quot;;[.A89];&quot;,&quot;;1;&quot;,&quot;;0;&quot;,'&quot;;[.G89];&quot;','&quot;;[.H89];&quot;');&quot;)" office:value-type="string" office:string-value="insert into babynames_app_fullnames (id, first_id, last_id, rank, pros, cons) values (87,87,1,0,'','HP character');">
            <text:p>insert into babynames_app_fullnames (id, first_id, last_id, rank, pros, cons) values (87,87,1,0,'','HP character');</text:p>
          </table:table-cell>
          <table:table-cell/>
          <table:table-cell table:formula="of:=CONCATENATE(&quot;insert into babynames_app_nameinfo (id, firstName_id, country_id, gender_id,meaning) values(&quot;;[.A89];&quot;,&quot;;[.A89];&quot;,&quot;;1;&quot;,&quot;;[.D89];&quot;,'&quot;;[.F89];&quot;');&quot;)" office:value-type="string" office:string-value="insert into babynames_app_nameinfo (id, firstName_id, country_id, gender_id,meaning) values(87,87,1,1,'&quot;one who pierces the valley&quot; in French');">
            <text:p>insert into babynames_app_nameinfo (id, firstName_id, country_id, gender_id,meaning) values(87,87,1,1,'"one who pierces the valley" in French');</text:p>
          </table:table-cell>
          <table:table-cell table:number-columns-repeated="241"/>
        </table:table-row>
        <table:table-row table:style-name="ro2">
          <table:table-cell table:formula="of:=[.A89]+1" office:value-type="float" office:value="88">
            <text:p>88</text:p>
          </table:table-cell>
          <table:table-cell office:value-type="string">
            <text:p>Petul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Pet, Tula, Tulie</text:p>
          </table:table-cell>
          <table:table-cell office:value-type="string">
            <text:p>Modern name (meaning unknown)</text:p>
          </table:table-cell>
          <table:table-cell table:style-name="ce5" office:value-type="string">
            <text:p>Namesake of Petula Clark ("Downtown" singer!)</text:p>
          </table:table-cell>
          <table:table-cell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90];&quot;, '&quot;;[.B90];&quot;');&quot;)" office:value-type="string" office:string-value="Insert into babynames_app_firstname (id, name) values (88, 'Petula');">
            <text:p>Insert into babynames_app_firstname (id, name) values (88, 'Petula');</text:p>
          </table:table-cell>
          <table:table-cell table:formula="of:=CONCATENATE(&quot;insert into babynames_app_fullnames (id, first_id, last_id, rank, pros, cons) values (&quot;;[.A90];&quot;,&quot;;[.A90];&quot;,&quot;;1;&quot;,&quot;;0;&quot;,'&quot;;[.G90];&quot;','&quot;;[.H90];&quot;');&quot;)" office:value-type="string" office:string-value="insert into babynames_app_fullnames (id, first_id, last_id, rank, pros, cons) values (88,88,1,0,'Namesake of Petula Clark (&quot;Downtown&quot; singer!)','');">
            <text:p>insert into babynames_app_fullnames (id, first_id, last_id, rank, pros, cons) values (88,88,1,0,'Namesake of Petula Clark ("Downtown" singer!)','');</text:p>
          </table:table-cell>
          <table:table-cell/>
          <table:table-cell table:formula="of:=CONCATENATE(&quot;insert into babynames_app_nameinfo (id, firstName_id, country_id, gender_id,meaning) values(&quot;;[.A90];&quot;,&quot;;[.A90];&quot;,&quot;;1;&quot;,&quot;;[.D90];&quot;,'&quot;;[.F90];&quot;');&quot;)" office:value-type="string" office:string-value="insert into babynames_app_nameinfo (id, firstName_id, country_id, gender_id,meaning) values(88,88,1,2,'Modern name (meaning unknown)');">
            <text:p>insert into babynames_app_nameinfo (id, firstName_id, country_id, gender_id,meaning) values(88,88,1,2,'Modern name (meaning unknown)');</text:p>
          </table:table-cell>
          <table:table-cell table:number-columns-repeated="241"/>
        </table:table-row>
        <table:table-row table:style-name="ro2">
          <table:table-cell table:formula="of:=[.A90]+1" office:value-type="float" office:value="89">
            <text:p>89</text:p>
          </table:table-cell>
          <table:table-cell office:value-type="string">
            <text:p>Pilar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"pillar" in Spanish (honors the Virgin Mary)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91];&quot;, '&quot;;[.B91];&quot;');&quot;)" office:value-type="string" office:string-value="Insert into babynames_app_firstname (id, name) values (89, 'Pilar');">
            <text:p>Insert into babynames_app_firstname (id, name) values (89, 'Pilar');</text:p>
          </table:table-cell>
          <table:table-cell table:formula="of:=CONCATENATE(&quot;insert into babynames_app_fullnames (id, first_id, last_id, rank, pros, cons) values (&quot;;[.A91];&quot;,&quot;;[.A91];&quot;,&quot;;1;&quot;,&quot;;0;&quot;,'&quot;;[.G91];&quot;','&quot;;[.H91];&quot;');&quot;)" office:value-type="string" office:string-value="insert into babynames_app_fullnames (id, first_id, last_id, rank, pros, cons) values (89,89,1,0,'','');">
            <text:p>insert into babynames_app_fullnames (id, first_id, last_id, rank, pros, cons) values (89,89,1,0,'','');</text:p>
          </table:table-cell>
          <table:table-cell/>
          <table:table-cell table:formula="of:=CONCATENATE(&quot;insert into babynames_app_nameinfo (id, firstName_id, country_id, gender_id,meaning) values(&quot;;[.A91];&quot;,&quot;;[.A91];&quot;,&quot;;1;&quot;,&quot;;[.D91];&quot;,'&quot;;[.F91];&quot;');&quot;)" office:value-type="string" office:string-value="insert into babynames_app_nameinfo (id, firstName_id, country_id, gender_id,meaning) values(89,89,1,2,'&quot;pillar&quot; in Spanish (honors the Virgin Mary)');">
            <text:p>insert into babynames_app_nameinfo (id, firstName_id, country_id, gender_id,meaning) values(89,89,1,2,'"pillar" in Spanish (honors the Virgin Mary)');</text:p>
          </table:table-cell>
          <table:table-cell table:number-columns-repeated="241"/>
        </table:table-row>
        <table:table-row table:style-name="ro2">
          <table:table-cell table:formula="of:=[.A91]+1" office:value-type="float" office:value="90">
            <text:p>90</text:p>
          </table:table-cell>
          <table:table-cell office:value-type="string">
            <text:p>Piper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Pippi</text:p>
          </table:table-cell>
          <table:table-cell office:value-type="string">
            <text:p>English occupational name</text:p>
          </table:table-cell>
          <table:table-cell table:number-columns-repeated="2"/>
          <table:table-cell office:value-type="float" office:value="98">
            <text:p>98</text:p>
          </table:table-cell>
          <table:table-cell table:number-columns-repeated="2"/>
          <table:table-cell table:formula="of:=CONCATENATE(&quot;Insert into babynames_app_firstname (id, name) values (&quot;;[.A92];&quot;, '&quot;;[.B92];&quot;');&quot;)" office:value-type="string" office:string-value="Insert into babynames_app_firstname (id, name) values (90, 'Piper');">
            <text:p>Insert into babynames_app_firstname (id, name) values (90, 'Piper');</text:p>
          </table:table-cell>
          <table:table-cell table:formula="of:=CONCATENATE(&quot;insert into babynames_app_fullnames (id, first_id, last_id, rank, pros, cons) values (&quot;;[.A92];&quot;,&quot;;[.A92];&quot;,&quot;;1;&quot;,&quot;;0;&quot;,'&quot;;[.G92];&quot;','&quot;;[.H92];&quot;');&quot;)" office:value-type="string" office:string-value="insert into babynames_app_fullnames (id, first_id, last_id, rank, pros, cons) values (90,90,1,0,'','');">
            <text:p>insert into babynames_app_fullnames (id, first_id, last_id, rank, pros, cons) values (90,90,1,0,'','');</text:p>
          </table:table-cell>
          <table:table-cell/>
          <table:table-cell table:formula="of:=CONCATENATE(&quot;insert into babynames_app_nameinfo (id, firstName_id, country_id, gender_id,meaning) values(&quot;;[.A92];&quot;,&quot;;[.A92];&quot;,&quot;;1;&quot;,&quot;;[.D92];&quot;,'&quot;;[.F92];&quot;');&quot;)" office:value-type="string" office:string-value="insert into babynames_app_nameinfo (id, firstName_id, country_id, gender_id,meaning) values(90,90,1,2,'English occupational name');">
            <text:p>insert into babynames_app_nameinfo (id, firstName_id, country_id, gender_id,meaning) values(90,90,1,2,'English occupational name');</text:p>
          </table:table-cell>
          <table:table-cell table:number-columns-repeated="241"/>
        </table:table-row>
        <table:table-row table:style-name="ro2">
          <table:table-cell table:formula="of:=[.A92]+1" office:value-type="float" office:value="91">
            <text:p>91</text:p>
          </table:table-cell>
          <table:table-cell office:value-type="string">
            <text:p>Pre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Pree-T</text:p>
          </table:table-cell>
          <table:table-cell office:value-type="string">
            <text:p>not found</text:p>
          </table:table-cell>
          <table:table-cell/>
          <table:table-cell table:style-name="ce5" office:value-type="string">
            <text:p>Hard to spell</text:p>
          </table:table-cell>
          <table:table-cell table:style-name="Default"/>
          <table:table-cell table:number-columns-repeated="2"/>
          <table:table-cell table:formula="of:=CONCATENATE(&quot;Insert into babynames_app_firstname (id, name) values (&quot;;[.A93];&quot;, '&quot;;[.B93];&quot;');&quot;)" office:value-type="string" office:string-value="Insert into babynames_app_firstname (id, name) values (91, 'Pree');">
            <text:p>Insert into babynames_app_firstname (id, name) values (91, 'Pree');</text:p>
          </table:table-cell>
          <table:table-cell table:formula="of:=CONCATENATE(&quot;insert into babynames_app_fullnames (id, first_id, last_id, rank, pros, cons) values (&quot;;[.A93];&quot;,&quot;;[.A93];&quot;,&quot;;1;&quot;,&quot;;0;&quot;,'&quot;;[.G93];&quot;','&quot;;[.H93];&quot;');&quot;)" office:value-type="string" office:string-value="insert into babynames_app_fullnames (id, first_id, last_id, rank, pros, cons) values (91,91,1,0,'','Hard to spell');">
            <text:p>insert into babynames_app_fullnames (id, first_id, last_id, rank, pros, cons) values (91,91,1,0,'','Hard to spell');</text:p>
          </table:table-cell>
          <table:table-cell/>
          <table:table-cell table:formula="of:=CONCATENATE(&quot;insert into babynames_app_nameinfo (id, firstName_id, country_id, gender_id,meaning) values(&quot;;[.A93];&quot;,&quot;;[.A93];&quot;,&quot;;1;&quot;,&quot;;[.D93];&quot;,'&quot;;[.F93];&quot;');&quot;)" office:value-type="string" office:string-value="insert into babynames_app_nameinfo (id, firstName_id, country_id, gender_id,meaning) values(91,91,1,2,'not found');">
            <text:p>insert into babynames_app_nameinfo (id, firstName_id, country_id, gender_id,meaning) values(91,91,1,2,'not found');</text:p>
          </table:table-cell>
          <table:table-cell table:number-columns-repeated="241"/>
        </table:table-row>
        <table:table-row table:style-name="ro2">
          <table:table-cell table:formula="of:=[.A93]+1" office:value-type="float" office:value="92">
            <text:p>92</text:p>
          </table:table-cell>
          <table:table-cell office:value-type="string">
            <text:p>Remingto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Remon, Tony, Remy</text:p>
          </table:table-cell>
          <table:table-cell office:value-type="string">
            <text:p>"place on a riverbank" in English</text:p>
          </table:table-cell>
          <table:table-cell table:style-name="ce5" office:value-type="string">
            <text:p>Remo-o-o-o-on</text:p>
          </table:table-cell>
          <table:table-cell table:style-name="ce5" office:value-type="string">
            <text:p>Sounds a little stuffy</text:p>
          </table:table-cell>
          <table:table-cell office:value-type="float" office:value="421">
            <text:p>421</text:p>
          </table:table-cell>
          <table:table-cell table:number-columns-repeated="2"/>
          <table:table-cell table:formula="of:=CONCATENATE(&quot;Insert into babynames_app_firstname (id, name) values (&quot;;[.A94];&quot;, '&quot;;[.B94];&quot;');&quot;)" office:value-type="string" office:string-value="Insert into babynames_app_firstname (id, name) values (92, 'Remington');">
            <text:p>Insert into babynames_app_firstname (id, name) values (92, 'Remington');</text:p>
          </table:table-cell>
          <table:table-cell table:formula="of:=CONCATENATE(&quot;insert into babynames_app_fullnames (id, first_id, last_id, rank, pros, cons) values (&quot;;[.A94];&quot;,&quot;;[.A94];&quot;,&quot;;1;&quot;,&quot;;0;&quot;,'&quot;;[.G94];&quot;','&quot;;[.H94];&quot;');&quot;)" office:value-type="string" office:string-value="insert into babynames_app_fullnames (id, first_id, last_id, rank, pros, cons) values (92,92,1,0,'Remo-o-o-o-on','Sounds a little stuffy');">
            <text:p>insert into babynames_app_fullnames (id, first_id, last_id, rank, pros, cons) values (92,92,1,0,'Remo-o-o-o-on','Sounds a little stuffy');</text:p>
          </table:table-cell>
          <table:table-cell/>
          <table:table-cell table:formula="of:=CONCATENATE(&quot;insert into babynames_app_nameinfo (id, firstName_id, country_id, gender_id,meaning) values(&quot;;[.A94];&quot;,&quot;;[.A94];&quot;,&quot;;1;&quot;,&quot;;[.D94];&quot;,'&quot;;[.F94];&quot;');&quot;)" office:value-type="string" office:string-value="insert into babynames_app_nameinfo (id, firstName_id, country_id, gender_id,meaning) values(92,92,1,1,'&quot;place on a riverbank&quot; in English');">
            <text:p>insert into babynames_app_nameinfo (id, firstName_id, country_id, gender_id,meaning) values(92,92,1,1,'"place on a riverbank" in English');</text:p>
          </table:table-cell>
          <table:table-cell table:number-columns-repeated="241"/>
        </table:table-row>
        <table:table-row table:style-name="ro2">
          <table:table-cell table:formula="of:=[.A94]+1" office:value-type="float" office:value="93">
            <text:p>93</text:p>
          </table:table-cell>
          <table:table-cell office:value-type="string">
            <text:p>Riorda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"bard, royal poet" in Irish</text:p>
          </table:table-cell>
          <table:table-cell/>
          <table:table-cell table:style-name="ce5" office:value-type="string">
            <text:p>pronunciation?</text:p>
          </table:table-cell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95];&quot;, '&quot;;[.B95];&quot;');&quot;)" office:value-type="string" office:string-value="Insert into babynames_app_firstname (id, name) values (93, 'Riordan');">
            <text:p>Insert into babynames_app_firstname (id, name) values (93, 'Riordan');</text:p>
          </table:table-cell>
          <table:table-cell table:formula="of:=CONCATENATE(&quot;insert into babynames_app_fullnames (id, first_id, last_id, rank, pros, cons) values (&quot;;[.A95];&quot;,&quot;;[.A95];&quot;,&quot;;1;&quot;,&quot;;0;&quot;,'&quot;;[.G95];&quot;','&quot;;[.H95];&quot;');&quot;)" office:value-type="string" office:string-value="insert into babynames_app_fullnames (id, first_id, last_id, rank, pros, cons) values (93,93,1,0,'','pronunciation?');">
            <text:p>insert into babynames_app_fullnames (id, first_id, last_id, rank, pros, cons) values (93,93,1,0,'','pronunciation?');</text:p>
          </table:table-cell>
          <table:table-cell/>
          <table:table-cell table:formula="of:=CONCATENATE(&quot;insert into babynames_app_nameinfo (id, firstName_id, country_id, gender_id,meaning) values(&quot;;[.A95];&quot;,&quot;;[.A95];&quot;,&quot;;1;&quot;,&quot;;[.D95];&quot;,'&quot;;[.F95];&quot;');&quot;)" office:value-type="string" office:string-value="insert into babynames_app_nameinfo (id, firstName_id, country_id, gender_id,meaning) values(93,93,1,1,'&quot;bard, royal poet&quot; in Irish');">
            <text:p>insert into babynames_app_nameinfo (id, firstName_id, country_id, gender_id,meaning) values(93,93,1,1,'"bard, royal poet" in Irish');</text:p>
          </table:table-cell>
          <table:table-cell table:number-columns-repeated="241"/>
        </table:table-row>
        <table:table-row table:style-name="ro2">
          <table:table-cell table:formula="of:=[.A95]+1" office:value-type="float" office:value="94">
            <text:p>94</text:p>
          </table:table-cell>
          <table:table-cell office:value-type="string">
            <text:p>Rocco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Rocky, Coco</text:p>
          </table:table-cell>
          <table:table-cell office:value-type="string">
            <text:p>"crow" in German and Italian</text:p>
          </table:table-cell>
          <table:table-cell table:style-name="ce5" office:value-type="string">
            <text:p>Rocco''s Modern Life</text:p>
          </table:table-cell>
          <table:table-cell/>
          <table:table-cell office:value-type="float" office:value="415">
            <text:p>415</text:p>
          </table:table-cell>
          <table:table-cell table:number-columns-repeated="2"/>
          <table:table-cell table:formula="of:=CONCATENATE(&quot;Insert into babynames_app_firstname (id, name) values (&quot;;[.A96];&quot;, '&quot;;[.B96];&quot;');&quot;)" office:value-type="string" office:string-value="Insert into babynames_app_firstname (id, name) values (94, 'Rocco');">
            <text:p>Insert into babynames_app_firstname (id, name) values (94, 'Rocco');</text:p>
          </table:table-cell>
          <table:table-cell table:formula="of:=CONCATENATE(&quot;insert into babynames_app_fullnames (id, first_id, last_id, rank, pros, cons) values (&quot;;[.A96];&quot;,&quot;;[.A96];&quot;,&quot;;1;&quot;,&quot;;0;&quot;,'&quot;;[.G96];&quot;','&quot;;[.H96];&quot;');&quot;)" office:value-type="string" office:string-value="insert into babynames_app_fullnames (id, first_id, last_id, rank, pros, cons) values (94,94,1,0,'Rocco''s Modern Life','');">
            <text:p>insert into babynames_app_fullnames (id, first_id, last_id, rank, pros, cons) values (94,94,1,0,'Rocco''s Modern Life','');</text:p>
          </table:table-cell>
          <table:table-cell/>
          <table:table-cell table:formula="of:=CONCATENATE(&quot;insert into babynames_app_nameinfo (id, firstName_id, country_id, gender_id,meaning) values(&quot;;[.A96];&quot;,&quot;;[.A96];&quot;,&quot;;1;&quot;,&quot;;[.D96];&quot;,'&quot;;[.F96];&quot;');&quot;)" office:value-type="string" office:string-value="insert into babynames_app_nameinfo (id, firstName_id, country_id, gender_id,meaning) values(94,94,1,1,'&quot;crow&quot; in German and Italian');">
            <text:p>insert into babynames_app_nameinfo (id, firstName_id, country_id, gender_id,meaning) values(94,94,1,1,'"crow" in German and Italian');</text:p>
          </table:table-cell>
          <table:table-cell table:number-columns-repeated="241"/>
        </table:table-row>
        <table:table-row table:style-name="ro2">
          <table:table-cell table:formula="of:=[.A96]+1" office:value-type="float" office:value="95">
            <text:p>95</text:p>
          </table:table-cell>
          <table:table-cell office:value-type="string">
            <text:p>Roger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Rodge</text:p>
          </table:table-cell>
          <table:table-cell office:value-type="string">
            <text:p>"famous warrior" in German</text:p>
          </table:table-cell>
          <table:table-cell table:number-columns-repeated="2"/>
          <table:table-cell office:value-type="float" office:value="566">
            <text:p>566</text:p>
          </table:table-cell>
          <table:table-cell table:style-name="ce5" office:value-type="string">
            <text:p>alternate - Rogelio</text:p>
          </table:table-cell>
          <table:table-cell/>
          <table:table-cell table:formula="of:=CONCATENATE(&quot;Insert into babynames_app_firstname (id, name) values (&quot;;[.A97];&quot;, '&quot;;[.B97];&quot;');&quot;)" office:value-type="string" office:string-value="Insert into babynames_app_firstname (id, name) values (95, 'Roger');">
            <text:p>Insert into babynames_app_firstname (id, name) values (95, 'Roger');</text:p>
          </table:table-cell>
          <table:table-cell table:formula="of:=CONCATENATE(&quot;insert into babynames_app_fullnames (id, first_id, last_id, rank, pros, cons) values (&quot;;[.A97];&quot;,&quot;;[.A97];&quot;,&quot;;1;&quot;,&quot;;0;&quot;,'&quot;;[.G97];&quot;','&quot;;[.H97];&quot;');&quot;)" office:value-type="string" office:string-value="insert into babynames_app_fullnames (id, first_id, last_id, rank, pros, cons) values (95,95,1,0,'','');">
            <text:p>insert into babynames_app_fullnames (id, first_id, last_id, rank, pros, cons) values (95,95,1,0,'','');</text:p>
          </table:table-cell>
          <table:table-cell/>
          <table:table-cell table:formula="of:=CONCATENATE(&quot;insert into babynames_app_nameinfo (id, firstName_id, country_id, gender_id,meaning) values(&quot;;[.A97];&quot;,&quot;;[.A97];&quot;,&quot;;1;&quot;,&quot;;[.D97];&quot;,'&quot;;[.F97];&quot;');&quot;)" office:value-type="string" office:string-value="insert into babynames_app_nameinfo (id, firstName_id, country_id, gender_id,meaning) values(95,95,1,1,'&quot;famous warrior&quot; in German');">
            <text:p>insert into babynames_app_nameinfo (id, firstName_id, country_id, gender_id,meaning) values(95,95,1,1,'"famous warrior" in German');</text:p>
          </table:table-cell>
          <table:table-cell table:number-columns-repeated="241"/>
        </table:table-row>
        <table:table-row table:style-name="ro2">
          <table:table-cell table:formula="of:=[.A97]+1" office:value-type="float" office:value="96">
            <text:p>96</text:p>
          </table:table-cell>
          <table:table-cell office:value-type="string">
            <text:p>Samuel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Sam, Sammy</text:p>
          </table:table-cell>
          <table:table-cell office:value-type="string">
            <text:p>"told by God" in Hebrew</text:p>
          </table:table-cell>
          <table:table-cell table:style-name="ce5" office:value-type="string">
            <text:p>Can be said in Spanish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table:formula="of:=CONCATENATE(&quot;Insert into babynames_app_firstname (id, name) values (&quot;;[.A98];&quot;, '&quot;;[.B98];&quot;');&quot;)" office:value-type="string" office:string-value="Insert into babynames_app_firstname (id, name) values (96, 'Samuel');">
            <text:p>Insert into babynames_app_firstname (id, name) values (96, 'Samuel');</text:p>
          </table:table-cell>
          <table:table-cell table:formula="of:=CONCATENATE(&quot;insert into babynames_app_fullnames (id, first_id, last_id, rank, pros, cons) values (&quot;;[.A98];&quot;,&quot;;[.A98];&quot;,&quot;;1;&quot;,&quot;;0;&quot;,'&quot;;[.G98];&quot;','&quot;;[.H98];&quot;');&quot;)" office:value-type="string" office:string-value="insert into babynames_app_fullnames (id, first_id, last_id, rank, pros, cons) values (96,96,1,0,'Can be said in Spanish','');">
            <text:p>insert into babynames_app_fullnames (id, first_id, last_id, rank, pros, cons) values (96,96,1,0,'Can be said in Spanish','');</text:p>
          </table:table-cell>
          <table:table-cell/>
          <table:table-cell table:formula="of:=CONCATENATE(&quot;insert into babynames_app_nameinfo (id, firstName_id, country_id, gender_id,meaning) values(&quot;;[.A98];&quot;,&quot;;[.A98];&quot;,&quot;;1;&quot;,&quot;;[.D98];&quot;,'&quot;;[.F98];&quot;');&quot;)" office:value-type="string" office:string-value="insert into babynames_app_nameinfo (id, firstName_id, country_id, gender_id,meaning) values(96,96,1,1,'&quot;told by God&quot; in Hebrew');">
            <text:p>insert into babynames_app_nameinfo (id, firstName_id, country_id, gender_id,meaning) values(96,96,1,1,'"told by God" in Hebrew');</text:p>
          </table:table-cell>
          <table:table-cell table:number-columns-repeated="241"/>
        </table:table-row>
        <table:table-row table:style-name="ro2">
          <table:table-cell table:formula="of:=[.A98]+1" office:value-type="float" office:value="97">
            <text:p>97</text:p>
          </table:table-cell>
          <table:table-cell office:value-type="string">
            <text:p>Sebastia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Bastian, Seb, Bas</text:p>
          </table:table-cell>
          <table:table-cell office:value-type="string">
            <text:p>"from Sebasta" in Latin (from Greek)</text:p>
          </table:table-cell>
          <table:table-cell/>
          <table:table-cell table:style-name="ce5" office:value-type="string">
            <text:p>Little Mermaid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CONCATENATE(&quot;Insert into babynames_app_firstname (id, name) values (&quot;;[.A99];&quot;, '&quot;;[.B99];&quot;');&quot;)" office:value-type="string" office:string-value="Insert into babynames_app_firstname (id, name) values (97, 'Sebastian');">
            <text:p>Insert into babynames_app_firstname (id, name) values (97, 'Sebastian');</text:p>
          </table:table-cell>
          <table:table-cell table:formula="of:=CONCATENATE(&quot;insert into babynames_app_fullnames (id, first_id, last_id, rank, pros, cons) values (&quot;;[.A99];&quot;,&quot;;[.A99];&quot;,&quot;;1;&quot;,&quot;;0;&quot;,'&quot;;[.G99];&quot;','&quot;;[.H99];&quot;');&quot;)" office:value-type="string" office:string-value="insert into babynames_app_fullnames (id, first_id, last_id, rank, pros, cons) values (97,97,1,0,'','Little Mermaid');">
            <text:p>insert into babynames_app_fullnames (id, first_id, last_id, rank, pros, cons) values (97,97,1,0,'','Little Mermaid');</text:p>
          </table:table-cell>
          <table:table-cell/>
          <table:table-cell table:formula="of:=CONCATENATE(&quot;insert into babynames_app_nameinfo (id, firstName_id, country_id, gender_id,meaning) values(&quot;;[.A99];&quot;,&quot;;[.A99];&quot;,&quot;;1;&quot;,&quot;;[.D99];&quot;,'&quot;;[.F99];&quot;');&quot;)" office:value-type="string" office:string-value="insert into babynames_app_nameinfo (id, firstName_id, country_id, gender_id,meaning) values(97,97,1,1,'&quot;from Sebasta&quot; in Latin (from Greek)');">
            <text:p>insert into babynames_app_nameinfo (id, firstName_id, country_id, gender_id,meaning) values(97,97,1,1,'"from Sebasta" in Latin (from Greek)');</text:p>
          </table:table-cell>
          <table:table-cell table:number-columns-repeated="241"/>
        </table:table-row>
        <table:table-row table:style-name="ro2">
          <table:table-cell table:formula="of:=[.A99]+1" office:value-type="float" office:value="98">
            <text:p>98</text:p>
          </table:table-cell>
          <table:table-cell office:value-type="string">
            <text:p>Simo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Sy</text:p>
          </table:table-cell>
          <table:table-cell office:value-type="string">
            <text:p>"the listener" in Hebrew</text:p>
          </table:table-cell>
          <table:table-cell table:style-name="ce5" office:value-type="string">
            <text:p>Can be said in Spanish</text:p>
          </table:table-cell>
          <table:table-cell table:style-name="ce5" office:value-type="string">
            <text:p>Chipmunk</text:p>
          </table:table-cell>
          <table:table-cell office:value-type="float" office:value="255">
            <text:p>255</text:p>
          </table:table-cell>
          <table:table-cell table:style-name="ce5" office:value-type="string">
            <text:p>Due to popular demand! =)</text:p>
          </table:table-cell>
          <table:table-cell table:style-name="ce5" office:value-type="string">
            <text:p>=)</text:p>
          </table:table-cell>
          <table:table-cell table:formula="of:=CONCATENATE(&quot;Insert into babynames_app_firstname (id, name) values (&quot;;[.A100];&quot;, '&quot;;[.B100];&quot;');&quot;)" office:value-type="string" office:string-value="Insert into babynames_app_firstname (id, name) values (98, 'Simon');">
            <text:p>Insert into babynames_app_firstname (id, name) values (98, 'Simon');</text:p>
          </table:table-cell>
          <table:table-cell table:formula="of:=CONCATENATE(&quot;insert into babynames_app_fullnames (id, first_id, last_id, rank, pros, cons) values (&quot;;[.A100];&quot;,&quot;;[.A100];&quot;,&quot;;1;&quot;,&quot;;0;&quot;,'&quot;;[.G100];&quot;','&quot;;[.H100];&quot;');&quot;)" office:value-type="string" office:string-value="insert into babynames_app_fullnames (id, first_id, last_id, rank, pros, cons) values (98,98,1,0,'Can be said in Spanish','Chipmunk');">
            <text:p>insert into babynames_app_fullnames (id, first_id, last_id, rank, pros, cons) values (98,98,1,0,'Can be said in Spanish','Chipmunk');</text:p>
          </table:table-cell>
          <table:table-cell/>
          <table:table-cell table:formula="of:=CONCATENATE(&quot;insert into babynames_app_nameinfo (id, firstName_id, country_id, gender_id,meaning) values(&quot;;[.A100];&quot;,&quot;;[.A100];&quot;,&quot;;1;&quot;,&quot;;[.D100];&quot;,'&quot;;[.F100];&quot;');&quot;)" office:value-type="string" office:string-value="insert into babynames_app_nameinfo (id, firstName_id, country_id, gender_id,meaning) values(98,98,1,1,'&quot;the listener&quot; in Hebrew');">
            <text:p>insert into babynames_app_nameinfo (id, firstName_id, country_id, gender_id,meaning) values(98,98,1,1,'"the listener" in Hebrew');</text:p>
          </table:table-cell>
          <table:table-cell table:number-columns-repeated="241"/>
        </table:table-row>
        <table:table-row table:style-name="ro2">
          <table:table-cell table:formula="of:=[.A100]+1" office:value-type="float" office:value="99">
            <text:p>99</text:p>
          </table:table-cell>
          <table:table-cell office:value-type="string">
            <text:p>Sydney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Sid</text:p>
          </table:table-cell>
          <table:table-cell office:value-type="string">
            <text:p>"Saint Denis" in French</text:p>
          </table:table-cell>
          <table:table-cell table:number-columns-repeated="2"/>
          <table:table-cell office:value-type="float" office:value="78">
            <text:p>78</text:p>
          </table:table-cell>
          <table:table-cell table:number-columns-repeated="2"/>
          <table:table-cell table:formula="of:=CONCATENATE(&quot;Insert into babynames_app_firstname (id, name) values (&quot;;[.A101];&quot;, '&quot;;[.B101];&quot;');&quot;)" office:value-type="string" office:string-value="Insert into babynames_app_firstname (id, name) values (99, 'Sydney');">
            <text:p>Insert into babynames_app_firstname (id, name) values (99, 'Sydney');</text:p>
          </table:table-cell>
          <table:table-cell table:formula="of:=CONCATENATE(&quot;insert into babynames_app_fullnames (id, first_id, last_id, rank, pros, cons) values (&quot;;[.A101];&quot;,&quot;;[.A101];&quot;,&quot;;1;&quot;,&quot;;0;&quot;,'&quot;;[.G101];&quot;','&quot;;[.H101];&quot;');&quot;)" office:value-type="string" office:string-value="insert into babynames_app_fullnames (id, first_id, last_id, rank, pros, cons) values (99,99,1,0,'','');">
            <text:p>insert into babynames_app_fullnames (id, first_id, last_id, rank, pros, cons) values (99,99,1,0,'','');</text:p>
          </table:table-cell>
          <table:table-cell/>
          <table:table-cell table:formula="of:=CONCATENATE(&quot;insert into babynames_app_nameinfo (id, firstName_id, country_id, gender_id,meaning) values(&quot;;[.A101];&quot;,&quot;;[.A101];&quot;,&quot;;1;&quot;,&quot;;[.D101];&quot;,'&quot;;[.F101];&quot;');&quot;)" office:value-type="string" office:string-value="insert into babynames_app_nameinfo (id, firstName_id, country_id, gender_id,meaning) values(99,99,1,2,'&quot;Saint Denis&quot; in French');">
            <text:p>insert into babynames_app_nameinfo (id, firstName_id, country_id, gender_id,meaning) values(99,99,1,2,'"Saint Denis" in French');</text:p>
          </table:table-cell>
          <table:table-cell table:number-columns-repeated="241"/>
        </table:table-row>
        <table:table-row table:style-name="ro2">
          <table:table-cell table:formula="of:=[.A101]+1" office:value-type="float" office:value="100">
            <text:p>100</text:p>
          </table:table-cell>
          <table:table-cell office:value-type="string">
            <text:p>Talullah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Tally, Lula</text:p>
          </table:table-cell>
          <table:table-cell office:value-type="string">
            <text:p>"lady of abundance" in Irish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style-name="ce5" office:value-type="string">
            <text:p>alternate spelling - Talula, Talulla, Tallulah</text:p>
          </table:table-cell>
          <table:table-cell/>
          <table:table-cell table:formula="of:=CONCATENATE(&quot;Insert into babynames_app_firstname (id, name) values (&quot;;[.A102];&quot;, '&quot;;[.B102];&quot;');&quot;)" office:value-type="string" office:string-value="Insert into babynames_app_firstname (id, name) values (100, 'Talullah');">
            <text:p>Insert into babynames_app_firstname (id, name) values (100, 'Talullah');</text:p>
          </table:table-cell>
          <table:table-cell table:formula="of:=CONCATENATE(&quot;insert into babynames_app_fullnames (id, first_id, last_id, rank, pros, cons) values (&quot;;[.A102];&quot;,&quot;;[.A102];&quot;,&quot;;1;&quot;,&quot;;0;&quot;,'&quot;;[.G102];&quot;','&quot;;[.H102];&quot;');&quot;)" office:value-type="string" office:string-value="insert into babynames_app_fullnames (id, first_id, last_id, rank, pros, cons) values (100,100,1,0,'','');">
            <text:p>insert into babynames_app_fullnames (id, first_id, last_id, rank, pros, cons) values (100,100,1,0,'','');</text:p>
          </table:table-cell>
          <table:table-cell/>
          <table:table-cell table:formula="of:=CONCATENATE(&quot;insert into babynames_app_nameinfo (id, firstName_id, country_id, gender_id,meaning) values(&quot;;[.A102];&quot;,&quot;;[.A102];&quot;,&quot;;1;&quot;,&quot;;[.D102];&quot;,'&quot;;[.F102];&quot;');&quot;)" office:value-type="string" office:string-value="insert into babynames_app_nameinfo (id, firstName_id, country_id, gender_id,meaning) values(100,100,1,2,'&quot;lady of abundance&quot; in Irish');">
            <text:p>insert into babynames_app_nameinfo (id, firstName_id, country_id, gender_id,meaning) values(100,100,1,2,'"lady of abundance" in Irish');</text:p>
          </table:table-cell>
          <table:table-cell table:number-columns-repeated="241"/>
        </table:table-row>
        <table:table-row table:style-name="ro2">
          <table:table-cell table:formula="of:=[.A102]+1" office:value-type="float" office:value="101">
            <text:p>101</text:p>
          </table:table-cell>
          <table:table-cell office:value-type="string">
            <text:p>Thali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Thal, Lia</text:p>
          </table:table-cell>
          <table:table-cell office:value-type="string">
            <text:p>"to fluorish" in Greek</text:p>
          </table:table-cell>
          <table:table-cell table:style-name="ce5" office:value-type="string">
            <text:p>Greek muse of comedy, one of the Graces</text:p>
          </table:table-cell>
          <table:table-cell/>
          <table:table-cell office:value-type="float" office:value="929">
            <text:p>929</text:p>
          </table:table-cell>
          <table:table-cell table:style-name="ce5" office:value-type="string">
            <text:p>alternate spelling - Talia</text:p>
          </table:table-cell>
          <table:table-cell/>
          <table:table-cell table:formula="of:=CONCATENATE(&quot;Insert into babynames_app_firstname (id, name) values (&quot;;[.A103];&quot;, '&quot;;[.B103];&quot;');&quot;)" office:value-type="string" office:string-value="Insert into babynames_app_firstname (id, name) values (101, 'Thalia');">
            <text:p>Insert into babynames_app_firstname (id, name) values (101, 'Thalia');</text:p>
          </table:table-cell>
          <table:table-cell table:formula="of:=CONCATENATE(&quot;insert into babynames_app_fullnames (id, first_id, last_id, rank, pros, cons) values (&quot;;[.A103];&quot;,&quot;;[.A103];&quot;,&quot;;1;&quot;,&quot;;0;&quot;,'&quot;;[.G103];&quot;','&quot;;[.H103];&quot;');&quot;)" office:value-type="string" office:string-value="insert into babynames_app_fullnames (id, first_id, last_id, rank, pros, cons) values (101,101,1,0,'Greek muse of comedy, one of the Graces','');">
            <text:p>insert into babynames_app_fullnames (id, first_id, last_id, rank, pros, cons) values (101,101,1,0,'Greek muse of comedy, one of the Graces','');</text:p>
          </table:table-cell>
          <table:table-cell/>
          <table:table-cell table:formula="of:=CONCATENATE(&quot;insert into babynames_app_nameinfo (id, firstName_id, country_id, gender_id,meaning) values(&quot;;[.A103];&quot;,&quot;;[.A103];&quot;,&quot;;1;&quot;,&quot;;[.D103];&quot;,'&quot;;[.F103];&quot;');&quot;)" office:value-type="string" office:string-value="insert into babynames_app_nameinfo (id, firstName_id, country_id, gender_id,meaning) values(101,101,1,2,'&quot;to fluorish&quot; in Greek');">
            <text:p>insert into babynames_app_nameinfo (id, firstName_id, country_id, gender_id,meaning) values(101,101,1,2,'"to fluorish" in Greek');</text:p>
          </table:table-cell>
          <table:table-cell table:number-columns-repeated="241"/>
        </table:table-row>
        <table:table-row table:style-name="ro2">
          <table:table-cell table:formula="of:=[.A103]+1" office:value-type="float" office:value="102">
            <text:p>102</text:p>
          </table:table-cell>
          <table:table-cell office:value-type="string">
            <text:p>Theodore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Teddy, Theo</text:p>
          </table:table-cell>
          <table:table-cell office:value-type="string">
            <text:p>"gift of God" in Greek</text:p>
          </table:table-cell>
          <table:table-cell table:style-name="ce5" office:value-type="string">
            <text:p>President Roosevelt</text:p>
          </table:table-cell>
          <table:table-cell table:style-name="ce5" office:value-type="string">
            <text:p>Chipmunk</text:p>
          </table:table-cell>
          <table:table-cell office:value-type="float" office:value="197">
            <text:p>197</text:p>
          </table:table-cell>
          <table:table-cell table:number-columns-repeated="2"/>
          <table:table-cell table:formula="of:=CONCATENATE(&quot;Insert into babynames_app_firstname (id, name) values (&quot;;[.A104];&quot;, '&quot;;[.B104];&quot;');&quot;)" office:value-type="string" office:string-value="Insert into babynames_app_firstname (id, name) values (102, 'Theodore');">
            <text:p>Insert into babynames_app_firstname (id, name) values (102, 'Theodore');</text:p>
          </table:table-cell>
          <table:table-cell table:formula="of:=CONCATENATE(&quot;insert into babynames_app_fullnames (id, first_id, last_id, rank, pros, cons) values (&quot;;[.A104];&quot;,&quot;;[.A104];&quot;,&quot;;1;&quot;,&quot;;0;&quot;,'&quot;;[.G104];&quot;','&quot;;[.H104];&quot;');&quot;)" office:value-type="string" office:string-value="insert into babynames_app_fullnames (id, first_id, last_id, rank, pros, cons) values (102,102,1,0,'President Roosevelt','Chipmunk');">
            <text:p>insert into babynames_app_fullnames (id, first_id, last_id, rank, pros, cons) values (102,102,1,0,'President Roosevelt','Chipmunk');</text:p>
          </table:table-cell>
          <table:table-cell/>
          <table:table-cell table:formula="of:=CONCATENATE(&quot;insert into babynames_app_nameinfo (id, firstName_id, country_id, gender_id,meaning) values(&quot;;[.A104];&quot;,&quot;;[.A104];&quot;,&quot;;1;&quot;,&quot;;[.D104];&quot;,'&quot;;[.F104];&quot;');&quot;)" office:value-type="string" office:string-value="insert into babynames_app_nameinfo (id, firstName_id, country_id, gender_id,meaning) values(102,102,1,1,'&quot;gift of God&quot; in Greek');">
            <text:p>insert into babynames_app_nameinfo (id, firstName_id, country_id, gender_id,meaning) values(102,102,1,1,'"gift of God" in Greek');</text:p>
          </table:table-cell>
          <table:table-cell table:number-columns-repeated="241"/>
        </table:table-row>
        <table:table-row table:style-name="ro2">
          <table:table-cell table:formula="of:=[.A104]+1" office:value-type="float" office:value="103">
            <text:p>103</text:p>
          </table:table-cell>
          <table:table-cell office:value-type="string">
            <text:p>Thomas</text:p>
          </table:table-cell>
          <table:table-cell table:style-name="ce3"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Tom-Tom</text:p>
          </table:table-cell>
          <table:table-cell office:value-type="string">
            <text:p>"twin" in Aramaic</text:p>
          </table:table-cell>
          <table:table-cell/>
          <table:table-cell table:style-name="ce5" office:value-type="string">
            <text:p>Doesn''t go with last name =p</text:p>
          </table:table-cell>
          <table:table-cell office:value-type="float" office:value="63">
            <text:p>63</text:p>
          </table:table-cell>
          <table:table-cell table:style-name="ce5" office:value-type="string">
            <text:p>"=p"</text:p>
          </table:table-cell>
          <table:table-cell/>
          <table:table-cell table:formula="of:=CONCATENATE(&quot;Insert into babynames_app_firstname (id, name) values (&quot;;[.A105];&quot;, '&quot;;[.B105];&quot;');&quot;)" office:value-type="string" office:string-value="Insert into babynames_app_firstname (id, name) values (103, 'Thomas');">
            <text:p>Insert into babynames_app_firstname (id, name) values (103, 'Thomas');</text:p>
          </table:table-cell>
          <table:table-cell table:formula="of:=CONCATENATE(&quot;insert into babynames_app_fullnames (id, first_id, last_id, rank, pros, cons) values (&quot;;[.A105];&quot;,&quot;;[.A105];&quot;,&quot;;1;&quot;,&quot;;0;&quot;,'&quot;;[.G105];&quot;','&quot;;[.H105];&quot;');&quot;)" office:value-type="string" office:string-value="insert into babynames_app_fullnames (id, first_id, last_id, rank, pros, cons) values (103,103,1,0,'','Doesn''t go with last name =p');">
            <text:p>insert into babynames_app_fullnames (id, first_id, last_id, rank, pros, cons) values (103,103,1,0,'','Doesn''t go with last name =p');</text:p>
          </table:table-cell>
          <table:table-cell/>
          <table:table-cell table:formula="of:=CONCATENATE(&quot;insert into babynames_app_nameinfo (id, firstName_id, country_id, gender_id,meaning) values(&quot;;[.A105];&quot;,&quot;;[.A105];&quot;,&quot;;1;&quot;,&quot;;[.D105];&quot;,'&quot;;[.F105];&quot;');&quot;)" office:value-type="string" office:string-value="insert into babynames_app_nameinfo (id, firstName_id, country_id, gender_id,meaning) values(103,103,1,1,'&quot;twin&quot; in Aramaic');">
            <text:p>insert into babynames_app_nameinfo (id, firstName_id, country_id, gender_id,meaning) values(103,103,1,1,'"twin" in Aramaic');</text:p>
          </table:table-cell>
          <table:table-cell table:number-columns-repeated="241"/>
        </table:table-row>
        <table:table-row table:style-name="ro2">
          <table:table-cell table:formula="of:=[.A105]+1" office:value-type="float" office:value="104">
            <text:p>104</text:p>
          </table:table-cell>
          <table:table-cell office:value-type="string">
            <text:p>Tobia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Tobey</text:p>
          </table:table-cell>
          <table:table-cell office:value-type="string">
            <text:p>"God is good" in Greek (from Hebrew)</text:p>
          </table:table-cell>
          <table:table-cell table:style-name="ce5" office:value-type="string">
            <text:p>Tobias32</text:p>
          </table:table-cell>
          <table:table-cell table:style-name="ce5" office:value-type="string">
            <text:p>Not sure it works with Thomas</text:p>
          </table:table-cell>
          <table:table-cell office:value-type="float" office:value="516">
            <text:p>516</text:p>
          </table:table-cell>
          <table:table-cell table:style-name="ce5" office:value-type="string">
            <text:p>Agreed</text:p>
          </table:table-cell>
          <table:table-cell/>
          <table:table-cell table:formula="of:=CONCATENATE(&quot;Insert into babynames_app_firstname (id, name) values (&quot;;[.A106];&quot;, '&quot;;[.B106];&quot;');&quot;)" office:value-type="string" office:string-value="Insert into babynames_app_firstname (id, name) values (104, 'Tobias');">
            <text:p>Insert into babynames_app_firstname (id, name) values (104, 'Tobias');</text:p>
          </table:table-cell>
          <table:table-cell table:formula="of:=CONCATENATE(&quot;insert into babynames_app_fullnames (id, first_id, last_id, rank, pros, cons) values (&quot;;[.A106];&quot;,&quot;;[.A106];&quot;,&quot;;1;&quot;,&quot;;0;&quot;,'&quot;;[.G106];&quot;','&quot;;[.H106];&quot;');&quot;)" office:value-type="string" office:string-value="insert into babynames_app_fullnames (id, first_id, last_id, rank, pros, cons) values (104,104,1,0,'Tobias32','Not sure it works with Thomas');">
            <text:p>insert into babynames_app_fullnames (id, first_id, last_id, rank, pros, cons) values (104,104,1,0,'Tobias32','Not sure it works with Thomas');</text:p>
          </table:table-cell>
          <table:table-cell/>
          <table:table-cell table:formula="of:=CONCATENATE(&quot;insert into babynames_app_nameinfo (id, firstName_id, country_id, gender_id,meaning) values(&quot;;[.A106];&quot;,&quot;;[.A106];&quot;,&quot;;1;&quot;,&quot;;[.D106];&quot;,'&quot;;[.F106];&quot;');&quot;)" office:value-type="string" office:string-value="insert into babynames_app_nameinfo (id, firstName_id, country_id, gender_id,meaning) values(104,104,1,1,'&quot;God is good&quot; in Greek (from Hebrew)');">
            <text:p>insert into babynames_app_nameinfo (id, firstName_id, country_id, gender_id,meaning) values(104,104,1,1,'"God is good" in Greek (from Hebrew)');</text:p>
          </table:table-cell>
          <table:table-cell table:number-columns-repeated="241"/>
        </table:table-row>
        <table:table-row table:style-name="ro2">
          <table:table-cell table:formula="of:=[.A106]+1" office:value-type="float" office:value="105">
            <text:p>105</text:p>
          </table:table-cell>
          <table:table-cell office:value-type="string">
            <text:p>Violet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Vi, Leti</text:p>
          </table:table-cell>
          <table:table-cell office:value-type="string">
            <text:p>"purple" in Latin, also a flower</text:p>
          </table:table-cell>
          <table:table-cell table:style-name="ce5" office:value-type="string">
            <text:p>Favorite color (purple)</text:p>
          </table:table-cell>
          <table:table-cell table:style-name="ce5" office:value-type="string">
            <text:p>Close to ''violent''?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CONCATENATE(&quot;Insert into babynames_app_firstname (id, name) values (&quot;;[.A107];&quot;, '&quot;;[.B107];&quot;');&quot;)" office:value-type="string" office:string-value="Insert into babynames_app_firstname (id, name) values (105, 'Violet');">
            <text:p>Insert into babynames_app_firstname (id, name) values (105, 'Violet');</text:p>
          </table:table-cell>
          <table:table-cell table:formula="of:=CONCATENATE(&quot;insert into babynames_app_fullnames (id, first_id, last_id, rank, pros, cons) values (&quot;;[.A107];&quot;,&quot;;[.A107];&quot;,&quot;;1;&quot;,&quot;;0;&quot;,'&quot;;[.G107];&quot;','&quot;;[.H107];&quot;');&quot;)" office:value-type="string" office:string-value="insert into babynames_app_fullnames (id, first_id, last_id, rank, pros, cons) values (105,105,1,0,'Favorite color (purple)','Close to ''violent''?');">
            <text:p>insert into babynames_app_fullnames (id, first_id, last_id, rank, pros, cons) values (105,105,1,0,'Favorite color (purple)','Close to ''violent''?');</text:p>
          </table:table-cell>
          <table:table-cell/>
          <table:table-cell table:formula="of:=CONCATENATE(&quot;insert into babynames_app_nameinfo (id, firstName_id, country_id, gender_id,meaning) values(&quot;;[.A107];&quot;,&quot;;[.A107];&quot;,&quot;;1;&quot;,&quot;;[.D107];&quot;,'&quot;;[.F107];&quot;');&quot;)" office:value-type="string" office:string-value="insert into babynames_app_nameinfo (id, firstName_id, country_id, gender_id,meaning) values(105,105,1,2,'&quot;purple&quot; in Latin, also a flower');">
            <text:p>insert into babynames_app_nameinfo (id, firstName_id, country_id, gender_id,meaning) values(105,105,1,2,'"purple" in Latin, also a flower');</text:p>
          </table:table-cell>
          <table:table-cell table:number-columns-repeated="241"/>
        </table:table-row>
        <table:table-row table:style-name="ro2">
          <table:table-cell table:formula="of:=[.A107]+1" office:value-type="float" office:value="106">
            <text:p>106</text:p>
          </table:table-cell>
          <table:table-cell office:value-type="string">
            <text:p>Willem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Will</text:p>
          </table:table-cell>
          <table:table-cell office:value-type="string">
            <text:p>Dutch version of William ("resolute protector")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108];&quot;, '&quot;;[.B108];&quot;');&quot;)" office:value-type="string" office:string-value="Insert into babynames_app_firstname (id, name) values (106, 'Willem');">
            <text:p>Insert into babynames_app_firstname (id, name) values (106, 'Willem');</text:p>
          </table:table-cell>
          <table:table-cell table:formula="of:=CONCATENATE(&quot;insert into babynames_app_fullnames (id, first_id, last_id, rank, pros, cons) values (&quot;;[.A108];&quot;,&quot;;[.A108];&quot;,&quot;;1;&quot;,&quot;;0;&quot;,'&quot;;[.G108];&quot;','&quot;;[.H108];&quot;');&quot;)" office:value-type="string" office:string-value="insert into babynames_app_fullnames (id, first_id, last_id, rank, pros, cons) values (106,106,1,0,'','');">
            <text:p>insert into babynames_app_fullnames (id, first_id, last_id, rank, pros, cons) values (106,106,1,0,'','');</text:p>
          </table:table-cell>
          <table:table-cell/>
          <table:table-cell table:formula="of:=CONCATENATE(&quot;insert into babynames_app_nameinfo (id, firstName_id, country_id, gender_id,meaning) values(&quot;;[.A108];&quot;,&quot;;[.A108];&quot;,&quot;;1;&quot;,&quot;;[.D108];&quot;,'&quot;;[.F108];&quot;');&quot;)" office:value-type="string" office:string-value="insert into babynames_app_nameinfo (id, firstName_id, country_id, gender_id,meaning) values(106,106,1,1,'Dutch version of William (&quot;resolute protector&quot;)');">
            <text:p>insert into babynames_app_nameinfo (id, firstName_id, country_id, gender_id,meaning) values(106,106,1,1,'Dutch version of William ("resolute protector")');</text:p>
          </table:table-cell>
          <table:table-cell table:number-columns-repeated="241"/>
        </table:table-row>
        <table:table-row table:style-name="ro2">
          <table:table-cell table:formula="of:=[.A108]+1" office:value-type="float" office:value="107">
            <text:p>107</text:p>
          </table:table-cell>
          <table:table-cell office:value-type="string">
            <text:p>William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Liam</text:p>
          </table:table-cell>
          <table:table-cell office:value-type="string">
            <text:p>"resolute protection" in English (from German)</text:p>
          </table:table-cell>
          <table:table-cell table:style-name="ce5" office:value-type="string">
            <text:p>Liam is a cool nickname</text:p>
          </table:table-cell>
          <table:table-cell table:style-name="ce5" office:value-type="string">
            <text:p>super common, people saying Will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CONCATENATE(&quot;Insert into babynames_app_firstname (id, name) values (&quot;;[.A109];&quot;, '&quot;;[.B109];&quot;');&quot;)" office:value-type="string" office:string-value="Insert into babynames_app_firstname (id, name) values (107, 'William');">
            <text:p>Insert into babynames_app_firstname (id, name) values (107, 'William');</text:p>
          </table:table-cell>
          <table:table-cell table:formula="of:=CONCATENATE(&quot;insert into babynames_app_fullnames (id, first_id, last_id, rank, pros, cons) values (&quot;;[.A109];&quot;,&quot;;[.A109];&quot;,&quot;;1;&quot;,&quot;;0;&quot;,'&quot;;[.G109];&quot;','&quot;;[.H109];&quot;');&quot;)" office:value-type="string" office:string-value="insert into babynames_app_fullnames (id, first_id, last_id, rank, pros, cons) values (107,107,1,0,'Liam is a cool nickname','super common, people saying Will');">
            <text:p>insert into babynames_app_fullnames (id, first_id, last_id, rank, pros, cons) values (107,107,1,0,'Liam is a cool nickname','super common, people saying Will');</text:p>
          </table:table-cell>
          <table:table-cell/>
          <table:table-cell table:formula="of:=CONCATENATE(&quot;insert into babynames_app_nameinfo (id, firstName_id, country_id, gender_id,meaning) values(&quot;;[.A109];&quot;,&quot;;[.A109];&quot;,&quot;;1;&quot;,&quot;;[.D109];&quot;,'&quot;;[.F109];&quot;');&quot;)" office:value-type="string" office:string-value="insert into babynames_app_nameinfo (id, firstName_id, country_id, gender_id,meaning) values(107,107,1,1,'&quot;resolute protection&quot; in English (from German)');">
            <text:p>insert into babynames_app_nameinfo (id, firstName_id, country_id, gender_id,meaning) values(107,107,1,1,'"resolute protection" in English (from German)');</text:p>
          </table:table-cell>
          <table:table-cell table:number-columns-repeated="241"/>
        </table:table-row>
        <table:table-row table:style-name="ro2">
          <table:table-cell table:formula="of:=[.A109]+1" office:value-type="float" office:value="108">
            <text:p>108</text:p>
          </table:table-cell>
          <table:table-cell office:value-type="string">
            <text:p>Zo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Zor</text:p>
          </table:table-cell>
          <table:table-cell office:value-type="string">
            <text:p>"dawn, or bargain" in Arabic or Slavic</text:p>
          </table:table-cell>
          <table:table-cell/>
          <table:table-cell table:style-name="ce5" office:value-type="string">
            <text:p>Close to a bad word in Spanish</text:p>
          </table:table-cell>
          <table:table-cell table:style-name="ce6" office:value-type="string">
            <text:p>none</text:p>
          </table:table-cell>
          <table:table-cell table:style-name="ce5" office:value-type="string">
            <text:p>alternate name - Zorah</text:p>
          </table:table-cell>
          <table:table-cell/>
          <table:table-cell table:formula="of:=CONCATENATE(&quot;Insert into babynames_app_firstname (id, name) values (&quot;;[.A110];&quot;, '&quot;;[.B110];&quot;');&quot;)" office:value-type="string" office:string-value="Insert into babynames_app_firstname (id, name) values (108, 'Zora');">
            <text:p>Insert into babynames_app_firstname (id, name) values (108, 'Zora');</text:p>
          </table:table-cell>
          <table:table-cell table:formula="of:=CONCATENATE(&quot;insert into babynames_app_fullnames (id, first_id, last_id, rank, pros, cons) values (&quot;;[.A110];&quot;,&quot;;[.A110];&quot;,&quot;;1;&quot;,&quot;;0;&quot;,'&quot;;[.G110];&quot;','&quot;;[.H110];&quot;');&quot;)" office:value-type="string" office:string-value="insert into babynames_app_fullnames (id, first_id, last_id, rank, pros, cons) values (108,108,1,0,'','Close to a bad word in Spanish');">
            <text:p>insert into babynames_app_fullnames (id, first_id, last_id, rank, pros, cons) values (108,108,1,0,'','Close to a bad word in Spanish');</text:p>
          </table:table-cell>
          <table:table-cell/>
          <table:table-cell table:formula="of:=CONCATENATE(&quot;insert into babynames_app_nameinfo (id, firstName_id, country_id, gender_id,meaning) values(&quot;;[.A110];&quot;,&quot;;[.A110];&quot;,&quot;;1;&quot;,&quot;;[.D110];&quot;,'&quot;;[.F110];&quot;');&quot;)" office:value-type="string" office:string-value="insert into babynames_app_nameinfo (id, firstName_id, country_id, gender_id,meaning) values(108,108,1,2,'&quot;dawn, or bargain&quot; in Arabic or Slavic');">
            <text:p>insert into babynames_app_nameinfo (id, firstName_id, country_id, gender_id,meaning) values(108,108,1,2,'"dawn, or bargain" in Arabic or Slavic');</text:p>
          </table:table-cell>
          <table:table-cell table:number-columns-repeated="241"/>
        </table:table-row>
        <table:table-row table:style-name="ro2">
          <table:table-cell table:formula="of:=[.A110]+1" office:value-type="float" office:value="109">
            <text:p>109</text:p>
          </table:table-cell>
          <table:table-cell office:value-type="string">
            <text:p>Magdale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aggie, Lena</text:p>
          </table:table-cell>
          <table:table-cell table:style-name="Default"/>
          <table:table-cell table:style-name="ce5" office:value-type="string">
            <text:p>Cool. Fancy. Maggie is a nice (nick)name</text:p>
          </table:table-cell>
          <table:table-cell/>
          <table:table-cell table:style-name="Default"/>
          <table:table-cell table:number-columns-repeated="2"/>
          <table:table-cell table:formula="of:=CONCATENATE(&quot;Insert into babynames_app_firstname (id, name) values (&quot;;[.A111];&quot;, '&quot;;[.B111];&quot;');&quot;)" office:value-type="string" office:string-value="Insert into babynames_app_firstname (id, name) values (109, 'Magdalena');">
            <text:p>Insert into babynames_app_firstname (id, name) values (109, 'Magdalena');</text:p>
          </table:table-cell>
          <table:table-cell table:formula="of:=CONCATENATE(&quot;insert into babynames_app_fullnames (id, first_id, last_id, rank, pros, cons) values (&quot;;[.A111];&quot;,&quot;;[.A111];&quot;,&quot;;1;&quot;,&quot;;0;&quot;,'&quot;;[.G111];&quot;','&quot;;[.H111];&quot;');&quot;)" office:value-type="string" office:string-value="insert into babynames_app_fullnames (id, first_id, last_id, rank, pros, cons) values (109,109,1,0,'Cool. Fancy. Maggie is a nice (nick)name','');">
            <text:p>insert into babynames_app_fullnames (id, first_id, last_id, rank, pros, cons) values (109,109,1,0,'Cool. Fancy. Maggie is a nice (nick)name','');</text:p>
          </table:table-cell>
          <table:table-cell/>
          <table:table-cell table:formula="of:=CONCATENATE(&quot;insert into babynames_app_nameinfo (id, firstName_id, country_id, gender_id,meaning) values(&quot;;[.A111];&quot;,&quot;;[.A111];&quot;,&quot;;1;&quot;,&quot;;[.D111];&quot;,'&quot;;[.F111];&quot;');&quot;)" office:value-type="string" office:string-value="insert into babynames_app_nameinfo (id, firstName_id, country_id, gender_id,meaning) values(109,109,1,2,'');">
            <text:p>insert into babynames_app_nameinfo (id, firstName_id, country_id, gender_id,meaning) values(109,109,1,2,'');</text:p>
          </table:table-cell>
          <table:table-cell table:number-columns-repeated="241"/>
        </table:table-row>
        <table:table-row table:style-name="ro1">
          <table:table-cell table:style-name="Default" table:number-columns-repeated="2"/>
          <table:table-cell office:value-type="string">
            <text:p>Thomas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1"/>
        </table:table-row>
        <table:table-row table:style-name="ro1">
          <table:table-cell table:style-name="Default" table:number-columns-repeated="2"/>
          <table:table-cell office:value-type="string">
            <text:p>Thomas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1"/>
        </table:table-row>
        <table:table-row table:style-name="ro4" table:number-rows-repeated="2"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1"/>
        </table:table-row>
        <table:table-row table:style-name="ro1">
          <table:table-cell table:style-name="Default" table:number-columns-repeated="5"/>
          <table:table-cell office:value-type="string">
            <text:p>babynamewizard.com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1"/>
        </table:table-row>
        <table:table-row table:style-name="ro1">
          <table:table-cell table:style-name="Default" table:number-columns-repeated="5"/>
          <table:table-cell office:value-type="string">
            <text:p>nameberry.com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03T20:45:13</dc:date>
    <meta:editing-duration>P0D</meta:editing-duration>
    <meta:editing-cycles>1</meta:editing-cycles>
    <meta:document-statistic meta:table-count="1" meta:cell-count="1342" meta:object-count="0"/>
    <meta:generator>LibreOffice/3.5$Linux_x86 LibreOffice_project/350m1$Build-2</meta:generator>
  </office:meta>
</office:document-meta>
</file>